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3.025cm"/>
    </style:style>
    <style:style style:name="co5" style:family="table-column">
      <style:table-column-properties fo:break-before="auto" style:column-width="1.42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0.346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33cm"/>
    </style:style>
    <style:style style:name="co10" style:family="table-column">
      <style:table-column-properties fo:break-before="auto" style:column-width="3.845cm"/>
    </style:style>
    <style:style style:name="ro7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9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367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transparent" fo:wrap-option="wrap"/>
      <style:text-properties style:use-window-font-color="true" style:font-name="Arial" fo:font-size="8pt" style:font-size-asian="8pt" style:font-size-complex="8pt"/>
    </style:style>
    <style:style style:name="ce2" style:family="table-cell" style:parent-style-name="Default">
      <style:table-cell-properties fo:wrap-option="wrap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style:font-name="Arial" fo:font-size="8pt" style:font-size-asian="8pt" style:font-size-complex="8pt"/>
    </style:style>
    <style:style style:name="ce4" style:family="table-cell" style:parent-style-name="Default">
      <style:text-properties fo:color="#ff3366" style:font-name="Arial" fo:font-size="8pt" style:font-size-asian="8pt" style:font-size-complex="8pt"/>
    </style:style>
    <style:style style:name="ce5" style:family="table-cell" style:parent-style-name="Default">
      <style:table-cell-properties fo:background-color="#e6e6e6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#e6e6e6"/>
      <style:text-properties fo:color="#000080" style:font-name="Arial" fo:font-size="8pt" style:font-size-asian="8pt" style:font-size-complex="8pt"/>
    </style:style>
    <style:style style:name="ce7" style:family="table-cell" style:parent-style-name="Default">
      <style:table-cell-properties fo:background-color="#e6e6e6"/>
      <style:text-properties fo:color="#800000" style:font-name="Arial" fo:font-size="8pt" style:font-size-asian="8pt" style:font-size-complex="8pt"/>
    </style:style>
    <style:style style:name="ce8" style:family="table-cell" style:parent-style-name="Default">
      <style:table-cell-properties fo:background-color="#e6e6e6"/>
      <style:text-properties fo:color="#cc6633" style:font-name="Arial" fo:font-size="8pt" style:font-size-asian="8pt" style:font-size-complex="8pt"/>
    </style:style>
    <style:style style:name="ce9" style:family="table-cell" style:parent-style-name="Default">
      <style:table-cell-properties fo:background-color="#e6e6e6"/>
      <style:text-properties style:font-name="Arial"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wrap-option="wrap"/>
      <style:text-properties fo:color="#ff3366" style:font-name="Arial" fo:font-size="8pt" style:font-size-asian="8pt" style:font-size-complex="8pt"/>
    </style:style>
    <style:style style:name="ce12" style:family="table-cell" style:parent-style-name="Default">
      <style:table-cell-properties fo:background-color="#e6e6e6" fo:wrap-option="wrap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e6e6e6" fo:wrap-option="wrap"/>
      <style:text-properties fo:color="#000080" style:font-name="Arial" fo:font-size="8pt" style:font-size-asian="8pt" style:font-size-complex="8pt"/>
    </style:style>
    <style:style style:name="ce14" style:family="table-cell" style:parent-style-name="Default">
      <style:table-cell-properties fo:background-color="#e6e6e6" fo:wrap-option="wrap"/>
      <style:text-properties fo:color="#800000" style:font-name="Arial" fo:font-size="8pt" style:font-size-asian="8pt" style:font-size-complex="8pt"/>
    </style:style>
    <style:style style:name="ce15" style:family="table-cell" style:parent-style-name="Default">
      <style:table-cell-properties fo:background-color="#e6e6e6" fo:wrap-option="wrap"/>
      <style:text-properties fo:color="#cc6633" style:font-name="Arial" fo:font-size="8pt" style:font-size-asian="8pt" style:font-size-complex="8pt"/>
    </style:style>
    <style:style style:name="ce16" style:family="table-cell" style:parent-style-name="Default">
      <style:table-cell-properties fo:background-color="#e6e6e6" fo:wrap-option="wrap"/>
      <style:text-properties style:font-name="Arial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ext-properties fo:color="#808080" style:font-name="Arial" fo:font-size="8pt" style:font-size-asian="8pt" style:font-size-complex="8pt"/>
    </style:style>
    <style:style style:name="ce18" style:family="table-cell" style:parent-style-name="Default">
      <style:table-cell-properties fo:background-color="#e6e6e6"/>
      <style:text-properties fo:color="#808080" style:font-name="Arial" fo:font-size="8pt" style:font-size-asian="8pt" style:font-size-complex="8pt"/>
    </style:style>
    <style:style style:name="ce19" style:family="table-cell" style:parent-style-name="Default">
      <style:table-cell-properties fo:background-color="#e6e6e6" fo:wrap-option="wrap"/>
      <style:text-properties fo:color="#808080" style:font-name="Arial" fo:font-size="8pt" style:font-size-asian="8pt" style:font-size-complex="8pt"/>
    </style:style>
    <style:style style:name="ce20" style:family="table-cell" style:parent-style-name="Default">
      <style:table-cell-properties fo:background-color="#e6e6e6"/>
      <style:text-properties fo:color="#808080" style:font-name="Arial" fo:font-size="8pt" fo:font-style="italic" style:font-size-asian="8pt" style:font-style-asian="italic" style:font-size-complex="8pt" style:font-style-complex="italic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ext-properties style:use-window-font-color="true" style:font-name="Arial" fo:font-size="8pt" fo:font-style="normal" style:font-size-asian="8pt" style:font-style-asian="normal" style:font-size-complex="8pt" style:font-style-complex="normal"/>
    </style:style>
    <style:style style:name="ce23" style:family="table-cell" style:parent-style-name="Default">
      <style:text-properties style:font-name="Arial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 style:data-style-name="N114">
      <style:text-properties style:font-name="Arial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 style:data-style-name="N114">
      <style:text-properties fo:color="#ff3366" style:font-name="Arial" fo:font-size="8pt" fo:font-style="italic" style:font-size-asian="8pt" style:font-style-asian="italic" style:font-size-complex="8pt" style:font-style-complex="italic"/>
    </style:style>
    <style:style style:name="ce26" style:family="table-cell" style:parent-style-name="Default" style:data-style-name="N114">
      <style:table-cell-properties fo:background-color="#e6e6e6"/>
      <style:text-properties style:font-name="Arial" fo:font-size="8pt" fo:font-style="italic" style:font-size-asian="8pt" style:font-style-asian="italic" style:font-size-complex="8pt" style:font-style-complex="italic"/>
    </style:style>
    <style:style style:name="ce27" style:family="table-cell" style:parent-style-name="Default" style:data-style-name="N114">
      <style:table-cell-properties fo:background-color="#e6e6e6"/>
      <style:text-properties fo:color="#000080" style:font-name="Arial"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 style:data-style-name="N114">
      <style:table-cell-properties fo:background-color="#e6e6e6"/>
      <style:text-properties fo:color="#800000" style:font-name="Arial" fo:font-size="8pt" fo:font-style="italic" style:font-size-asian="8pt" style:font-style-asian="italic" style:font-size-complex="8pt" style:font-style-complex="italic"/>
    </style:style>
    <style:style style:name="ce29" style:family="table-cell" style:parent-style-name="Default" style:data-style-name="N114">
      <style:table-cell-properties fo:background-color="#e6e6e6"/>
      <style:text-properties fo:color="#cc6633" style:font-name="Arial"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>
      <style:table-cell-properties fo:background-color="#e6e6e6"/>
      <style:text-properties style:font-name="Arial" fo:font-size="8pt" fo:font-style="italic" style:font-name-asian="AR PL UMing HK" style:font-size-asian="8pt" style:font-style-asian="italic" style:font-name-complex="Lohit Hindi" style:font-size-complex="8pt" style:font-style-complex="italic"/>
    </style:style>
    <style:style style:name="ce31" style:family="table-cell" style:parent-style-name="Default" style:data-style-name="N1">
      <style:text-properties style:font-name="Arial" fo:font-size="8pt" fo:font-style="italic" style:font-size-asian="8pt" style:font-style-asian="italic" style:font-size-complex="8pt" style:font-style-complex="italic"/>
    </style:style>
    <style:style style:name="ce32" style:family="table-cell" style:parent-style-name="Default">
      <style:text-properties fo:color="#ff3366" style:font-name="Arial" fo:font-size="8pt" fo:font-style="italic" style:font-size-asian="8pt" style:font-style-asian="italic" style:font-size-complex="8pt" style:font-style-complex="italic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font-name="Arial" fo:font-size="8pt" fo:font-style="italic" style:font-size-asian="8pt" style:font-style-asian="italic" style:font-size-complex="8pt" style:font-style-complex="italic"/>
    </style:style>
    <style:style style:name="ce34" style:family="table-cell" style:parent-style-name="Default">
      <style:table-cell-properties fo:wrap-option="wrap"/>
      <style:text-properties fo:color="#000000"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5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36" style:family="table-cell" style:parent-style-name="Default" style:data-style-name="N1">
      <style:text-properties style:font-name="Arial" fo:font-size="8pt" fo:font-style="normal" style:font-size-asian="8pt" style:font-style-asian="normal" style:font-size-complex="8pt" style:font-style-complex="normal"/>
    </style:style>
    <style:style style:name="ce37" style:family="table-cell" style:parent-style-name="Default" style:data-style-name="N1">
      <style:table-cell-properties fo:background-color="transparent" fo:wrap-option="wrap"/>
      <style:text-properties style:use-window-font-color="true" style:font-name="Arial" fo:font-size="8pt" style:font-size-asian="8pt" style:font-size-complex="8pt"/>
    </style:style>
    <style:style style:name="ce38" style:family="table-cell" style:parent-style-name="Default" style:data-style-name="N1">
      <style:table-cell-properties fo:wrap-option="wrap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 style:data-style-name="N1">
      <style:text-properties fo:color="#ff3366" style:font-name="Arial" fo:font-size="8pt" fo:font-style="normal" style:font-size-asian="8pt" style:font-style-asian="normal" style:font-size-complex="8pt" style:font-style-complex="normal"/>
    </style:style>
    <style:style style:name="ce40" style:family="table-cell" style:parent-style-name="Default" style:data-style-name="N1">
      <style:table-cell-properties fo:background-color="#e6e6e6"/>
      <style:text-properties style:font-name="Arial" fo:font-size="8pt" fo:font-style="normal" style:font-size-asian="8pt" style:font-style-asian="normal" style:font-size-complex="8pt" style:font-style-complex="normal"/>
    </style:style>
    <style:style style:name="ce41" style:family="table-cell" style:parent-style-name="Default" style:data-style-name="N1">
      <style:table-cell-properties fo:background-color="transparent" fo:wrap-option="wrap"/>
      <style:text-properties style:use-window-font-color="true" style:font-name="Arial" fo:font-size="8pt" fo:font-style="normal" style:font-size-asian="8pt" style:font-style-asian="normal" style:font-size-complex="8pt" style:font-style-complex="normal"/>
    </style:style>
    <style:style style:name="ce42" style:family="table-cell" style:parent-style-name="Default" style:data-style-name="N1">
      <style:table-cell-properties fo:wrap-option="wrap"/>
      <style:text-properties style:use-window-font-color="true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1">
      <style:text-properties style:use-window-font-color="true" style:font-name="Arial" fo:font-size="8pt" fo:font-style="normal" style:font-size-asian="8pt" style:font-style-asian="normal" style:font-size-complex="8pt" style:font-style-complex="normal"/>
    </style:style>
    <style:style style:name="ce44" style:family="table-cell" style:parent-style-name="Default" style:data-style-name="N1">
      <style:table-cell-properties fo:background-color="#e6e6e6"/>
      <style:text-properties style:use-window-font-color="true" style:font-name="Arial" fo:font-size="8pt" fo:font-style="normal" style:font-size-asian="8pt" style:font-style-asian="normal" style:font-size-complex="8pt" style:font-style-complex="normal"/>
    </style:style>
    <style:style style:name="ce45" style:family="table-cell" style:parent-style-name="Default">
      <style:table-cell-properties fo:background-color="transparent" fo:wrap-option="wrap"/>
      <style:text-properties style:use-window-font-color="true" style:font-name="Arial" fo:font-size="8pt" fo:font-style="normal" style:font-size-asian="8pt" style:font-style-asian="normal" style:font-size-complex="8pt" style:font-style-complex="normal"/>
    </style:style>
    <style:style style:name="ce46" style:family="table-cell" style:parent-style-name="Default">
      <style:table-cell-properties fo:wrap-option="wrap"/>
      <style:text-properties style:use-window-font-color="true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114">
      <style:text-properties style:use-window-font-color="true" style:font-name="Arial" fo:font-size="8pt" fo:font-style="normal" style:font-size-asian="8pt" style:font-style-asian="normal" style:font-size-complex="8pt" style:font-style-complex="normal"/>
    </style:style>
    <style:style style:name="ce48" style:family="table-cell" style:parent-style-name="Default">
      <style:text-properties fo:color="#ff3366" style:font-name="Arial" fo:font-size="8pt" fo:font-style="normal" style:font-size-asian="8pt" style:font-style-asian="normal" style:font-size-complex="8pt" style:font-style-complex="normal"/>
    </style:style>
    <style:style style:name="ce49" style:family="table-cell" style:parent-style-name="Default">
      <style:table-cell-properties fo:background-color="#e6e6e6"/>
      <style:text-properties style:use-window-font-color="true" style:font-name="Arial" fo:font-size="8pt" fo:font-style="normal" style:font-size-asian="8pt" style:font-style-asian="normal" style:font-size-complex="8pt" style:font-style-complex="normal"/>
    </style:style>
    <style:style style:name="ce50" style:family="table-cell" style:parent-style-name="Default" style:data-style-name="N114">
      <style:table-cell-properties fo:background-color="#e6e6e6"/>
      <style:text-properties style:use-window-font-color="true" style:font-name="Arial" fo:font-size="8pt" fo:font-style="normal" style:font-size-asian="8pt" style:font-style-asian="normal" style:font-size-complex="8pt" style:font-style-complex="normal"/>
    </style:style>
    <style:style style:name="ce51" style:family="table-cell" style:parent-style-name="Default">
      <style:text-properties style:use-window-font-color="true" style:font-name="Arial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ext-properties fo:color="#000080" style:font-name="Arial" fo:font-size="8pt" style:font-size-asian="8pt" style:font-size-complex="8pt"/>
    </style:style>
    <style:style style:name="ce53" style:family="table-cell" style:parent-style-name="Default">
      <style:text-properties fo:color="#800000" style:font-name="Arial" fo:font-size="8pt" style:font-size-asian="8pt" style:font-size-complex="8pt"/>
    </style:style>
    <style:style style:name="ce54" style:family="table-cell" style:parent-style-name="Default">
      <style:text-properties fo:color="#cc6633" style:font-name="Arial" fo:font-size="8pt" style:font-size-asian="8pt" style:font-size-complex="8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Arial" style:font-name-asian="AR PL UMing HK" style:font-name-complex="Lohit Hindi"/>
    </style:style>
    <style:style style:name="ce57" style:family="table-cell" style:parent-style-name="Default" style:data-style-name="N115"/>
    <style:style style:name="ce58" style:family="table-cell" style:parent-style-name="Default" style:data-style-name="N2">
      <style:table-cell-properties fo:wrap-option="wrap"/>
    </style:style>
    <style:style style:name="ce59" style:family="table-cell" style:parent-style-name="Default" style:data-style-name="N2">
      <style:text-properties style:use-window-font-color="true"/>
    </style:style>
    <style:style style:name="ce60" style:family="table-cell" style:parent-style-name="Default" style:data-style-name="N2"/>
    <style:style style:name="ce61" style:family="table-cell" style:parent-style-name="Default" style:data-style-name="N115">
      <style:text-properties fo:color="#00ae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orpusNumbers" table:style-name="ta1" table:print="false">
        <office:forms form:automatic-focus="false" form:apply-design-mode="false"/>
        <table:table-column table:style-name="co2" table:default-cell-style-name="ce3"/>
        <table:table-column table:style-name="co4" table:default-cell-style-name="ce10"/>
        <table:table-column table:style-name="co3" table:number-columns-repeated="2" table:default-cell-style-name="ce17"/>
        <table:table-column table:style-name="co3" table:number-columns-repeated="2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3" table:default-cell-style-name="ce3"/>
        <table:table-column table:style-name="co5" table:default-cell-style-name="ce23"/>
        <table:table-column table:style-name="co7" table:default-cell-style-name="ce23"/>
        <table:table-column table:style-name="co3" table:default-cell-style-name="ce23"/>
        <table:table-column table:style-name="co8" table:default-cell-style-name="ce23"/>
        <table:table-column table:style-name="co7" table:number-columns-repeated="2" table:default-cell-style-name="ce23"/>
        <table:table-column table:style-name="co3" table:default-cell-style-name="ce3"/>
        <table:table-column table:style-name="co9" table:default-cell-style-name="ce23"/>
        <table:table-column table:style-name="co7" table:number-columns-repeated="2" table:default-cell-style-name="ce23"/>
        <table:table-column table:style-name="co3" table:default-cell-style-name="ce23"/>
        <table:table-column table:style-name="co8" table:default-cell-style-name="ce23"/>
        <table:table-column table:style-name="co7" table:number-columns-repeated="2" table:default-cell-style-name="ce23"/>
        <table:table-column table:style-name="co3" table:default-cell-style-name="ce3"/>
        <table:table-column table:style-name="co8" table:default-cell-style-name="ce23"/>
        <table:table-column table:style-name="co7" table:number-columns-repeated="2" table:default-cell-style-name="ce23"/>
        <table:table-column table:style-name="co3" table:default-cell-style-name="ce3"/>
        <table:table-column table:style-name="co9" table:default-cell-style-name="ce23"/>
        <table:table-column table:style-name="co7" table:number-columns-repeated="2" table:default-cell-style-name="ce23"/>
        <table:table-column table:style-name="co3" table:default-cell-style-name="ce36"/>
        <table:table-column table:style-name="co9" table:default-cell-style-name="ce23"/>
        <table:table-column table:style-name="co7" table:number-columns-repeated="2" table:default-cell-style-name="ce23"/>
        <table:table-column table:style-name="co3" table:default-cell-style-name="ce43"/>
        <table:table-column table:style-name="co9" table:default-cell-style-name="ce23"/>
        <table:table-column table:style-name="co7" table:default-cell-style-name="ce22"/>
        <table:table-column table:style-name="co3" table:default-cell-style-name="ce43"/>
        <table:table-column table:style-name="co9" table:default-cell-style-name="ce23"/>
        <table:table-column table:style-name="co7" table:default-cell-style-name="ce22"/>
        <table:table-column table:style-name="co3" table:default-cell-style-name="ce22"/>
        <table:table-column table:style-name="co9" table:default-cell-style-name="ce23"/>
        <table:table-column table:style-name="co7" table:default-cell-style-name="ce22"/>
        <table:table-column table:style-name="co3" table:default-cell-style-name="ce22"/>
        <table:table-column table:style-name="co9" table:default-cell-style-name="ce23"/>
        <table:table-column table:style-name="co7" table:default-cell-style-name="ce22"/>
        <table:table-column table:style-name="co3" table:default-cell-style-name="ce22"/>
        <table:table-column table:style-name="co9" table:default-cell-style-name="ce22"/>
        <table:table-column table:style-name="co7" table:number-columns-repeated="2" table:default-cell-style-name="ce22"/>
        <table:table-column table:style-name="co3" table:default-cell-style-name="ce22"/>
        <table:table-column table:style-name="co9" table:default-cell-style-name="ce23"/>
        <table:table-column table:style-name="co7" table:default-cell-style-name="ce23"/>
        <table:table-column table:style-name="co7" table:default-cell-style-name="ce22"/>
        <table:table-column table:style-name="co3" table:default-cell-style-name="ce22"/>
        <table:table-column table:style-name="co9" table:default-cell-style-name="ce23"/>
        <table:table-column table:style-name="co7" table:default-cell-style-name="ce23"/>
        <table:table-column table:style-name="co7" table:default-cell-style-name="ce22"/>
        <table:table-column table:style-name="co3" table:number-columns-repeated="964" table:default-cell-style-name="ce3"/>
        <table:table-row table:style-name="ro2">
          <table:table-cell table:style-name="ce1" table:number-columns-repeated="5"/>
          <table:table-cell table:style-name="ce1" office:value-type="string">
            <text:p>US Domain</text:p>
          </table:table-cell>
          <table:table-cell table:style-name="ce1" table:number-columns-repeated="3"/>
          <table:table-cell table:style-name="ce1" office:value-type="string">
            <text:p>UK Domain</text:p>
          </table:table-cell>
          <table:table-cell table:style-name="ce1" table:number-columns-repeated="2"/>
          <table:table-cell table:style-name="ce33" office:value-type="string">
            <text:p>Manual HibEn</text:p>
          </table:table-cell>
          <table:table-cell table:style-name="ce33" table:number-columns-repeated="3"/>
          <table:table-cell table:style-name="ce1" office:value-type="string">
            <text:p>3 En Seeds, IE Domain</text:p>
          </table:table-cell>
          <table:table-cell table:style-name="ce1" table:number-columns-repeated="3"/>
          <table:table-cell table:style-name="ce1" office:value-type="string">
            <text:p>3 En Seeds, IE Domain – AmEn</text:p>
          </table:table-cell>
          <table:table-cell table:style-name="ce1" table:number-columns-repeated="3"/>
          <table:table-cell table:style-name="ce1" office:value-type="string">
            <text:p>3 Irish Seeds</text:p>
          </table:table-cell>
          <table:table-cell table:style-name="ce1" table:number-columns-repeated="3"/>
          <table:table-cell table:style-name="ce1" office:value-type="string">
            <text:p>3 Irish Seeds, IE only</text:p>
          </table:table-cell>
          <table:table-cell table:style-name="ce1" table:number-columns-repeated="3"/>
          <table:table-cell table:style-name="ce37" office:value-type="string">
            <text:p>3 Irish Seeds – AmEn</text:p>
          </table:table-cell>
          <table:table-cell table:style-name="ce1" table:number-columns-repeated="3"/>
          <table:table-cell table:style-name="ce41" office:value-type="string">
            <text:p>ICE Writ. North</text:p>
          </table:table-cell>
          <table:table-cell table:style-name="ce1"/>
          <table:table-cell table:style-name="ce45"/>
          <table:table-cell table:style-name="ce41" office:value-type="string">
            <text:p>ICE Writ. South</text:p>
          </table:table-cell>
          <table:table-cell table:style-name="ce1"/>
          <table:table-cell table:style-name="ce45"/>
          <table:table-cell table:style-name="ce41" office:value-type="string">
            <text:p>ICE Spok. North</text:p>
          </table:table-cell>
          <table:table-cell table:style-name="ce1"/>
          <table:table-cell table:style-name="ce45"/>
          <table:table-cell table:style-name="ce41" office:value-type="string">
            <text:p>ICE Spok. South</text:p>
          </table:table-cell>
          <table:table-cell table:style-name="ce1"/>
          <table:table-cell table:style-name="ce45"/>
          <table:table-cell table:style-name="ce45" office:value-type="string">
            <text:p>ICE in CQP</text:p>
          </table:table-cell>
          <table:table-cell table:style-name="ce45" table:number-columns-repeated="3"/>
          <table:table-cell table:style-name="ce41" office:value-type="string">
            <text:p>2 Irish Seeds</text:p>
          </table:table-cell>
          <table:table-cell table:style-name="ce1" table:number-columns-repeated="2"/>
          <table:table-cell table:style-name="ce45"/>
          <table:table-cell table:style-name="ce41" office:value-type="string">
            <text:p>2 Irish Seeds, IE Domain</text:p>
          </table:table-cell>
          <table:table-cell table:style-name="ce1" table:number-columns-repeated="2"/>
          <table:table-cell table:style-name="ce45"/>
          <table:table-cell table:style-name="ce1" table:number-columns-repeated="964"/>
        </table:table-row>
        <table:table-row table:style-name="ro3">
          <table:table-cell table:style-name="ce2"/>
          <table:table-cell table:style-name="ce2" office:value-type="string">
            <text:p>query</text:p>
          </table:table-cell>
          <table:table-cell table:style-name="ce2" office:value-type="string">
            <text:p>q1</text:p>
          </table:table-cell>
          <table:table-cell table:style-name="ce2" office:value-type="string">
            <text:p>q2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IEWACISH-UKWACSEEDS-USDOM</text:p>
          </table:table-cell>
          <table:table-cell table:style-name="ce2" table:number-columns-repeated="3"/>
          <table:table-cell table:style-name="ce2" office:value-type="string">
            <text:p>UKWAC</text:p>
          </table:table-cell>
          <table:table-cell table:style-name="ce2" table:number-columns-repeated="2"/>
          <table:table-cell table:style-name="ce34" office:value-type="string">
            <text:p>ICE-IE</text:p>
          </table:table-cell>
          <table:table-cell table:style-name="ce34" office:value-type="string">
            <text:p>NOTE: they use slightly different criteria for defiing each class of sentence! So numberaren't exactly comparable!</text:p>
          </table:table-cell>
          <table:table-cell table:style-name="ce34" table:number-columns-repeated="2"/>
          <table:table-cell table:style-name="ce2" office:value-type="string">
            <text:p>IEWACISH-UKWACSEEDS-IEDOM </text:p>
          </table:table-cell>
          <table:table-cell table:style-name="ce2" table:number-columns-repeated="3"/>
          <table:table-cell table:style-name="ce2" office:value-type="string">
            <text:p>IEWACISH-UKWACSEEDS-IEDOM-EN_GB</text:p>
          </table:table-cell>
          <table:table-cell table:style-name="ce2" table:number-columns-repeated="3"/>
          <table:table-cell table:style-name="ce2" office:value-type="string">
            <text:p>IEWACISH-IESEEDS-ALLDOM</text:p>
          </table:table-cell>
          <table:table-cell table:style-name="ce2" table:number-columns-repeated="3"/>
          <table:table-cell table:style-name="ce2" office:value-type="string">
            <text:p>IEWACISH-IESEEDS-ALLDOM-IEPART </text:p>
          </table:table-cell>
          <table:table-cell table:style-name="ce2" table:number-columns-repeated="3"/>
          <table:table-cell table:style-name="ce38" office:value-type="string">
            <text:p>IEWACISH-IESEEDS-ALLDOM-EN_GB-LG0</text:p>
          </table:table-cell>
          <table:table-cell table:style-name="ce2" table:number-columns-repeated="3"/>
          <table:table-cell table:style-name="ce42" office:value-type="string">
            <text:p>ICE-IRELAND-WRITTEN-N</text:p>
          </table:table-cell>
          <table:table-cell table:style-name="ce2"/>
          <table:table-cell table:style-name="ce46"/>
          <table:table-cell table:style-name="ce46" office:value-type="string">
            <text:p>ICE-IRELAND-WRITTEN-S</text:p>
          </table:table-cell>
          <table:table-cell table:style-name="ce2"/>
          <table:table-cell table:style-name="ce46"/>
          <table:table-cell table:style-name="ce46" office:value-type="string">
            <text:p>ICE-IRELAND-SPOKEN-N</text:p>
          </table:table-cell>
          <table:table-cell table:style-name="ce2"/>
          <table:table-cell table:style-name="ce46"/>
          <table:table-cell table:style-name="ce46" office:value-type="string">
            <text:p>ICE-IRELAND-SPOKEN-S</text:p>
          </table:table-cell>
          <table:table-cell table:style-name="ce2"/>
          <table:table-cell table:style-name="ce46"/>
          <table:table-cell table:style-name="ce46" office:value-type="string">
            <text:p>(added all four ICE parts)</text:p>
          </table:table-cell>
          <table:table-cell table:style-name="ce46" table:number-columns-repeated="3"/>
          <table:table-cell table:style-name="ce46" office:value-type="string">
            <text:p>IEWACISH-IESEEDS_2N-ALLDOM</text:p>
          </table:table-cell>
          <table:table-cell table:style-name="ce2" table:number-columns-repeated="2"/>
          <table:table-cell table:style-name="ce46"/>
          <table:table-cell table:style-name="ce46" office:value-type="string">
            <text:p>IEWACISH-IESEEDS_2N-IEDOM</text:p>
          </table:table-cell>
          <table:table-cell table:style-name="ce2" table:number-columns-repeated="2"/>
          <table:table-cell table:style-name="ce46"/>
          <table:table-cell table:style-name="ce2" table:number-columns-repeated="964"/>
        </table:table-row>
        <table:table-row table:style-name="ro4">
          <table:table-cell office:value-type="string">
            <text:p>size in tokens</text:p>
          </table:table-cell>
          <table:table-cell table:number-columns-repeated="4"/>
          <table:table-cell office:value-type="float" office:value="74682412">
            <text:p>74682412</text:p>
          </table:table-cell>
          <table:table-cell table:style-name="ce23" office:value-type="string">
            <text:p>per million</text:p>
          </table:table-cell>
          <table:table-cell table:style-name="ce23" table:number-columns-repeated="2"/>
          <table:table-cell office:value-type="float" office:value="2119891296">
            <text:p>2119891296</text:p>
          </table:table-cell>
          <table:table-cell office:value-type="string">
            <text:p>per million</text:p>
          </table:table-cell>
          <table:table-cell/>
          <table:table-cell office:value-type="float" office:value="1067773">
            <text:p>1067773</text:p>
          </table:table-cell>
          <table:table-cell office:value-type="string">
            <text:p>per million</text:p>
          </table:table-cell>
          <table:table-cell table:number-columns-repeated="2"/>
          <table:table-cell office:value-type="float" office:value="17785198">
            <text:p>17785198</text:p>
          </table:table-cell>
          <table:table-cell office:value-type="string">
            <text:p>per million</text:p>
          </table:table-cell>
          <table:table-cell table:number-columns-repeated="2"/>
          <table:table-cell table:style-name="ce35" office:value-type="float" office:value="15048627">
            <text:p>15048627</text:p>
          </table:table-cell>
          <table:table-cell office:value-type="string">
            <text:p>per million</text:p>
          </table:table-cell>
          <table:table-cell table:number-columns-repeated="2"/>
          <table:table-cell office:value-type="float" office:value="25233624">
            <text:p>25233624</text:p>
          </table:table-cell>
          <table:table-cell office:value-type="string">
            <text:p>per million</text:p>
          </table:table-cell>
          <table:table-cell table:number-columns-repeated="2"/>
          <table:table-cell office:value-type="float" office:value="2602335">
            <text:p>2602335</text:p>
          </table:table-cell>
          <table:table-cell office:value-type="string">
            <text:p>per million</text:p>
          </table:table-cell>
          <table:table-cell table:number-columns-repeated="2"/>
          <table:table-cell office:value-type="float" office:value="17343981">
            <text:p>17343981</text:p>
          </table:table-cell>
          <table:table-cell office:value-type="string">
            <text:p>per million</text:p>
          </table:table-cell>
          <table:table-cell table:number-columns-repeated="2"/>
          <table:table-cell office:value-type="float" office:value="247409">
            <text:p>247409</text:p>
          </table:table-cell>
          <table:table-cell office:value-type="string">
            <text:p>per million</text:p>
          </table:table-cell>
          <table:table-cell/>
          <table:table-cell office:value-type="float" office:value="235100">
            <text:p>235100</text:p>
          </table:table-cell>
          <table:table-cell office:value-type="string">
            <text:p>per million</text:p>
          </table:table-cell>
          <table:table-cell/>
          <table:table-cell office:value-type="float" office:value="296681">
            <text:p>296681</text:p>
          </table:table-cell>
          <table:table-cell office:value-type="string">
            <text:p>per million</text:p>
          </table:table-cell>
          <table:table-cell/>
          <table:table-cell office:value-type="float" office:value="288583">
            <text:p>288583</text:p>
          </table:table-cell>
          <table:table-cell office:value-type="string">
            <text:p>per million</text:p>
          </table:table-cell>
          <table:table-cell/>
          <table:table-cell table:style-name="ce43" table:formula="of:=SUM([.AK3];[.AN3];[.AQ3];[.AT3])" office:value-type="float" office:value="1067773">
            <text:p>1067773</text:p>
          </table:table-cell>
          <table:table-cell table:style-name="ce23" office:value-type="string">
            <text:p>per million</text:p>
          </table:table-cell>
          <table:table-cell table:style-name="ce23"/>
          <table:table-cell/>
          <table:table-cell office:value-type="float" office:value="18430143">
            <text:p>18430143</text:p>
          </table:table-cell>
          <table:table-cell office:value-type="string">
            <text:p>per million</text:p>
          </table:table-cell>
          <table:table-cell table:number-columns-repeated="2"/>
          <table:table-cell office:value-type="float" office:value="6380059">
            <text:p>6380059</text:p>
          </table:table-cell>
          <table:table-cell office:value-type="string">
            <text:p>per million</text:p>
          </table:table-cell>
          <table:table-cell table:number-columns-repeated="966"/>
        </table:table-row>
        <table:table-row table:style-name="ro4">
          <table:table-cell office:value-type="string">
            <text:p>After construction</text:p>
          </table:table-cell>
          <table:table-cell office:value-type="string">
            <text:p>[pos="PP" &amp; word!="it" %c <text:s/>&amp; word!="that" %c <text:s/>&amp; word!="this" %c] [pos="RB.*"]* [lemma="be"] [pos="RB.*"]* [word="after"] [pos="RB.*"]* [pos="V[VH]G"]; size Last;</text:p>
          </table:table-cell>
          <table:table-cell office:value-type="string">
            <text:p>[pos="PP" &amp; (word="i" %c | word="you" %c | word="he" %c | word="she" %c | word="we" %c | word="they" %c)] [pos="RB.*"]* [lemma="be"] [pos="RB.*"]* [word="after"] [pos="RB.*"]* [pos="V[VH]G"]; size Last;</text:p>
          </table:table-cell>
          <table:table-cell office:value-type="string">
            <text:p>[lemma="be"] [pos="RB.*"]* [word="after"] [pos="RB.*"]* [pos="V[VH]G"]; size Last;</text:p>
          </table:table-cell>
          <table:table-cell office:value-type="string">
            <text:p>have to check by hand that all are genuine article. IE ones are from descriptions of language! Put modal and not back in too? Or N. in place of PP?</text:p>
          </table:table-cell>
          <table:table-cell office:value-type="float" office:value="1">
            <text:p>1</text:p>
          </table:table-cell>
          <table:table-cell table:style-name="ce24" table:formula="of:=[.F4]/[.F$3]*1000000" office:value-type="float" office:value="0.0133900335195387">
            <text:p>0.013</text:p>
          </table:table-cell>
          <table:table-cell table:style-name="ce31" office:value-type="float" office:value="2">
            <text:p>2</text:p>
          </table:table-cell>
          <table:table-cell table:style-name="ce24" office:value-type="string">
            <text:p>Was 3; two are CLAUSE ADVERBIAL</text:p>
          </table:table-cell>
          <table:table-cell office:value-type="float" office:value="106">
            <text:p>106</text:p>
          </table:table-cell>
          <table:table-cell table:style-name="ce24" table:formula="of:=[.J4]/[.J$3]*1000000" office:value-type="float" office:value="0.0500025639050504">
            <text:p>0.050</text:p>
          </table:table-cell>
          <table:table-cell table:style-name="ce24"/>
          <table:table-cell office:value-type="float" office:value="7">
            <text:p>7</text:p>
          </table:table-cell>
          <table:table-cell table:style-name="ce24" table:formula="of:=[.M4]/[.M$3]*1000000" office:value-type="float" office:value="6.55570050937793">
            <text:p>6.556</text:p>
          </table:table-cell>
          <table:table-cell table:style-name="ce24"/>
          <table:table-cell office:value-type="float" office:value="713369">
            <text:p>713369</text:p>
          </table:table-cell>
          <table:table-cell office:value-type="float" office:value="11">
            <text:p>11</text:p>
          </table:table-cell>
          <table:table-cell table:style-name="ce24" table:formula="of:=[.Q4]/[.Q$3]*1000000" office:value-type="float" office:value="0.618491849233278">
            <text:p>0.618</text:p>
          </table:table-cell>
          <table:table-cell table:style-name="ce24" office:value-type="float" office:value="1">
            <text:p>1.000</text:p>
          </table:table-cell>
          <table:table-cell table:style-name="ce24" office:value-type="string">
            <text:p>Was 12, false pos was “one [thing] was after ..”</text:p>
          </table:table-cell>
          <table:table-cell table:style-name="ce36" office:value-type="float" office:value="7">
            <text:p>7</text:p>
          </table:table-cell>
          <table:table-cell table:style-name="ce24" table:formula="of:=[.U4]/[.U$3]*1000000" office:value-type="float" office:value="0.465158715143913">
            <text:p>0.465</text:p>
          </table:table-cell>
          <table:table-cell table:style-name="ce24" office:value-type="float" office:value="1">
            <text:p>1.000</text:p>
          </table:table-cell>
          <table:table-cell table:style-name="ce24" office:value-type="string">
            <text:p>Was 8</text:p>
          </table:table-cell>
          <table:table-cell office:value-type="float" office:value="26">
            <text:p>26</text:p>
          </table:table-cell>
          <table:table-cell table:style-name="ce24" table:formula="of:=[.Y4]/[.Y$3]*1000000" office:value-type="float" office:value="1.03037122214391">
            <text:p>1.030</text:p>
          </table:table-cell>
          <table:table-cell table:style-name="ce24" office:value-type="float" office:value="50">
            <text:p>50.000</text:p>
          </table:table-cell>
          <table:table-cell table:style-name="ce24" office:value-type="string">
            <text:p>Was 76. Of 26 goood ones, 12 seem to be from a theatre script. Remainders are 4 duplications of good ones, and 46 linguistic examples, which include many duplications</text:p>
          </table:table-cell>
          <table:table-cell office:value-type="float" office:value="2">
            <text:p>2</text:p>
          </table:table-cell>
          <table:table-cell table:style-name="ce24" table:formula="of:=[.AC4]/[.AC$3]*1000000" office:value-type="float" office:value="0.768540560688766">
            <text:p>0.769</text:p>
          </table:table-cell>
          <table:table-cell table:style-name="ce24" office:value-type="float" office:value="1">
            <text:p>1.000</text:p>
          </table:table-cell>
          <table:table-cell table:style-name="ce24" office:value-type="string">
            <text:p>Was 3, linguists</text:p>
          </table:table-cell>
          <table:table-cell office:value-type="float" office:value="11">
            <text:p>11</text:p>
          </table:table-cell>
          <table:table-cell table:style-name="ce24" table:formula="of:=[.AG4]/[.AG$3]*1000000" office:value-type="float" office:value="0.6342257870324">
            <text:p>0.634</text:p>
          </table:table-cell>
          <table:table-cell table:style-name="ce24" office:value-type="float" office:value="47">
            <text:p>47.000</text:p>
          </table:table-cell>
          <table:table-cell table:style-name="ce24" office:value-type="string">
            <text:p>Was 58, actually filtering seemed to remove a lot of the theatre script ones, strangely. Of those left, 1 is script</text:p>
          </table:table-cell>
          <table:table-cell office:value-type="float" office:value="0">
            <text:p>0</text:p>
          </table:table-cell>
          <table:table-cell table:style-name="ce24" table:formula="of:=[.AK4]/[.AK$3]*1000000" office:value-type="float" office:value="0">
            <text:p>0.000</text:p>
          </table:table-cell>
          <table:table-cell table:style-name="ce47"/>
          <table:table-cell office:value-type="float" office:value="0">
            <text:p>0</text:p>
          </table:table-cell>
          <table:table-cell table:style-name="ce24" table:formula="of:=[.AN4]/[.AN$3]*1000000" office:value-type="float" office:value="0">
            <text:p>0.000</text:p>
          </table:table-cell>
          <table:table-cell table:style-name="ce47"/>
          <table:table-cell table:style-name="ce43" office:value-type="float" office:value="0">
            <text:p>0</text:p>
          </table:table-cell>
          <table:table-cell table:style-name="ce24" table:formula="of:=[.AQ4]/[.AQ$3]*1000000" office:value-type="float" office:value="0">
            <text:p>0.000</text:p>
          </table:table-cell>
          <table:table-cell table:style-name="ce47"/>
          <table:table-cell table:style-name="ce43" office:value-type="float" office:value="3">
            <text:p>3</text:p>
          </table:table-cell>
          <table:table-cell table:style-name="ce24" table:formula="of:=[.AT4]/[.AT$3]*1000000" office:value-type="float" office:value="10.3956227497808">
            <text:p>10.396</text:p>
          </table:table-cell>
          <table:table-cell table:style-name="ce47" office:value-type="string">
            <text:p>all fine</text:p>
          </table:table-cell>
          <table:table-cell table:style-name="ce43" table:formula="of:=SUM([.AK4];[.AN4];[.AQ4];[.AT4])" office:value-type="float" office:value="3">
            <text:p>3</text:p>
          </table:table-cell>
          <table:table-cell table:style-name="ce51" table:formula="of:=AVERAGE([.AU4];[.AR4];[.AO4];[.AL4])" office:value-type="float" office:value="2.59890568744521">
            <text:p>2.59890568744521</text:p>
          </table:table-cell>
          <table:table-cell table:style-name="ce51" office:value-type="float" office:value="0">
            <text:p>0</text:p>
          </table:table-cell>
          <table:table-cell table:style-name="ce47"/>
          <table:table-cell office:value-type="float" office:value="14">
            <text:p>14</text:p>
          </table:table-cell>
          <table:table-cell table:style-name="ce24" table:formula="of:=[.BA4]/[.BA$3]*1000000" office:value-type="float" office:value="0.759625142355108">
            <text:p>0.760</text:p>
          </table:table-cell>
          <table:table-cell table:style-name="ce24" office:value-type="float" office:value="38">
            <text:p>38.000</text:p>
          </table:table-cell>
          <table:table-cell table:style-name="ce47" office:value-type="string">
            <text:p>Were 52, again the same linguistic description pages</text:p>
          </table:table-cell>
          <table:table-cell office:value-type="float" office:value="9">
            <text:p>9</text:p>
          </table:table-cell>
          <table:table-cell table:style-name="ce24" table:formula="of:=[.BE4]/[.BE$3]*1000000" office:value-type="float" office:value="1.41064526205792">
            <text:p>1.411</text:p>
          </table:table-cell>
          <table:table-cell table:style-name="ce24" office:value-type="float" office:value="1">
            <text:p>1.000</text:p>
          </table:table-cell>
          <table:table-cell table:style-name="ce47" office:value-type="string">
            <text:p>Was 10, one linguisty one</text:p>
          </table:table-cell>
          <table:table-cell table:number-columns-repeated="964"/>
        </table:table-row>
        <table:table-row table:style-name="ro4">
          <table:table-cell office:value-type="string">
            <text:p>Amn't contraction</text:p>
          </table:table-cell>
          <table:table-cell office:value-type="string">
            <text:p>"am" "n't"; size Last;</text:p>
            <text:p/>
          </table:table-cell>
          <table:table-cell table:number-columns-repeated="3"/>
          <table:table-cell office:value-type="float" office:value="0">
            <text:p>0</text:p>
          </table:table-cell>
          <table:table-cell table:style-name="ce24" table:formula="of:=[.F5]/[.F$3]*1000000" office:value-type="float" office:value="0">
            <text:p>0.000</text:p>
          </table:table-cell>
          <table:table-cell table:style-name="ce31" office:value-type="float" office:value="0">
            <text:p>0</text:p>
          </table:table-cell>
          <table:table-cell table:style-name="ce24"/>
          <table:table-cell office:value-type="float" office:value="32">
            <text:p>32</text:p>
          </table:table-cell>
          <table:table-cell table:style-name="ce24" table:formula="of:=[.J5]/[.J$3]*1000000" office:value-type="float" office:value="0.0150951136317133">
            <text:p>0.015</text:p>
          </table:table-cell>
          <table:table-cell table:style-name="ce24" table:number-columns-repeated="2"/>
          <table:table-cell table:style-name="ce24"/>
          <table:table-cell table:style-name="ce24" table:number-columns-repeated="2"/>
          <table:table-cell office:value-type="float" office:value="0">
            <text:p>0</text:p>
          </table:table-cell>
          <table:table-cell table:style-name="ce24" table:formula="of:=[.Q5]/[.Q$3]*1000000" office:value-type="float" office:value="0">
            <text:p>0.000</text:p>
          </table:table-cell>
          <table:table-cell table:style-name="ce24" office:value-type="float" office:value="0">
            <text:p>0.000</text:p>
          </table:table-cell>
          <table:table-cell table:style-name="ce24"/>
          <table:table-cell table:style-name="ce36" office:value-type="float" office:value="0">
            <text:p>0</text:p>
          </table:table-cell>
          <table:table-cell table:style-name="ce24" table:formula="of:=[.U5]/[.U$3]*1000000" office:value-type="float" office:value="0">
            <text:p>0.000</text:p>
          </table:table-cell>
          <table:table-cell table:style-name="ce24" office:value-type="float" office:value="0">
            <text:p>0.000</text:p>
          </table:table-cell>
          <table:table-cell table:style-name="ce24"/>
          <table:table-cell office:value-type="float" office:value="5">
            <text:p>5</text:p>
          </table:table-cell>
          <table:table-cell table:style-name="ce24" table:formula="of:=[.Y5]/[.Y$3]*1000000" office:value-type="float" office:value="0.198148311950753">
            <text:p>0.198</text:p>
          </table:table-cell>
          <table:table-cell table:style-name="ce24" office:value-type="float" office:value="45">
            <text:p>45.000</text:p>
          </table:table-cell>
          <table:table-cell table:style-name="ce24" office:value-type="string">
            <text:p>Was 50. Of good ones, 4 seemed to be from script, so only one really genuine one. Rest are linguistics examples</text:p>
          </table:table-cell>
          <table:table-cell office:value-type="float" office:value="1">
            <text:p>1</text:p>
          </table:table-cell>
          <table:table-cell table:style-name="ce24" table:formula="of:=[.AC5]/[.AC$3]*1000000" office:value-type="float" office:value="0.384270280344383">
            <text:p>0.384</text:p>
          </table:table-cell>
          <table:table-cell table:style-name="ce24" office:value-type="float" office:value="1">
            <text:p>1.000</text:p>
          </table:table-cell>
          <table:table-cell table:style-name="ce24" office:value-type="string">
            <text:p>Was 2, linguist</text:p>
          </table:table-cell>
          <table:table-cell office:value-type="float" office:value="2">
            <text:p>2</text:p>
          </table:table-cell>
          <table:table-cell table:style-name="ce24" table:formula="of:=[.AG5]/[.AG$3]*1000000" office:value-type="float" office:value="0.115313779460436">
            <text:p>0.115</text:p>
          </table:table-cell>
          <table:table-cell table:style-name="ce24" office:value-type="float" office:value="43">
            <text:p>43.000</text:p>
          </table:table-cell>
          <table:table-cell table:style-name="ce24" office:value-type="string">
            <text:p>Was 45. two left are scripts</text:p>
          </table:table-cell>
          <table:table-cell office:value-type="float" office:value="0">
            <text:p>0</text:p>
          </table:table-cell>
          <table:table-cell table:style-name="ce24" table:formula="of:=[.AK5]/[.AK$3]*1000000" office:value-type="float" office:value="0">
            <text:p>0.000</text:p>
          </table:table-cell>
          <table:table-cell table:style-name="ce47"/>
          <table:table-cell office:value-type="float" office:value="0">
            <text:p>0</text:p>
          </table:table-cell>
          <table:table-cell table:style-name="ce24" table:formula="of:=[.AN5]/[.AN$3]*1000000" office:value-type="float" office:value="0">
            <text:p>0.000</text:p>
          </table:table-cell>
          <table:table-cell table:style-name="ce47"/>
          <table:table-cell table:style-name="ce43" office:value-type="float" office:value="0">
            <text:p>0</text:p>
          </table:table-cell>
          <table:table-cell table:style-name="ce24" table:formula="of:=[.AQ5]/[.AQ$3]*1000000" office:value-type="float" office:value="0">
            <text:p>0.000</text:p>
          </table:table-cell>
          <table:table-cell table:style-name="ce47"/>
          <table:table-cell table:style-name="ce43" office:value-type="float" office:value="0">
            <text:p>0</text:p>
          </table:table-cell>
          <table:table-cell table:style-name="ce24" table:formula="of:=[.AT5]/[.AT$3]*1000000" office:value-type="float" office:value="0">
            <text:p>0.000</text:p>
          </table:table-cell>
          <table:table-cell table:style-name="ce47"/>
          <table:table-cell table:style-name="ce43" table:formula="of:=SUM([.AK5];[.AN5];[.AQ5];[.AT5])" office:value-type="float" office:value="0">
            <text:p>0</text:p>
          </table:table-cell>
          <table:table-cell table:style-name="ce51" table:formula="of:=AVERAGE([.AU5];[.AR5];[.AO5];[.AL5])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47"/>
          <table:table-cell office:value-type="float" office:value="6">
            <text:p>6</text:p>
          </table:table-cell>
          <table:table-cell table:style-name="ce24" table:formula="of:=[.BA5]/[.BA$3]*1000000" office:value-type="float" office:value="0.325553632437903">
            <text:p>0.326</text:p>
          </table:table-cell>
          <table:table-cell table:style-name="ce24" office:value-type="float" office:value="36">
            <text:p>36.000</text:p>
          </table:table-cell>
          <table:table-cell table:style-name="ce47" office:value-type="string">
            <text:p>Was 42, same linguistics stuff again</text:p>
          </table:table-cell>
          <table:table-cell office:value-type="float" office:value="0">
            <text:p>0</text:p>
          </table:table-cell>
          <table:table-cell table:style-name="ce24" table:formula="of:=[.BE5]/[.BE$3]*1000000" office:value-type="float" office:value="0">
            <text:p>0.000</text:p>
          </table:table-cell>
          <table:table-cell table:style-name="ce24" office:value-type="float" office:value="0">
            <text:p>0.000</text:p>
          </table:table-cell>
          <table:table-cell table:style-name="ce47"/>
          <table:table-cell table:number-columns-repeated="964"/>
        </table:table-row>
        <table:table-row table:style-name="ro4">
          <table:table-cell office:value-type="string">
            <text:p>Embedded inversions</text:p>
          </table:table-cell>
          <table:table-cell office:value-type="string">
            <text:p>[pos="VV.*" &amp; lemma="(ask|know|see|wonder)" %c] [lemma="be"] [word="(I|he|she|we|they)" %c]; size Last;</text:p>
          </table:table-cell>
          <table:table-cell office:value-type="string">
            <text:p>[pos="VV.*" &amp; lemma="(ask|know|see|wonder|demonstrate|explain|show|tell|figure|guess|mean|observe|recognise|detect|discern|feel|hear|notice|sense|smell|taste|bother|care|mind|worry|confirm|certify|establish|recollect|recommend|remember|reveal)" %c] [lemma="be"] [word="(I|he|she|we|they)" %c]; size Last;</text:p>
          </table:table-cell>
          <table:table-cell office:value-type="string">
            <text:p>[(lemma="know" %c | lemma="see" %c | lemma="ask" %c | lemma="wonder" %c) &amp; pos="VV.*"] [lemma="be"] [pos="PP"]; size Last;</text:p>
          </table:table-cell>
          <table:table-cell office:value-type="string">
            <text:p>adding all the Levin class verbs only increases IEWACISH a wee bit (24 to 29, when restricting to subject pronouns). Adding adverbs adds a further 2</text:p>
          </table:table-cell>
          <table:table-cell office:value-type="float" office:value="0">
            <text:p>0</text:p>
          </table:table-cell>
          <table:table-cell table:style-name="ce24" table:formula="of:=[.F6]/[.F$3]*1000000" office:value-type="float" office:value="0">
            <text:p>0.000</text:p>
          </table:table-cell>
          <table:table-cell table:style-name="ce31" office:value-type="float" office:value="15">
            <text:p>15</text:p>
          </table:table-cell>
          <table:table-cell table:style-name="ce23" office:value-type="string">
            <text:p>Were 15. One is typo I think. Others are of form “all/what I know is [that] PRN”</text:p>
          </table:table-cell>
          <table:table-cell office:value-type="float" office:value="351">
            <text:p>351</text:p>
          </table:table-cell>
          <table:table-cell table:style-name="ce24" table:formula="of:=[.J6]/[.J$3]*1000000" office:value-type="float" office:value="0.165574527647855">
            <text:p>0.166</text:p>
          </table:table-cell>
          <table:table-cell/>
          <table:table-cell office:value-type="float" office:value="21">
            <text:p>21</text:p>
          </table:table-cell>
          <table:table-cell table:style-name="ce24" table:formula="of:=[.M6]/[.M$3]*1000000" office:value-type="float" office:value="19.6671015281338">
            <text:p>19.667</text:p>
          </table:table-cell>
          <table:table-cell table:style-name="ce24"/>
          <table:table-cell office:value-type="float" office:value="277556">
            <text:p>277556</text:p>
          </table:table-cell>
          <table:table-cell office:value-type="float" office:value="5">
            <text:p>5</text:p>
          </table:table-cell>
          <table:table-cell table:style-name="ce24" table:formula="of:=[.Q6]/[.Q$3]*1000000" office:value-type="float" office:value="0.281132658742399">
            <text:p>0.281</text:p>
          </table:table-cell>
          <table:table-cell table:style-name="ce24" office:value-type="float" office:value="2">
            <text:p>2.000</text:p>
          </table:table-cell>
          <table:table-cell office:value-type="string">
            <text:p>Was 7, two punctutation errors</text:p>
          </table:table-cell>
          <table:table-cell table:style-name="ce35" office:value-type="float" office:value="5">
            <text:p>5</text:p>
          </table:table-cell>
          <table:table-cell table:style-name="ce24" table:formula="of:=[.U6]/[.U$3]*1000000" office:value-type="float" office:value="0.332256225102795">
            <text:p>0.332</text:p>
          </table:table-cell>
          <table:table-cell table:style-name="ce24" office:value-type="float" office:value="0">
            <text:p>0.000</text:p>
          </table:table-cell>
          <table:table-cell office:value-type="string">
            <text:p>ortho filter just happened to get two falses out</text:p>
          </table:table-cell>
          <table:table-cell office:value-type="float" office:value="20">
            <text:p>20</text:p>
          </table:table-cell>
          <table:table-cell table:style-name="ce24" table:formula="of:=[.Y6]/[.Y$3]*1000000" office:value-type="float" office:value="0.792593247803011">
            <text:p>0.793</text:p>
          </table:table-cell>
          <table:table-cell table:style-name="ce24" office:value-type="float" office:value="4">
            <text:p>4.000</text:p>
          </table:table-cell>
          <table:table-cell office:value-type="string">
            <text:p>Original 24: of 4 bad ones, one repeat, one biblical, one misspelling(were for where), one <text:s/>“what she didn't know was (that) she ...”</text:p>
          </table:table-cell>
          <table:table-cell office:value-type="float" office:value="2">
            <text:p>2</text:p>
          </table:table-cell>
          <table:table-cell table:style-name="ce24" table:formula="of:=[.AC6]/[.AC$3]*1000000" office:value-type="float" office:value="0.768540560688766">
            <text:p>0.769</text:p>
          </table:table-cell>
          <table:table-cell table:style-name="ce24" office:value-type="float" office:value="1">
            <text:p>1.000</text:p>
          </table:table-cell>
          <table:table-cell office:value-type="string">
            <text:p>Was 3, typo</text:p>
          </table:table-cell>
          <table:table-cell office:value-type="float" office:value="17">
            <text:p>17</text:p>
          </table:table-cell>
          <table:table-cell table:style-name="ce24" table:formula="of:=[.AG6]/[.AG$3]*1000000" office:value-type="float" office:value="0.98016712541371">
            <text:p>0.980</text:p>
          </table:table-cell>
          <table:table-cell table:style-name="ce24" office:value-type="float" office:value="2">
            <text:p>2.000</text:p>
          </table:table-cell>
          <table:table-cell office:value-type="string">
            <text:p>Was 19</text:p>
          </table:table-cell>
          <table:table-cell office:value-type="float" office:value="0">
            <text:p>0</text:p>
          </table:table-cell>
          <table:table-cell table:style-name="ce24" table:formula="of:=[.AK6]/[.AK$3]*1000000" office:value-type="float" office:value="0">
            <text:p>0.000</text:p>
          </table:table-cell>
          <table:table-cell/>
          <table:table-cell office:value-type="float" office:value="0">
            <text:p>0</text:p>
          </table:table-cell>
          <table:table-cell table:style-name="ce24" table:formula="of:=[.AN6]/[.AN$3]*1000000" office:value-type="float" office:value="0">
            <text:p>0.000</text:p>
          </table:table-cell>
          <table:table-cell/>
          <table:table-cell table:style-name="ce43" office:value-type="float" office:value="2">
            <text:p>2</text:p>
          </table:table-cell>
          <table:table-cell table:style-name="ce24" table:formula="of:=[.AQ6]/[.AQ$3]*1000000" office:value-type="float" office:value="6.74124733299402">
            <text:p>6.741</text:p>
          </table:table-cell>
          <table:table-cell office:value-type="string">
            <text:p>Was 3. false alarm was “all I know is (that) I”</text:p>
          </table:table-cell>
          <table:table-cell table:style-name="ce43" office:value-type="float" office:value="3">
            <text:p>3</text:p>
          </table:table-cell>
          <table:table-cell table:style-name="ce24" table:formula="of:=[.AT6]/[.AT$3]*1000000" office:value-type="float" office:value="10.3956227497808">
            <text:p>10.396</text:p>
          </table:table-cell>
          <table:table-cell table:style-name="ce47" office:value-type="string">
            <text:p>all fine</text:p>
          </table:table-cell>
          <table:table-cell table:style-name="ce43" table:formula="of:=SUM([.AK6];[.AN6];[.AQ6];[.AT6])" office:value-type="float" office:value="5">
            <text:p>5</text:p>
          </table:table-cell>
          <table:table-cell table:style-name="ce51" table:formula="of:=AVERAGE([.AU6];[.AR6];[.AO6];[.AL6])" office:value-type="float" office:value="4.28421752069371">
            <text:p>4.28421752069371</text:p>
          </table:table-cell>
          <table:table-cell table:style-name="ce51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24" table:formula="of:=[.BA6]/[.BA$3]*1000000" office:value-type="float" office:value="0.217035754958602">
            <text:p>0.217</text:p>
          </table:table-cell>
          <table:table-cell table:style-name="ce24" office:value-type="float" office:value="1">
            <text:p>1.000</text:p>
          </table:table-cell>
          <table:table-cell office:value-type="string">
            <text:p>Was 5, “all I knew was she”</text:p>
          </table:table-cell>
          <table:table-cell office:value-type="float" office:value="5">
            <text:p>5</text:p>
          </table:table-cell>
          <table:table-cell table:style-name="ce24" table:formula="of:=[.BE6]/[.BE$3]*1000000" office:value-type="float" office:value="0.783691812254401">
            <text:p>0.784</text:p>
          </table:table-cell>
          <table:table-cell table:style-name="ce24" office:value-type="float" office:value="0">
            <text:p>0.000</text:p>
          </table:table-cell>
          <table:table-cell table:number-columns-repeated="965"/>
        </table:table-row>
        <table:table-row table:style-name="ro4">
          <table:table-cell office:value-type="string">
            <text:p>Subject reflexives</text:p>
          </table:table-cell>
          <table:table-cell office:value-type="string">
            <text:p>[pos="CC" | pos="SENT"] [lemma=".+self" &amp; lemma!="itself"] [pos="VV[ZD]?"]; size Last;</text:p>
          </table:table-cell>
          <table:table-cell office:value-type="string">
            <text:p><text:s/>&lt;s&gt; [lemma=".+self" &amp; lemma!="itself"] [pos="VV[ZD]?"]; size Last; AND [pos="CC"] [lemma=".+self" &amp; lemma!="itself"] [pos="VV[ZD]?"]; size Last;</text:p>
          </table:table-cell>
          <table:table-cell/>
          <table:table-cell office:value-type="string">
            <text:p>have to check by hand, but almost all look fine</text:p>
          </table:table-cell>
          <table:table-cell office:value-type="float" office:value="35">
            <text:p>35</text:p>
          </table:table-cell>
          <table:table-cell table:style-name="ce24" table:formula="of:=[.F7]/[.F$3]*1000000" office:value-type="float" office:value="0.468651173183855">
            <text:p>0.469</text:p>
          </table:table-cell>
          <table:table-cell table:style-name="ce31" office:value-type="float" office:value="8">
            <text:p>8</text:p>
          </table:table-cell>
          <table:table-cell table:style-name="ce23" office:value-type="string">
            <text:p>Was 43 – punctuation, nonnative, PP, mistagging</text:p>
          </table:table-cell>
          <table:table-cell office:value-type="float" office:value="1734">
            <text:p>1734</text:p>
          </table:table-cell>
          <table:table-cell table:style-name="ce24" table:formula="of:=[.J7]/[.J$3]*1000000" office:value-type="float" office:value="0.817966469918465">
            <text:p>0.818</text:p>
          </table:table-cell>
          <table:table-cell/>
          <table:table-cell office:value-type="float" office:value="24">
            <text:p>24</text:p>
          </table:table-cell>
          <table:table-cell table:style-name="ce24" table:formula="of:=[.M7]/[.M$3]*1000000" office:value-type="float" office:value="22.4766874607243">
            <text:p>22.477</text:p>
          </table:table-cell>
          <table:table-cell table:style-name="ce24"/>
          <table:table-cell office:value-type="float" office:value="305109">
            <text:p>305109</text:p>
          </table:table-cell>
          <table:table-cell office:value-type="float" office:value="15">
            <text:p>15</text:p>
          </table:table-cell>
          <table:table-cell table:style-name="ce24" table:formula="of:=[.Q7]/[.Q$3]*1000000" office:value-type="float" office:value="0.843397976227197">
            <text:p>0.843</text:p>
          </table:table-cell>
          <table:table-cell table:style-name="ce24" office:value-type="float" office:value="1">
            <text:p>1.000</text:p>
          </table:table-cell>
          <table:table-cell office:value-type="string">
            <text:p>Was 16 – one webby goggledegook</text:p>
          </table:table-cell>
          <table:table-cell table:style-name="ce35" office:value-type="float" office:value="10">
            <text:p>10</text:p>
          </table:table-cell>
          <table:table-cell table:style-name="ce24" table:formula="of:=[.U7]/[.U$3]*1000000" office:value-type="float" office:value="0.66451245020559">
            <text:p>0.665</text:p>
          </table:table-cell>
          <table:table-cell table:style-name="ce24" office:value-type="float" office:value="0">
            <text:p>0.000</text:p>
          </table:table-cell>
          <table:table-cell office:value-type="string">
            <text:p>ditto, happened to get the crap out one </text:p>
          </table:table-cell>
          <table:table-cell office:value-type="float" office:value="39">
            <text:p>39</text:p>
          </table:table-cell>
          <table:table-cell table:style-name="ce24" table:formula="of:=[.Y7]/[.Y$3]*1000000" office:value-type="float" office:value="1.54555683321587">
            <text:p>1.546</text:p>
          </table:table-cell>
          <table:table-cell table:style-name="ce24" office:value-type="float" office:value="0">
            <text:p>0.000</text:p>
          </table:table-cell>
          <table:table-cell office:value-type="string">
            <text:p>all fine</text:p>
          </table:table-cell>
          <table:table-cell office:value-type="float" office:value="2">
            <text:p>2</text:p>
          </table:table-cell>
          <table:table-cell table:style-name="ce24" table:formula="of:=[.AC7]/[.AC$3]*1000000" office:value-type="float" office:value="0.768540560688766">
            <text:p>0.769</text:p>
          </table:table-cell>
          <table:table-cell table:style-name="ce24" office:value-type="float" office:value="0">
            <text:p>0.000</text:p>
          </table:table-cell>
          <table:table-cell/>
          <table:table-cell office:value-type="float" office:value="30">
            <text:p>30</text:p>
          </table:table-cell>
          <table:table-cell table:style-name="ce24" table:formula="of:=[.AG7]/[.AG$3]*1000000" office:value-type="float" office:value="1.72970669190655">
            <text:p>1.730</text:p>
          </table:table-cell>
          <table:table-cell table:style-name="ce24" office:value-type="float" office:value="0">
            <text:p>0.000</text:p>
          </table:table-cell>
          <table:table-cell office:value-type="string">
            <text:p>all fine</text:p>
          </table:table-cell>
          <table:table-cell office:value-type="float" office:value="0">
            <text:p>0</text:p>
          </table:table-cell>
          <table:table-cell table:style-name="ce24" table:formula="of:=[.AK7]/[.AK$3]*1000000" office:value-type="float" office:value="0">
            <text:p>0.000</text:p>
          </table:table-cell>
          <table:table-cell office:value-type="string">
            <text:p>Kirk &amp; Kallen find 6</text:p>
          </table:table-cell>
          <table:table-cell office:value-type="float" office:value="1">
            <text:p>1</text:p>
          </table:table-cell>
          <table:table-cell table:style-name="ce24" table:formula="of:=[.AN7]/[.AN$3]*1000000" office:value-type="float" office:value="4.25350914504466">
            <text:p>4.254</text:p>
          </table:table-cell>
          <table:table-cell office:value-type="string">
            <text:p>literary? Kirk &amp; Kallen find 2</text:p>
          </table:table-cell>
          <table:table-cell table:style-name="ce43" office:value-type="float" office:value="0">
            <text:p>0</text:p>
          </table:table-cell>
          <table:table-cell table:style-name="ce24" table:formula="of:=[.AQ7]/[.AQ$3]*1000000" office:value-type="float" office:value="0">
            <text:p>0.000</text:p>
          </table:table-cell>
          <table:table-cell/>
          <table:table-cell table:style-name="ce43" office:value-type="float" office:value="2">
            <text:p>2</text:p>
          </table:table-cell>
          <table:table-cell table:style-name="ce24" table:formula="of:=[.AT7]/[.AT$3]*1000000" office:value-type="float" office:value="6.93041516652055">
            <text:p>6.930</text:p>
          </table:table-cell>
          <table:table-cell table:style-name="ce47" office:value-type="string">
            <text:p>all fine, but Kirk &amp; Kallen find 14</text:p>
          </table:table-cell>
          <table:table-cell table:style-name="ce43" table:formula="of:=SUM([.AK7];[.AN7];[.AQ7];[.AT7])" office:value-type="float" office:value="3">
            <text:p>3</text:p>
          </table:table-cell>
          <table:table-cell table:style-name="ce51" table:formula="of:=AVERAGE([.AU7];[.AR7];[.AO7];[.AL7])" office:value-type="float" office:value="2.7959810778913">
            <text:p>2.7959810778913</text:p>
          </table:table-cell>
          <table:table-cell table:style-name="ce51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24" table:formula="of:=[.BA7]/[.BA$3]*1000000" office:value-type="float" office:value="0.92240195857406">
            <text:p>0.922</text:p>
          </table:table-cell>
          <table:table-cell table:style-name="ce24" office:value-type="float" office:value="3">
            <text:p>3.000</text:p>
          </table:table-cell>
          <table:table-cell office:value-type="string">
            <text:p>Was 20, mistaggings</text:p>
          </table:table-cell>
          <table:table-cell office:value-type="float" office:value="8">
            <text:p>8</text:p>
          </table:table-cell>
          <table:table-cell table:style-name="ce24" table:formula="of:=[.BE7]/[.BE$3]*1000000" office:value-type="float" office:value="1.25390689960704">
            <text:p>1.254</text:p>
          </table:table-cell>
          <table:table-cell table:style-name="ce24" office:value-type="float" office:value="1">
            <text:p>1.000</text:p>
          </table:table-cell>
          <table:table-cell office:value-type="string">
            <text:p>one repeat, was 9</text:p>
          </table:table-cell>
          <table:table-cell table:number-columns-repeated="964"/>
        </table:table-row>
        <table:table-row table:style-name="ro5">
          <table:table-cell table:number-columns-repeated="5"/>
          <table:table-cell table:style-name="ce21"/>
          <table:table-cell table:number-columns-repeated="1018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4"/>
          <table:table-cell table:style-name="ce11"/>
          <table:table-cell table:style-name="ce4" table:number-columns-repeated="2"/>
          <table:table-cell table:style-name="ce11"/>
          <table:table-cell table:style-name="ce11" office:value-type="float" office:value="82">
            <text:p>82</text:p>
          </table:table-cell>
          <table:table-cell table:style-name="ce11" table:number-columns-repeated="3"/>
          <table:table-cell table:style-name="ce4"/>
          <table:table-cell table:style-name="ce32" table:number-columns-repeated="6"/>
          <table:table-cell table:style-name="ce4" office:value-type="float" office:value="14199">
            <text:p>14199</text:p>
          </table:table-cell>
          <table:table-cell table:style-name="ce32" table:number-columns-repeated="3"/>
          <table:table-cell table:style-name="ce32" office:value-type="float" office:value="13802">
            <text:p>13802</text:p>
          </table:table-cell>
          <table:table-cell table:style-name="ce32" table:number-columns-repeated="3"/>
          <table:table-cell table:style-name="ce4" office:value-type="float" office:value="23527">
            <text:p>23527</text:p>
          </table:table-cell>
          <table:table-cell table:style-name="ce32" table:number-columns-repeated="3"/>
          <table:table-cell table:style-name="ce4" office:value-type="float" office:value="7264">
            <text:p>7264</text:p>
          </table:table-cell>
          <table:table-cell table:style-name="ce32" table:number-columns-repeated="3"/>
          <table:table-cell table:style-name="ce39" office:value-type="float" office:value="22071">
            <text:p>22071</text:p>
          </table:table-cell>
          <table:table-cell table:style-name="ce32" table:number-columns-repeated="3"/>
          <table:table-cell table:style-name="ce39" office:value-type="float" office:value="21">
            <text:p>21</text:p>
          </table:table-cell>
          <table:table-cell table:style-name="ce32"/>
          <table:table-cell table:style-name="ce48"/>
          <table:table-cell table:style-name="ce39" office:value-type="float" office:value="128">
            <text:p>128</text:p>
          </table:table-cell>
          <table:table-cell table:style-name="ce32"/>
          <table:table-cell table:style-name="ce48"/>
          <table:table-cell table:style-name="ce48" office:value-type="float" office:value="7">
            <text:p>7</text:p>
          </table:table-cell>
          <table:table-cell table:style-name="ce32"/>
          <table:table-cell table:style-name="ce48"/>
          <table:table-cell table:style-name="ce48" office:value-type="float" office:value="38">
            <text:p>38</text:p>
          </table:table-cell>
          <table:table-cell table:style-name="ce32"/>
          <table:table-cell table:style-name="ce48"/>
          <table:table-cell table:style-name="ce43" table:formula="of:=SUM([.AT12];[.AQ12];[.AN12];[.AK12])" office:value-type="float" office:value="194">
            <text:p>194</text:p>
          </table:table-cell>
          <table:table-cell table:style-name="ce48" table:number-columns-repeated="3"/>
          <table:table-cell table:style-name="ce48" office:value-type="float" office:value="12454">
            <text:p>12454</text:p>
          </table:table-cell>
          <table:table-cell table:style-name="ce32" table:number-columns-repeated="2"/>
          <table:table-cell table:style-name="ce48"/>
          <table:table-cell table:style-name="ce48" office:value-type="float" office:value="9935">
            <text:p>9935</text:p>
          </table:table-cell>
          <table:table-cell table:style-name="ce32" table:number-columns-repeated="2"/>
          <table:table-cell table:style-name="ce48"/>
          <table:table-cell table:style-name="ce4" table:number-columns-repeated="964"/>
        </table:table-row>
        <table:table-row table:style-name="ro6">
          <table:table-cell table:number-columns-repeated="5"/>
          <table:table-cell table:style-name="ce22" table:formula="of:=SUM([.F15:.F94])" office:value-type="float" office:value="57">
            <text:p>57</text:p>
          </table:table-cell>
          <table:table-cell table:number-columns-repeated="3"/>
          <table:table-cell table:style-name="ce22" table:formula="of:=SUM([.J15:.J94])" office:value-type="float" office:value="12743">
            <text:p>12743</text:p>
          </table:table-cell>
          <table:table-cell table:number-columns-repeated="6"/>
          <table:table-cell table:style-name="ce22" table:formula="of:=SUM([.Q15:.Q94])" office:value-type="float" office:value="14041">
            <text:p>14041</text:p>
          </table:table-cell>
          <table:table-cell table:number-columns-repeated="3"/>
          <table:table-cell table:style-name="ce22" table:formula="of:=SUM([.U15:.U94])" office:value-type="float" office:value="13650">
            <text:p>13650</text:p>
          </table:table-cell>
          <table:table-cell table:number-columns-repeated="3"/>
          <table:table-cell table:style-name="ce22" table:formula="of:=SUM([.Y15:.Y94])" office:value-type="float" office:value="23102">
            <text:p>23102</text:p>
          </table:table-cell>
          <table:table-cell table:number-columns-repeated="3"/>
          <table:table-cell table:style-name="ce22" table:formula="of:=SUM([.AC15:.AC94])" office:value-type="float" office:value="7148">
            <text:p>7148</text:p>
          </table:table-cell>
          <table:table-cell table:number-columns-repeated="3"/>
          <table:table-cell table:style-name="ce22" table:formula="of:=SUM([.AG15:.AG94])" office:value-type="float" office:value="21679">
            <text:p>21679</text:p>
          </table:table-cell>
          <table:table-cell table:number-columns-repeated="3"/>
          <table:table-cell table:style-name="ce22" table:formula="of:=SUM([.AK15:.AK94])" office:value-type="float" office:value="21">
            <text:p>21</text:p>
          </table:table-cell>
          <table:table-cell table:number-columns-repeated="2"/>
          <table:table-cell table:style-name="ce22" table:formula="of:=SUM([.AN15:.AN94])" office:value-type="float" office:value="128">
            <text:p>128</text:p>
          </table:table-cell>
          <table:table-cell table:number-columns-repeated="2"/>
          <table:table-cell table:formula="of:=SUM([.AQ15:.AQ94])" office:value-type="float" office:value="7">
            <text:p>7</text:p>
          </table:table-cell>
          <table:table-cell table:number-columns-repeated="2"/>
          <table:table-cell table:formula="of:=SUM([.AT15:.AT94])" office:value-type="float" office:value="38">
            <text:p>38</text:p>
          </table:table-cell>
          <table:table-cell table:number-columns-repeated="2"/>
          <table:table-cell table:formula="of:=SUM([.AW15:.AW94])" office:value-type="float" office:value="194">
            <text:p>194</text:p>
          </table:table-cell>
          <table:table-cell table:number-columns-repeated="3"/>
          <table:table-cell table:formula="of:=SUM([.BA15:.BA94])" office:value-type="float" office:value="12478">
            <text:p>12478</text:p>
          </table:table-cell>
          <table:table-cell table:number-columns-repeated="3"/>
          <table:table-cell table:formula="of:=SUM([.BE15:.BE94])" office:value-type="float" office:value="9801">
            <text:p>9801</text:p>
          </table:table-cell>
          <table:table-cell table:number-columns-repeated="967"/>
        </table:table-row>
        <table:table-row table:style-name="ro6">
          <table:table-cell office:value-type="string">
            <text:p>IRELAND TERMS</text:p>
          </table:table-cell>
          <table:table-cell table:number-columns-repeated="4"/>
          <table:table-cell table:formula="of:=AVERAGE([.F15:.F94])" office:value-type="float" office:value="0.7125">
            <text:p>0.7125</text:p>
          </table:table-cell>
          <table:table-cell table:style-name="ce25" table:formula="of:=[.F12]/80/[.F$3]*1000000" office:value-type="float" office:value="0.0137247843575272">
            <text:p>0.014</text:p>
          </table:table-cell>
          <table:table-cell table:style-name="ce25"/>
          <table:table-cell/>
          <table:table-cell table:style-name="ce10" table:formula="of:=AVERAGE([.J15:.J94])" office:value-type="float" office:value="159.2875">
            <text:p>159.2875</text:p>
          </table:table-cell>
          <table:table-cell table:style-name="ce24" table:formula="of:=[.J14]/[.J$3]*1000000" office:value-type="float" office:value="0.0751394660191105">
            <text:p>0.075</text:p>
          </table:table-cell>
          <table:table-cell table:number-columns-repeated="2"/>
          <table:table-cell/>
          <table:table-cell table:number-columns-repeated="2"/>
          <table:table-cell table:style-name="ce10" table:formula="of:=AVERAGE([.Q15:.Q94])" office:value-type="float" office:value="175.5125">
            <text:p>175.5125</text:p>
          </table:table-cell>
          <table:table-cell table:style-name="ce25" table:formula="of:=[.Q12]/80/[.Q$3]*1000000" office:value-type="float" office:value="9.97950655370832">
            <text:p>9.980</text:p>
          </table:table-cell>
          <table:table-cell table:style-name="ce25"/>
          <table:table-cell/>
          <table:table-cell table:style-name="ce10" table:formula="of:=AVERAGE([.U15:.U94])" office:value-type="float" office:value="170.625">
            <text:p>170.625</text:p>
          </table:table-cell>
          <table:table-cell table:style-name="ce25" table:formula="of:=[.U12]/80/[.U$3]*1000000" office:value-type="float" office:value="11.4645010471719">
            <text:p>11.465</text:p>
          </table:table-cell>
          <table:table-cell table:style-name="ce25"/>
          <table:table-cell/>
          <table:table-cell table:style-name="ce10" table:formula="of:=AVERAGE([.Y15:.Y94])" office:value-type="float" office:value="288.775">
            <text:p>288.775</text:p>
          </table:table-cell>
          <table:table-cell table:style-name="ce25" table:formula="of:=[.Y12]/80/[.Y$3]*1000000" office:value-type="float" office:value="11.6545883381634">
            <text:p>11.655</text:p>
          </table:table-cell>
          <table:table-cell table:style-name="ce25"/>
          <table:table-cell/>
          <table:table-cell table:style-name="ce10" table:formula="of:=AVERAGE([.AC15:.AC94])" office:value-type="float" office:value="89.35">
            <text:p>89.35</text:p>
          </table:table-cell>
          <table:table-cell table:style-name="ce25" table:formula="of:=[.AC12]/80/[.AC$3]*1000000" office:value-type="float" office:value="34.89174145527">
            <text:p>34.892</text:p>
          </table:table-cell>
          <table:table-cell table:style-name="ce25"/>
          <table:table-cell/>
          <table:table-cell table:style-name="ce10" table:formula="of:=AVERAGE([.AG15:.AG94])" office:value-type="float" office:value="270.9875">
            <text:p>270.9875</text:p>
          </table:table-cell>
          <table:table-cell table:style-name="ce25" table:formula="of:=[.AG12]/80/[.AG$3]*1000000" office:value-type="float" office:value="15.9068151654456">
            <text:p>15.907</text:p>
          </table:table-cell>
          <table:table-cell table:style-name="ce25"/>
          <table:table-cell/>
          <table:table-cell table:style-name="ce10" table:formula="of:=AVERAGE([.AK15:.AK94])" office:value-type="float" office:value="0.2625">
            <text:p>0.2625</text:p>
          </table:table-cell>
          <table:table-cell table:style-name="ce25" table:formula="of:=[.AK12]/80/[.AK$3]*1000000" office:value-type="float" office:value="1.06099616424625">
            <text:p>1.061</text:p>
          </table:table-cell>
          <table:table-cell/>
          <table:table-cell table:style-name="ce10" table:formula="of:=AVERAGE([.AN15:.AN94])" office:value-type="float" office:value="1.6">
            <text:p>1.6</text:p>
          </table:table-cell>
          <table:table-cell table:style-name="ce25" table:formula="of:=[.AN12]/80/[.AN$3]*1000000" office:value-type="float" office:value="6.80561463207146">
            <text:p>6.806</text:p>
          </table:table-cell>
          <table:table-cell/>
          <table:table-cell table:style-name="ce10" table:formula="of:=AVERAGE([.AQ15:.AQ94])" office:value-type="float" office:value="0.0875">
            <text:p>0.0875</text:p>
          </table:table-cell>
          <table:table-cell table:style-name="ce25" table:formula="of:=[.AQ12]/80/[.AQ$3]*1000000" office:value-type="float" office:value="0.294929570818488">
            <text:p>0.295</text:p>
          </table:table-cell>
          <table:table-cell/>
          <table:table-cell table:style-name="ce10" table:formula="of:=AVERAGE([.AT15:.AT94])" office:value-type="float" office:value="0.475">
            <text:p>0.475</text:p>
          </table:table-cell>
          <table:table-cell table:style-name="ce25" table:formula="of:=[.AT12]/80/[.AT$3]*1000000" office:value-type="float" office:value="1.64597360204863">
            <text:p>1.646</text:p>
          </table:table-cell>
          <table:table-cell/>
          <table:table-cell table:style-name="ce43" table:formula="of:=SUM([.AK14];[.AN14];[.AQ14];[.AT14])" office:value-type="float" office:value="2.425">
            <text:p>2</text:p>
          </table:table-cell>
          <table:table-cell table:style-name="ce25" table:formula="of:=[.AW12]/80/[.AW$3]*1000000" office:value-type="float" office:value="2.27108196217735">
            <text:p>2.271</text:p>
          </table:table-cell>
          <table:table-cell table:style-name="ce25"/>
          <table:table-cell/>
          <table:table-cell table:style-name="ce10" table:formula="of:=AVERAGE([.BA15:.BA94])" office:value-type="float" office:value="155.975">
            <text:p>155.975</text:p>
          </table:table-cell>
          <table:table-cell table:style-name="ce25" table:formula="of:=[.BA12]/80/[.BA$3]*1000000" office:value-type="float" office:value="8.4467602882951">
            <text:p>8.447</text:p>
          </table:table-cell>
          <table:table-cell table:style-name="ce25"/>
          <table:table-cell/>
          <table:table-cell table:style-name="ce10" table:formula="of:=AVERAGE([.BE15:.BE94])" office:value-type="float" office:value="122.5125">
            <text:p>122.5125</text:p>
          </table:table-cell>
          <table:table-cell table:style-name="ce25" table:formula="of:=[.BE12]/80/[.BE$3]*1000000" office:value-type="float" office:value="19.4649453868687">
            <text:p>19.465</text:p>
          </table:table-cell>
          <table:table-cell table:style-name="ce25"/>
          <table:table-cell table:number-columns-repeated="965"/>
        </table:table-row>
        <table:table-row table:style-name="ro2">
          <table:table-cell office:value-type="string">
            <text:p>ActionAid Ireland</text:p>
          </table:table-cell>
          <table:table-cell office:value-type="string">
            <text:p>a="ActionAid" %c "Ireland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15];[.AN15];[.AQ15];[.AT15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2">
          <table:table-cell office:value-type="string">
            <text:p>Aer Lingus</text:p>
          </table:table-cell>
          <table:table-cell office:value-type="string">
            <text:p>a="Aer" %c "Lingus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621">
            <text:p>621</text:p>
          </table:table-cell>
          <table:table-cell table:number-columns-repeated="6"/>
          <table:table-cell office:value-type="float" office:value="277">
            <text:p>277</text:p>
          </table:table-cell>
          <table:table-cell table:number-columns-repeated="3"/>
          <table:table-cell office:value-type="float" office:value="270">
            <text:p>270</text:p>
          </table:table-cell>
          <table:table-cell table:number-columns-repeated="3"/>
          <table:table-cell office:value-type="float" office:value="272">
            <text:p>272</text:p>
          </table:table-cell>
          <table:table-cell table:number-columns-repeated="3"/>
          <table:table-cell office:value-type="float" office:value="61">
            <text:p>61</text:p>
          </table:table-cell>
          <table:table-cell table:number-columns-repeated="3"/>
          <table:table-cell office:value-type="float" office:value="221">
            <text:p>22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16];[.AN16];[.AQ16];[.AT16])" office:value-type="float" office:value="3">
            <text:p>3</text:p>
          </table:table-cell>
          <table:table-cell table:number-columns-repeated="3"/>
          <table:table-cell office:value-type="float" office:value="74">
            <text:p>74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967"/>
        </table:table-row>
        <table:table-row table:style-name="ro2">
          <table:table-cell office:value-type="string">
            <text:p>Aer Rianta</text:p>
          </table:table-cell>
          <table:table-cell office:value-type="string">
            <text:p>a="Aer" %c "Rianta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6"/>
          <table:table-cell office:value-type="float" office:value="13">
            <text:p>13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17];[.AN17];[.AQ17];[.AT17])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67"/>
        </table:table-row>
        <table:table-row table:style-name="ro8">
          <table:table-cell office:value-type="string">
            <text:p>Allied Irish Banks</text:p>
          </table:table-cell>
          <table:table-cell office:value-type="string">
            <text:p>a="Allied" %c "Irish" %c "Banks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56">
            <text:p>56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18];[.AN18];[.AQ18];[.AT18])" office:value-type="float" office:value="2">
            <text:p>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67"/>
        </table:table-row>
        <table:table-row table:style-name="ro2">
          <table:table-cell office:value-type="string">
            <text:p>An Post</text:p>
          </table:table-cell>
          <table:table-cell office:value-type="string">
            <text:p>a="An" %c "Post" %c; size a;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6"/>
          <table:table-cell office:value-type="float" office:value="291">
            <text:p>291</text:p>
          </table:table-cell>
          <table:table-cell table:number-columns-repeated="3"/>
          <table:table-cell office:value-type="float" office:value="285">
            <text:p>285</text:p>
          </table:table-cell>
          <table:table-cell table:number-columns-repeated="3"/>
          <table:table-cell office:value-type="float" office:value="74">
            <text:p>74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69">
            <text:p>6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19];[.AN19];[.AQ19];[.AT19])" office:value-type="float" office:value="1">
            <text:p>1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3"/>
          <table:table-cell office:value-type="float" office:value="51">
            <text:p>51</text:p>
          </table:table-cell>
          <table:table-cell table:number-columns-repeated="967"/>
        </table:table-row>
        <table:table-row table:style-name="ro2">
          <table:table-cell office:value-type="string">
            <text:p>Arklow</text:p>
          </table:table-cell>
          <table:table-cell office:value-type="string">
            <text:p>a="Arklow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45">
            <text:p>145</text:p>
          </table:table-cell>
          <table:table-cell table:number-columns-repeated="6"/>
          <table:table-cell office:value-type="float" office:value="148">
            <text:p>148</text:p>
          </table:table-cell>
          <table:table-cell table:number-columns-repeated="3"/>
          <table:table-cell office:value-type="float" office:value="145">
            <text:p>145</text:p>
          </table:table-cell>
          <table:table-cell table:number-columns-repeated="3"/>
          <table:table-cell office:value-type="float" office:value="277">
            <text:p>277</text:p>
          </table:table-cell>
          <table:table-cell table:number-columns-repeated="3"/>
          <table:table-cell office:value-type="float" office:value="117">
            <text:p>117</text:p>
          </table:table-cell>
          <table:table-cell table:number-columns-repeated="3"/>
          <table:table-cell office:value-type="float" office:value="268">
            <text:p>26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20];[.AN20];[.AQ20];[.AT20])" office:value-type="float" office:value="0">
            <text:p>0</text:p>
          </table:table-cell>
          <table:table-cell table:number-columns-repeated="3"/>
          <table:table-cell office:value-type="float" office:value="180">
            <text:p>180</text:p>
          </table:table-cell>
          <table:table-cell table:number-columns-repeated="3"/>
          <table:table-cell office:value-type="float" office:value="167">
            <text:p>167</text:p>
          </table:table-cell>
          <table:table-cell table:number-columns-repeated="967"/>
        </table:table-row>
        <table:table-row table:style-name="ro2">
          <table:table-cell office:value-type="string">
            <text:p>Athlone</text:p>
          </table:table-cell>
          <table:table-cell office:value-type="string">
            <text:p>a="Athlone" %c; size a;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652">
            <text:p>652</text:p>
          </table:table-cell>
          <table:table-cell table:number-columns-repeated="6"/>
          <table:table-cell office:value-type="float" office:value="399">
            <text:p>399</text:p>
          </table:table-cell>
          <table:table-cell table:number-columns-repeated="3"/>
          <table:table-cell office:value-type="float" office:value="387">
            <text:p>387</text:p>
          </table:table-cell>
          <table:table-cell table:number-columns-repeated="3"/>
          <table:table-cell office:value-type="float" office:value="1090">
            <text:p>1090</text:p>
          </table:table-cell>
          <table:table-cell table:number-columns-repeated="3"/>
          <table:table-cell office:value-type="float" office:value="393">
            <text:p>393</text:p>
          </table:table-cell>
          <table:table-cell table:number-columns-repeated="3"/>
          <table:table-cell office:value-type="float" office:value="1041">
            <text:p>104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style-name="ce43" table:formula="of:=SUM([.AK21];[.AN21];[.AQ21];[.AT21])" office:value-type="float" office:value="6">
            <text:p>6</text:p>
          </table:table-cell>
          <table:table-cell table:number-columns-repeated="3"/>
          <table:table-cell office:value-type="float" office:value="806">
            <text:p>806</text:p>
          </table:table-cell>
          <table:table-cell table:number-columns-repeated="3"/>
          <table:table-cell office:value-type="float" office:value="931">
            <text:p>931</text:p>
          </table:table-cell>
          <table:table-cell table:number-columns-repeated="967"/>
        </table:table-row>
        <table:table-row table:style-name="ro6">
          <table:table-cell office:value-type="string">
            <text:p>Athy</text:p>
          </table:table-cell>
          <table:table-cell office:value-type="string">
            <text:p>a="Athy" %c; size a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6"/>
          <table:table-cell office:value-type="float" office:value="124">
            <text:p>124</text:p>
          </table:table-cell>
          <table:table-cell table:number-columns-repeated="3"/>
          <table:table-cell office:value-type="float" office:value="122">
            <text:p>122</text:p>
          </table:table-cell>
          <table:table-cell table:number-columns-repeated="3"/>
          <table:table-cell office:value-type="float" office:value="303">
            <text:p>303</text:p>
          </table:table-cell>
          <table:table-cell table:number-columns-repeated="3"/>
          <table:table-cell office:value-type="float" office:value="123">
            <text:p>123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22];[.AN22];[.AQ22];[.AT22])" office:value-type="float" office:value="5">
            <text:p>5</text:p>
          </table:table-cell>
          <table:table-cell table:number-columns-repeated="3"/>
          <table:table-cell office:value-type="float" office:value="206">
            <text:p>206</text:p>
          </table:table-cell>
          <table:table-cell table:number-columns-repeated="3"/>
          <table:table-cell office:value-type="float" office:value="157">
            <text:p>157</text:p>
          </table:table-cell>
          <table:table-cell table:number-columns-repeated="967"/>
        </table:table-row>
        <table:table-row table:style-name="ro2">
          <table:table-cell office:value-type="string">
            <text:p>Balbriggan</text:p>
          </table:table-cell>
          <table:table-cell office:value-type="string">
            <text:p>a="Balbriggan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6"/>
          <table:table-cell office:value-type="float" office:value="177">
            <text:p>177</text:p>
          </table:table-cell>
          <table:table-cell table:number-columns-repeated="3"/>
          <table:table-cell office:value-type="float" office:value="173">
            <text:p>173</text:p>
          </table:table-cell>
          <table:table-cell table:number-columns-repeated="3"/>
          <table:table-cell office:value-type="float" office:value="554">
            <text:p>554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3"/>
          <table:table-cell office:value-type="float" office:value="194">
            <text:p>19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23];[.AN23];[.AQ23];[.AT23])" office:value-type="float" office:value="0">
            <text:p>0</text:p>
          </table:table-cell>
          <table:table-cell table:number-columns-repeated="3"/>
          <table:table-cell office:value-type="float" office:value="106">
            <text:p>106</text:p>
          </table:table-cell>
          <table:table-cell table:number-columns-repeated="3"/>
          <table:table-cell office:value-type="float" office:value="123">
            <text:p>123</text:p>
          </table:table-cell>
          <table:table-cell table:number-columns-repeated="967"/>
        </table:table-row>
        <table:table-row table:style-name="ro2">
          <table:table-cell office:value-type="string">
            <text:p>Ballina</text:p>
          </table:table-cell>
          <table:table-cell office:value-type="string">
            <text:p>a="Ballina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15">
            <text:p>115</text:p>
          </table:table-cell>
          <table:table-cell table:number-columns-repeated="6"/>
          <table:table-cell office:value-type="float" office:value="355">
            <text:p>355</text:p>
          </table:table-cell>
          <table:table-cell table:number-columns-repeated="3"/>
          <table:table-cell office:value-type="float" office:value="343">
            <text:p>343</text:p>
          </table:table-cell>
          <table:table-cell table:number-columns-repeated="3"/>
          <table:table-cell office:value-type="float" office:value="393">
            <text:p>393</text:p>
          </table:table-cell>
          <table:table-cell table:number-columns-repeated="3"/>
          <table:table-cell office:value-type="float" office:value="171">
            <text:p>171</text:p>
          </table:table-cell>
          <table:table-cell table:number-columns-repeated="3"/>
          <table:table-cell office:value-type="float" office:value="382">
            <text:p>38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24];[.AN24];[.AQ24];[.AT24])" office:value-type="float" office:value="2">
            <text:p>2</text:p>
          </table:table-cell>
          <table:table-cell table:number-columns-repeated="3"/>
          <table:table-cell office:value-type="float" office:value="173">
            <text:p>173</text:p>
          </table:table-cell>
          <table:table-cell table:number-columns-repeated="3"/>
          <table:table-cell office:value-type="float" office:value="175">
            <text:p>175</text:p>
          </table:table-cell>
          <table:table-cell table:number-columns-repeated="967"/>
        </table:table-row>
        <table:table-row table:style-name="ro2">
          <table:table-cell office:value-type="string">
            <text:p>Ballinasloe</text:p>
          </table:table-cell>
          <table:table-cell office:value-type="string">
            <text:p>a="Ballinasloe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6"/>
          <table:table-cell office:value-type="float" office:value="133">
            <text:p>133</text:p>
          </table:table-cell>
          <table:table-cell table:number-columns-repeated="3"/>
          <table:table-cell office:value-type="float" office:value="128">
            <text:p>128</text:p>
          </table:table-cell>
          <table:table-cell table:number-columns-repeated="3"/>
          <table:table-cell office:value-type="float" office:value="318">
            <text:p>318</text:p>
          </table:table-cell>
          <table:table-cell table:number-columns-repeated="3"/>
          <table:table-cell office:value-type="float" office:value="88">
            <text:p>88</text:p>
          </table:table-cell>
          <table:table-cell table:number-columns-repeated="3"/>
          <table:table-cell office:value-type="float" office:value="300">
            <text:p>3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25];[.AN25];[.AQ25];[.AT25])" office:value-type="float" office:value="0">
            <text:p>0</text:p>
          </table:table-cell>
          <table:table-cell table:number-columns-repeated="3"/>
          <table:table-cell office:value-type="float" office:value="140">
            <text:p>140</text:p>
          </table:table-cell>
          <table:table-cell table:number-columns-repeated="3"/>
          <table:table-cell office:value-type="float" office:value="90">
            <text:p>90</text:p>
          </table:table-cell>
          <table:table-cell table:number-columns-repeated="967"/>
        </table:table-row>
        <table:table-row table:style-name="ro2">
          <table:table-cell office:value-type="string">
            <text:p>Bantry</text:p>
          </table:table-cell>
          <table:table-cell office:value-type="string">
            <text:p>a="Bantry" %c; size a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207">
            <text:p>207</text:p>
          </table:table-cell>
          <table:table-cell table:number-columns-repeated="6"/>
          <table:table-cell office:value-type="float" office:value="235">
            <text:p>235</text:p>
          </table:table-cell>
          <table:table-cell table:number-columns-repeated="3"/>
          <table:table-cell office:value-type="float" office:value="232">
            <text:p>232</text:p>
          </table:table-cell>
          <table:table-cell table:number-columns-repeated="3"/>
          <table:table-cell office:value-type="float" office:value="352">
            <text:p>352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3"/>
          <table:table-cell office:value-type="float" office:value="330">
            <text:p>33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26];[.AN26];[.AQ26];[.AT26])" office:value-type="float" office:value="1">
            <text:p>1</text:p>
          </table:table-cell>
          <table:table-cell table:number-columns-repeated="3"/>
          <table:table-cell office:value-type="float" office:value="141">
            <text:p>141</text:p>
          </table:table-cell>
          <table:table-cell table:number-columns-repeated="3"/>
          <table:table-cell office:value-type="float" office:value="85">
            <text:p>85</text:p>
          </table:table-cell>
          <table:table-cell table:number-columns-repeated="967"/>
        </table:table-row>
        <table:table-row table:style-name="ro2">
          <table:table-cell office:value-type="string">
            <text:p>Bord Gáis</text:p>
          </table:table-cell>
          <table:table-cell office:value-type="string">
            <text:p>a="Bord" %c "G(á|a)is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6"/>
          <table:table-cell office:value-type="float" office:value="314">
            <text:p>314</text:p>
          </table:table-cell>
          <table:table-cell table:number-columns-repeated="3"/>
          <table:table-cell office:value-type="float" office:value="296">
            <text:p>296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27];[.AN27];[.AQ27];[.AT27])" office:value-type="float" office:value="0">
            <text:p>0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967"/>
        </table:table-row>
        <table:table-row table:style-name="ro2">
          <table:table-cell office:value-type="string">
            <text:p>Bord na gCon</text:p>
          </table:table-cell>
          <table:table-cell office:value-type="string">
            <text:p>a="Bord" %c "na" %c "gCon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28];[.AN28];[.AQ28];[.AT28])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8">
          <table:table-cell office:value-type="string">
            <text:p>Bord na Móna</text:p>
          </table:table-cell>
          <table:table-cell office:value-type="string">
            <text:p>a="Bord" %c "na" %c "M(ó|o)na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6"/>
          <table:table-cell office:value-type="float" office:value="31">
            <text:p>31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29];[.AN29];[.AQ29];[.AT29])" office:value-type="float" office:value="2">
            <text:p>2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967"/>
        </table:table-row>
        <table:table-row table:style-name="ro2">
          <table:table-cell office:value-type="string">
            <text:p>Buncrana</text:p>
          </table:table-cell>
          <table:table-cell office:value-type="string">
            <text:p>a="Buncrana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81">
            <text:p>81</text:p>
          </table:table-cell>
          <table:table-cell table:number-columns-repeated="6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368">
            <text:p>368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3"/>
          <table:table-cell office:value-type="float" office:value="364">
            <text:p>36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30];[.AN30];[.AQ30];[.AT30])" office:value-type="float" office:value="0">
            <text:p>0</text:p>
          </table:table-cell>
          <table:table-cell table:number-columns-repeated="3"/>
          <table:table-cell office:value-type="float" office:value="112">
            <text:p>112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67"/>
        </table:table-row>
        <table:table-row table:style-name="ro2">
          <table:table-cell office:value-type="string">
            <text:p>Bundoran</text:p>
          </table:table-cell>
          <table:table-cell office:value-type="string">
            <text:p>a="Bundoran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30">
            <text:p>130</text:p>
          </table:table-cell>
          <table:table-cell table:number-columns-repeated="6"/>
          <table:table-cell office:value-type="float" office:value="51">
            <text:p>51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  <table:table-cell office:value-type="float" office:value="215">
            <text:p>215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3"/>
          <table:table-cell office:value-type="float" office:value="209">
            <text:p>20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31];[.AN31];[.AQ31];[.AT31])" office:value-type="float" office:value="1">
            <text:p>1</text:p>
          </table:table-cell>
          <table:table-cell table:number-columns-repeated="3"/>
          <table:table-cell office:value-type="float" office:value="142">
            <text:p>142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967"/>
        </table:table-row>
        <table:table-row table:style-name="ro2">
          <table:table-cell office:value-type="string">
            <text:p>Bus Éireann</text:p>
          </table:table-cell>
          <table:table-cell office:value-type="string">
            <text:p>a="Bus" %c "(É|E)ireann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13">
            <text:p>113</text:p>
          </table:table-cell>
          <table:table-cell table:number-columns-repeated="6"/>
          <table:table-cell office:value-type="float" office:value="56">
            <text:p>56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3"/>
          <table:table-cell office:value-type="float" office:value="134">
            <text:p>134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132">
            <text:p>13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32];[.AN32];[.AQ32];[.AT32])" office:value-type="float" office:value="1">
            <text:p>1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967"/>
        </table:table-row>
        <table:table-row table:style-name="ro2">
          <table:table-cell office:value-type="string">
            <text:p>Carrick-on-Suir</text:p>
          </table:table-cell>
          <table:table-cell office:value-type="string">
            <text:p>a="Carrick-on-Suir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6"/>
          <table:table-cell office:value-type="float" office:value="67">
            <text:p>67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3"/>
          <table:table-cell office:value-type="float" office:value="91">
            <text:p>91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89">
            <text:p>8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33];[.AN33];[.AQ33];[.AT33])" office:value-type="float" office:value="1">
            <text:p>1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967"/>
        </table:table-row>
        <table:table-row table:style-name="ro2">
          <table:table-cell office:value-type="string">
            <text:p>Carrickmacross</text:p>
          </table:table-cell>
          <table:table-cell office:value-type="string">
            <text:p>a="Carrickmacross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6"/>
          <table:table-cell office:value-type="float" office:value="160">
            <text:p>160</text:p>
          </table:table-cell>
          <table:table-cell table:number-columns-repeated="3"/>
          <table:table-cell office:value-type="float" office:value="159">
            <text:p>159</text:p>
          </table:table-cell>
          <table:table-cell table:number-columns-repeated="3"/>
          <table:table-cell office:value-type="float" office:value="127">
            <text:p>127</text:p>
          </table:table-cell>
          <table:table-cell table:number-columns-repeated="3"/>
          <table:table-cell office:value-type="float" office:value="57">
            <text:p>57</text:p>
          </table:table-cell>
          <table:table-cell table:number-columns-repeated="3"/>
          <table:table-cell office:value-type="float" office:value="122">
            <text:p>122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34];[.AN34];[.AQ34];[.AT34])" office:value-type="float" office:value="11">
            <text:p>11</text:p>
          </table:table-cell>
          <table:table-cell table:number-columns-repeated="3"/>
          <table:table-cell office:value-type="float" office:value="101">
            <text:p>101</text:p>
          </table:table-cell>
          <table:table-cell table:number-columns-repeated="3"/>
          <table:table-cell office:value-type="float" office:value="93">
            <text:p>93</text:p>
          </table:table-cell>
          <table:table-cell table:number-columns-repeated="967"/>
        </table:table-row>
        <table:table-row table:style-name="ro2">
          <table:table-cell office:value-type="string">
            <text:p>Cashel</text:p>
          </table:table-cell>
          <table:table-cell office:value-type="string">
            <text:p>a="Cashel" %c; size a;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448">
            <text:p>448</text:p>
          </table:table-cell>
          <table:table-cell table:number-columns-repeated="6"/>
          <table:table-cell office:value-type="float" office:value="403">
            <text:p>403</text:p>
          </table:table-cell>
          <table:table-cell table:number-columns-repeated="3"/>
          <table:table-cell office:value-type="float" office:value="396">
            <text:p>396</text:p>
          </table:table-cell>
          <table:table-cell table:number-columns-repeated="3"/>
          <table:table-cell office:value-type="float" office:value="519">
            <text:p>519</text:p>
          </table:table-cell>
          <table:table-cell table:number-columns-repeated="3"/>
          <table:table-cell office:value-type="float" office:value="108">
            <text:p>108</text:p>
          </table:table-cell>
          <table:table-cell table:number-columns-repeated="3"/>
          <table:table-cell office:value-type="float" office:value="480">
            <text:p>48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table:style-name="ce43" table:formula="of:=SUM([.AK35];[.AN35];[.AQ35];[.AT35])" office:value-type="float" office:value="9">
            <text:p>9</text:p>
          </table:table-cell>
          <table:table-cell table:number-columns-repeated="3"/>
          <table:table-cell office:value-type="float" office:value="215">
            <text:p>215</text:p>
          </table:table-cell>
          <table:table-cell table:number-columns-repeated="3"/>
          <table:table-cell office:value-type="float" office:value="299">
            <text:p>299</text:p>
          </table:table-cell>
          <table:table-cell table:number-columns-repeated="967"/>
        </table:table-row>
        <table:table-row table:style-name="ro2">
          <table:table-cell office:value-type="string">
            <text:p>Castlebar</text:p>
          </table:table-cell>
          <table:table-cell office:value-type="string">
            <text:p>a="Castlebar" %c; size a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52">
            <text:p>152</text:p>
          </table:table-cell>
          <table:table-cell table:number-columns-repeated="6"/>
          <table:table-cell office:value-type="float" office:value="441">
            <text:p>441</text:p>
          </table:table-cell>
          <table:table-cell table:number-columns-repeated="3"/>
          <table:table-cell office:value-type="float" office:value="434">
            <text:p>434</text:p>
          </table:table-cell>
          <table:table-cell table:number-columns-repeated="3"/>
          <table:table-cell office:value-type="float" office:value="554">
            <text:p>554</text:p>
          </table:table-cell>
          <table:table-cell table:number-columns-repeated="3"/>
          <table:table-cell office:value-type="float" office:value="181">
            <text:p>181</text:p>
          </table:table-cell>
          <table:table-cell table:number-columns-repeated="3"/>
          <table:table-cell office:value-type="float" office:value="531">
            <text:p>53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36];[.AN36];[.AQ36];[.AT36])" office:value-type="float" office:value="1">
            <text:p>1</text:p>
          </table:table-cell>
          <table:table-cell table:number-columns-repeated="3"/>
          <table:table-cell office:value-type="float" office:value="246">
            <text:p>246</text:p>
          </table:table-cell>
          <table:table-cell table:number-columns-repeated="3"/>
          <table:table-cell office:value-type="float" office:value="239">
            <text:p>239</text:p>
          </table:table-cell>
          <table:table-cell table:number-columns-repeated="967"/>
        </table:table-row>
        <table:table-row table:style-name="ro8">
          <table:table-cell office:value-type="string">
            <text:p>Christian Aid Ireland</text:p>
          </table:table-cell>
          <table:table-cell office:value-type="string">
            <text:p>a="Christian" %c "Aid" %c "Ireland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37];[.AN37];[.AQ37];[.AT37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2">
          <table:table-cell office:value-type="string">
            <text:p>Clonakilty</text:p>
          </table:table-cell>
          <table:table-cell office:value-type="string">
            <text:p>a="Clonakilty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18">
            <text:p>118</text:p>
          </table:table-cell>
          <table:table-cell table:number-columns-repeated="6"/>
          <table:table-cell office:value-type="float" office:value="135">
            <text:p>135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3"/>
          <table:table-cell office:value-type="float" office:value="212">
            <text:p>212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3"/>
          <table:table-cell office:value-type="float" office:value="206">
            <text:p>20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38];[.AN38];[.AQ38];[.AT38])" office:value-type="float" office:value="0">
            <text:p>0</text:p>
          </table:table-cell>
          <table:table-cell table:number-columns-repeated="3"/>
          <table:table-cell office:value-type="float" office:value="129">
            <text:p>129</text:p>
          </table:table-cell>
          <table:table-cell table:number-columns-repeated="3"/>
          <table:table-cell office:value-type="float" office:value="92">
            <text:p>92</text:p>
          </table:table-cell>
          <table:table-cell table:number-columns-repeated="967"/>
        </table:table-row>
        <table:table-row table:style-name="ro2">
          <table:table-cell office:value-type="string">
            <text:p>Clonmel</text:p>
          </table:table-cell>
          <table:table-cell office:value-type="string">
            <text:p>a="Clonmel" %c; size a;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219">
            <text:p>219</text:p>
          </table:table-cell>
          <table:table-cell table:number-columns-repeated="6"/>
          <table:table-cell office:value-type="float" office:value="323">
            <text:p>323</text:p>
          </table:table-cell>
          <table:table-cell table:number-columns-repeated="3"/>
          <table:table-cell office:value-type="float" office:value="313">
            <text:p>313</text:p>
          </table:table-cell>
          <table:table-cell table:number-columns-repeated="3"/>
          <table:table-cell office:value-type="float" office:value="601">
            <text:p>601</text:p>
          </table:table-cell>
          <table:table-cell table:number-columns-repeated="3"/>
          <table:table-cell office:value-type="float" office:value="145">
            <text:p>145</text:p>
          </table:table-cell>
          <table:table-cell table:number-columns-repeated="3"/>
          <table:table-cell office:value-type="float" office:value="592">
            <text:p>59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43" table:formula="of:=SUM([.AK39];[.AN39];[.AQ39];[.AT39])" office:value-type="float" office:value="4">
            <text:p>4</text:p>
          </table:table-cell>
          <table:table-cell table:number-columns-repeated="3"/>
          <table:table-cell office:value-type="float" office:value="253">
            <text:p>253</text:p>
          </table:table-cell>
          <table:table-cell table:number-columns-repeated="3"/>
          <table:table-cell office:value-type="float" office:value="319">
            <text:p>319</text:p>
          </table:table-cell>
          <table:table-cell table:number-columns-repeated="967"/>
        </table:table-row>
        <table:table-row table:style-name="ro6">
          <table:table-cell office:value-type="string">
            <text:p>Cobh</text:p>
          </table:table-cell>
          <table:table-cell office:value-type="string">
            <text:p>a="Cobh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21">
            <text:p>121</text:p>
          </table:table-cell>
          <table:table-cell table:number-columns-repeated="6"/>
          <table:table-cell office:value-type="float" office:value="111">
            <text:p>111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3"/>
          <table:table-cell office:value-type="float" office:value="281">
            <text:p>281</text:p>
          </table:table-cell>
          <table:table-cell table:number-columns-repeated="3"/>
          <table:table-cell office:value-type="float" office:value="58">
            <text:p>58</text:p>
          </table:table-cell>
          <table:table-cell table:number-columns-repeated="3"/>
          <table:table-cell office:value-type="float" office:value="256">
            <text:p>25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40];[.AN40];[.AQ40];[.AT40])" office:value-type="float" office:value="0">
            <text:p>0</text:p>
          </table:table-cell>
          <table:table-cell table:number-columns-repeated="3"/>
          <table:table-cell office:value-type="float" office:value="142">
            <text:p>142</text:p>
          </table:table-cell>
          <table:table-cell table:number-columns-repeated="3"/>
          <table:table-cell office:value-type="float" office:value="78">
            <text:p>78</text:p>
          </table:table-cell>
          <table:table-cell table:number-columns-repeated="967"/>
        </table:table-row>
        <table:table-row table:style-name="ro2">
          <table:table-cell office:value-type="string">
            <text:p>Coillte</text:p>
          </table:table-cell>
          <table:table-cell office:value-type="string">
            <text:p>a="Coillte" %c 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6"/>
          <table:table-cell office:value-type="float" office:value="74">
            <text:p>74</text:p>
          </table:table-cell>
          <table:table-cell table:number-columns-repeated="3"/>
          <table:table-cell office:value-type="float" office:value="74">
            <text:p>74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41];[.AN41];[.AQ41];[.AT41])" office:value-type="float" office:value="0">
            <text:p>0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967"/>
        </table:table-row>
        <table:table-row table:style-name="ro2">
          <table:table-cell office:value-type="string">
            <text:p>Comhlámh</text:p>
          </table:table-cell>
          <table:table-cell office:value-type="string">
            <text:p>a="Comhl(á|a)mh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42];[.AN42];[.AQ42];[.AT42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2">
          <table:table-cell office:value-type="string">
            <text:p>Connacht</text:p>
          </table:table-cell>
          <table:table-cell office:value-type="string">
            <text:p>a="Connacht" %c; size a;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267">
            <text:p>267</text:p>
          </table:table-cell>
          <table:table-cell table:number-columns-repeated="6"/>
          <table:table-cell office:value-type="float" office:value="410">
            <text:p>410</text:p>
          </table:table-cell>
          <table:table-cell table:number-columns-repeated="3"/>
          <table:table-cell office:value-type="float" office:value="373">
            <text:p>373</text:p>
          </table:table-cell>
          <table:table-cell table:number-columns-repeated="3"/>
          <table:table-cell office:value-type="float" office:value="793">
            <text:p>793</text:p>
          </table:table-cell>
          <table:table-cell table:number-columns-repeated="3"/>
          <table:table-cell office:value-type="float" office:value="133">
            <text:p>133</text:p>
          </table:table-cell>
          <table:table-cell table:number-columns-repeated="3"/>
          <table:table-cell office:value-type="float" office:value="720">
            <text:p>72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43" table:formula="of:=SUM([.AK43];[.AN43];[.AQ43];[.AT43])" office:value-type="float" office:value="2">
            <text:p>2</text:p>
          </table:table-cell>
          <table:table-cell table:number-columns-repeated="3"/>
          <table:table-cell office:value-type="float" office:value="647">
            <text:p>647</text:p>
          </table:table-cell>
          <table:table-cell table:number-columns-repeated="3"/>
          <table:table-cell office:value-type="float" office:value="577">
            <text:p>577</text:p>
          </table:table-cell>
          <table:table-cell table:number-columns-repeated="967"/>
        </table:table-row>
        <table:table-row table:style-name="ro8">
          <table:table-cell office:value-type="string">
            <text:p>Córas Iompair Éireann</text:p>
          </table:table-cell>
          <table:table-cell office:value-type="string">
            <text:p>a="C(ó|o)ras" %c "Iompair" %c "(É|E)ireann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44];[.AN44];[.AQ44];[.AT44])" office:value-type="float" office:value="0">
            <text:p>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8">
          <table:table-cell office:value-type="string">
            <text:p>Donegal Creameries</text:p>
          </table:table-cell>
          <table:table-cell office:value-type="string">
            <text:p>a="Donegal" %c "Creameries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45];[.AN45];[.AQ45];[.AT45])" office:value-type="float" office:value="0">
            <text:p>0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967"/>
        </table:table-row>
        <table:table-row table:style-name="ro9">
          <table:table-cell office:value-type="string">
            <text:p>Dublin Airport Authority</text:p>
          </table:table-cell>
          <table:table-cell office:value-type="string">
            <text:p>a="Dublin" %c "Airport" %c "Authority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6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46];[.AN46];[.AQ46];[.AT46])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67"/>
        </table:table-row>
        <table:table-row table:style-name="ro8">
          <table:table-cell office:value-type="string">
            <text:p>Dublin Port Company</text:p>
          </table:table-cell>
          <table:table-cell office:value-type="string">
            <text:p>a="Dublin" %c "Port" %c "Company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47];[.AN47];[.AQ47];[.AT47])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67"/>
        </table:table-row>
        <table:table-row table:style-name="ro2">
          <table:table-cell office:value-type="string">
            <text:p>Dungarvan</text:p>
          </table:table-cell>
          <table:table-cell office:value-type="string">
            <text:p>a="Dungarvan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02">
            <text:p>102</text:p>
          </table:table-cell>
          <table:table-cell table:number-columns-repeated="6"/>
          <table:table-cell office:value-type="float" office:value="157">
            <text:p>157</text:p>
          </table:table-cell>
          <table:table-cell table:number-columns-repeated="3"/>
          <table:table-cell office:value-type="float" office:value="153">
            <text:p>153</text:p>
          </table:table-cell>
          <table:table-cell table:number-columns-repeated="3"/>
          <table:table-cell office:value-type="float" office:value="438">
            <text:p>438</text:p>
          </table:table-cell>
          <table:table-cell table:number-columns-repeated="3"/>
          <table:table-cell office:value-type="float" office:value="163">
            <text:p>163</text:p>
          </table:table-cell>
          <table:table-cell table:number-columns-repeated="3"/>
          <table:table-cell office:value-type="float" office:value="424">
            <text:p>42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48];[.AN48];[.AQ48];[.AT48])" office:value-type="float" office:value="1">
            <text:p>1</text:p>
          </table:table-cell>
          <table:table-cell table:number-columns-repeated="3"/>
          <table:table-cell office:value-type="float" office:value="149">
            <text:p>149</text:p>
          </table:table-cell>
          <table:table-cell table:number-columns-repeated="3"/>
          <table:table-cell office:value-type="float" office:value="128">
            <text:p>128</text:p>
          </table:table-cell>
          <table:table-cell table:number-columns-repeated="967"/>
        </table:table-row>
        <table:table-row table:style-name="ro2">
          <table:table-cell office:value-type="string">
            <text:p>Eircom</text:p>
          </table:table-cell>
          <table:table-cell office:value-type="string">
            <text:p>a="Eircom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29">
            <text:p>229</text:p>
          </table:table-cell>
          <table:table-cell table:number-columns-repeated="6"/>
          <table:table-cell office:value-type="float" office:value="361">
            <text:p>361</text:p>
          </table:table-cell>
          <table:table-cell table:number-columns-repeated="3"/>
          <table:table-cell office:value-type="float" office:value="314">
            <text:p>314</text:p>
          </table:table-cell>
          <table:table-cell table:number-columns-repeated="3"/>
          <table:table-cell office:value-type="float" office:value="160">
            <text:p>160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141">
            <text:p>14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49];[.AN49];[.AQ49];[.AT49])" office:value-type="float" office:value="0">
            <text:p>0</text:p>
          </table:table-cell>
          <table:table-cell table:number-columns-repeated="3"/>
          <table:table-cell office:value-type="float" office:value="73">
            <text:p>73</text:p>
          </table:table-cell>
          <table:table-cell table:number-columns-repeated="3"/>
          <table:table-cell office:value-type="float" office:value="285">
            <text:p>285</text:p>
          </table:table-cell>
          <table:table-cell table:number-columns-repeated="967"/>
        </table:table-row>
        <table:table-row table:style-name="ro2">
          <table:table-cell office:value-type="string">
            <text:p>EirGrid</text:p>
          </table:table-cell>
          <table:table-cell office:value-type="string">
            <text:p>a="EirGrid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 office:value-type="float" office:value="17">
            <text:p>17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50];[.AN50];[.AQ50];[.AT50])" office:value-type="float" office:value="0">
            <text:p>0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967"/>
        </table:table-row>
        <table:table-row table:style-name="ro2">
          <table:table-cell office:value-type="string">
            <text:p>Enniscorthy</text:p>
          </table:table-cell>
          <table:table-cell office:value-type="string">
            <text:p>a="Enniscorthy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6"/>
          <table:table-cell office:value-type="float" office:value="168">
            <text:p>168</text:p>
          </table:table-cell>
          <table:table-cell table:number-columns-repeated="3"/>
          <table:table-cell office:value-type="float" office:value="165">
            <text:p>165</text:p>
          </table:table-cell>
          <table:table-cell table:number-columns-repeated="3"/>
          <table:table-cell office:value-type="float" office:value="373">
            <text:p>373</text:p>
          </table:table-cell>
          <table:table-cell table:number-columns-repeated="3"/>
          <table:table-cell office:value-type="float" office:value="169">
            <text:p>169</text:p>
          </table:table-cell>
          <table:table-cell table:number-columns-repeated="3"/>
          <table:table-cell office:value-type="float" office:value="363">
            <text:p>36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51];[.AN51];[.AQ51];[.AT51])" office:value-type="float" office:value="1">
            <text:p>1</text:p>
          </table:table-cell>
          <table:table-cell table:number-columns-repeated="3"/>
          <table:table-cell office:value-type="float" office:value="178">
            <text:p>178</text:p>
          </table:table-cell>
          <table:table-cell table:number-columns-repeated="3"/>
          <table:table-cell office:value-type="float" office:value="211">
            <text:p>211</text:p>
          </table:table-cell>
          <table:table-cell table:number-columns-repeated="967"/>
        </table:table-row>
        <table:table-row table:style-name="ro2">
          <table:table-cell office:value-type="string">
            <text:p>Fermoy</text:p>
          </table:table-cell>
          <table:table-cell office:value-type="string">
            <text:p>a="Fermoy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43">
            <text:p>143</text:p>
          </table:table-cell>
          <table:table-cell table:number-columns-repeated="6"/>
          <table:table-cell office:value-type="float" office:value="154">
            <text:p>154</text:p>
          </table:table-cell>
          <table:table-cell table:number-columns-repeated="3"/>
          <table:table-cell office:value-type="float" office:value="152">
            <text:p>152</text:p>
          </table:table-cell>
          <table:table-cell table:number-columns-repeated="3"/>
          <table:table-cell office:value-type="float" office:value="233">
            <text:p>233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3"/>
          <table:table-cell office:value-type="float" office:value="221">
            <text:p>22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43" table:formula="of:=SUM([.AK52];[.AN52];[.AQ52];[.AT52])" office:value-type="float" office:value="3">
            <text:p>3</text:p>
          </table:table-cell>
          <table:table-cell table:number-columns-repeated="3"/>
          <table:table-cell office:value-type="float" office:value="136">
            <text:p>136</text:p>
          </table:table-cell>
          <table:table-cell table:number-columns-repeated="3"/>
          <table:table-cell office:value-type="float" office:value="156">
            <text:p>156</text:p>
          </table:table-cell>
          <table:table-cell table:number-columns-repeated="967"/>
        </table:table-row>
        <table:table-row table:style-name="ro2">
          <table:table-cell office:value-type="string">
            <text:p>Fyffes</text:p>
          </table:table-cell>
          <table:table-cell office:value-type="string">
            <text:p>a="Fyffes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6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53];[.AN53];[.AQ53];[.AT53])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967"/>
        </table:table-row>
        <table:table-row table:style-name="ro2">
          <table:table-cell office:value-type="string">
            <text:p>Glanbia</text:p>
          </table:table-cell>
          <table:table-cell office:value-type="string">
            <text:p>a="Glanbia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56">
            <text:p>56</text:p>
          </table:table-cell>
          <table:table-cell table:number-columns-repeated="6"/>
          <table:table-cell office:value-type="float" office:value="47">
            <text:p>47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3"/>
          <table:table-cell office:value-type="float" office:value="65">
            <text:p>6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65">
            <text:p>65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54];[.AN54];[.AQ54];[.AT54])" office:value-type="float" office:value="0">
            <text:p>0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967"/>
        </table:table-row>
        <table:table-row table:style-name="ro6">
          <table:table-cell office:value-type="string">
            <text:p>Gorta</text:p>
          </table:table-cell>
          <table:table-cell office:value-type="string">
            <text:p>a="Gorta" %c; size a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6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55];[.AN55];[.AQ55];[.AT55])" office:value-type="float" office:value="0">
            <text:p>0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967"/>
        </table:table-row>
        <table:table-row table:style-name="ro2">
          <table:table-cell office:value-type="string">
            <text:p>Grafton Group</text:p>
          </table:table-cell>
          <table:table-cell office:value-type="string">
            <text:p>a="Grafton" %c "Group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56];[.AN56];[.AQ56];[.AT56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67"/>
        </table:table-row>
        <table:table-row table:style-name="ro2">
          <table:table-cell office:value-type="string">
            <text:p>Greencore</text:p>
          </table:table-cell>
          <table:table-cell office:value-type="string">
            <text:p>a="Greencore" %c "Group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57];[.AN57];[.AQ57];[.AT57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67"/>
        </table:table-row>
        <table:table-row table:style-name="ro8">
          <table:table-cell office:value-type="string">
            <text:p>Iarnród Éireann</text:p>
          </table:table-cell>
          <table:table-cell office:value-type="string">
            <text:p>a="Iarnr(ó|o)d" %c "(É|E)ireann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6"/>
          <table:table-cell office:value-type="float" office:value="30">
            <text:p>30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53">
            <text:p>53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58];[.AN58];[.AQ58];[.AT58])" office:value-type="float" office:value="5">
            <text:p>5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967"/>
        </table:table-row>
        <table:table-row table:style-name="ro8">
          <table:table-cell office:value-type="string">
            <text:p>IONA Technologies</text:p>
          </table:table-cell>
          <table:table-cell office:value-type="string">
            <text:p>a="IONA" %c "Technologies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59];[.AN59];[.AQ59];[.AT59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8">
          <table:table-cell office:value-type="string">
            <text:p>Irish Continental</text:p>
          </table:table-cell>
          <table:table-cell office:value-type="string">
            <text:p>a="Irish" %c "Continental" %c "Group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60];[.AN60];[.AQ60];[.AT60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9">
          <table:table-cell office:value-type="string">
            <text:p>Irish Life and Permanent</text:p>
          </table:table-cell>
          <table:table-cell office:value-type="string">
            <text:p>a="Irish" %c "Life" %c "and" %c "Permanent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6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61];[.AN61];[.AQ61];[.AT61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8">
          <table:table-cell office:value-type="string">
            <text:p>Irish Red Cross</text:p>
          </table:table-cell>
          <table:table-cell office:value-type="string">
            <text:p>a="Irish" %c "Red" %c "Cross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6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62];[.AN62];[.AQ62];[.AT62])" office:value-type="float" office:value="0">
            <text:p>0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967"/>
        </table:table-row>
        <table:table-row table:style-name="ro2">
          <table:table-cell office:value-type="string">
            <text:p>Kerry Group</text:p>
          </table:table-cell>
          <table:table-cell office:value-type="string">
            <text:p>a="Kerry" %c "Group" %c; size a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6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63];[.AN63];[.AQ63];[.AT63])" office:value-type="float" office:value="0">
            <text:p>0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967"/>
        </table:table-row>
        <table:table-row table:style-name="ro6">
          <table:table-cell office:value-type="string">
            <text:p>Kilkee</text:p>
          </table:table-cell>
          <table:table-cell office:value-type="string">
            <text:p>a="Kilkee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6"/>
          <table:table-cell office:value-type="float" office:value="58">
            <text:p>58</text:p>
          </table:table-cell>
          <table:table-cell table:number-columns-repeated="3"/>
          <table:table-cell office:value-type="float" office:value="57">
            <text:p>57</text:p>
          </table:table-cell>
          <table:table-cell table:number-columns-repeated="3"/>
          <table:table-cell office:value-type="float" office:value="134">
            <text:p>134</text:p>
          </table:table-cell>
          <table:table-cell table:number-columns-repeated="3"/>
          <table:table-cell office:value-type="float" office:value="58">
            <text:p>58</text:p>
          </table:table-cell>
          <table:table-cell table:number-columns-repeated="3"/>
          <table:table-cell office:value-type="float" office:value="131">
            <text:p>13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64];[.AN64];[.AQ64];[.AT64])" office:value-type="float" office:value="0">
            <text:p>0</text:p>
          </table:table-cell>
          <table:table-cell table:number-columns-repeated="3"/>
          <table:table-cell office:value-type="float" office:value="47">
            <text:p>47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967"/>
        </table:table-row>
        <table:table-row table:style-name="ro2">
          <table:table-cell office:value-type="string">
            <text:p>Kilrush</text:p>
          </table:table-cell>
          <table:table-cell office:value-type="string">
            <text:p>a="Kilrush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55">
            <text:p>55</text:p>
          </table:table-cell>
          <table:table-cell table:number-columns-repeated="6"/>
          <table:table-cell office:value-type="float" office:value="312">
            <text:p>312</text:p>
          </table:table-cell>
          <table:table-cell table:number-columns-repeated="3"/>
          <table:table-cell office:value-type="float" office:value="312">
            <text:p>312</text:p>
          </table:table-cell>
          <table:table-cell table:number-columns-repeated="3"/>
          <table:table-cell office:value-type="float" office:value="143">
            <text:p>143</text:p>
          </table:table-cell>
          <table:table-cell table:number-columns-repeated="3"/>
          <table:table-cell office:value-type="float" office:value="69">
            <text:p>69</text:p>
          </table:table-cell>
          <table:table-cell table:number-columns-repeated="3"/>
          <table:table-cell office:value-type="float" office:value="141">
            <text:p>14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65];[.AN65];[.AQ65];[.AT65])" office:value-type="float" office:value="15">
            <text:p>15</text:p>
          </table:table-cell>
          <table:table-cell table:number-columns-repeated="3"/>
          <table:table-cell office:value-type="float" office:value="68">
            <text:p>68</text:p>
          </table:table-cell>
          <table:table-cell table:number-columns-repeated="3"/>
          <table:table-cell office:value-type="float" office:value="105">
            <text:p>105</text:p>
          </table:table-cell>
          <table:table-cell table:number-columns-repeated="967"/>
        </table:table-row>
        <table:table-row table:style-name="ro2">
          <table:table-cell office:value-type="string">
            <text:p>Kinsale</text:p>
          </table:table-cell>
          <table:table-cell office:value-type="string">
            <text:p>a="Kinsale" %c; size a;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68">
            <text:p>368</text:p>
          </table:table-cell>
          <table:table-cell table:number-columns-repeated="6"/>
          <table:table-cell office:value-type="float" office:value="171">
            <text:p>171</text:p>
          </table:table-cell>
          <table:table-cell table:number-columns-repeated="3"/>
          <table:table-cell office:value-type="float" office:value="157">
            <text:p>157</text:p>
          </table:table-cell>
          <table:table-cell table:number-columns-repeated="3"/>
          <table:table-cell office:value-type="float" office:value="422">
            <text:p>422</text:p>
          </table:table-cell>
          <table:table-cell table:number-columns-repeated="3"/>
          <table:table-cell office:value-type="float" office:value="76">
            <text:p>76</text:p>
          </table:table-cell>
          <table:table-cell table:number-columns-repeated="3"/>
          <table:table-cell office:value-type="float" office:value="382">
            <text:p>38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66];[.AN66];[.AQ66];[.AT66])" office:value-type="float" office:value="1">
            <text:p>1</text:p>
          </table:table-cell>
          <table:table-cell table:number-columns-repeated="3"/>
          <table:table-cell office:value-type="float" office:value="225">
            <text:p>225</text:p>
          </table:table-cell>
          <table:table-cell table:number-columns-repeated="3"/>
          <table:table-cell office:value-type="float" office:value="123">
            <text:p>123</text:p>
          </table:table-cell>
          <table:table-cell table:number-columns-repeated="967"/>
        </table:table-row>
        <table:table-row table:style-name="ro6">
          <table:table-cell office:value-type="string">
            <text:p>Laois</text:p>
          </table:table-cell>
          <table:table-cell office:value-type="string">
            <text:p>a="Laois" %c; size a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63">
            <text:p>163</text:p>
          </table:table-cell>
          <table:table-cell table:number-columns-repeated="6"/>
          <table:table-cell office:value-type="float" office:value="401">
            <text:p>401</text:p>
          </table:table-cell>
          <table:table-cell table:number-columns-repeated="3"/>
          <table:table-cell office:value-type="float" office:value="392">
            <text:p>392</text:p>
          </table:table-cell>
          <table:table-cell table:number-columns-repeated="3"/>
          <table:table-cell office:value-type="float" office:value="1640">
            <text:p>1640</text:p>
          </table:table-cell>
          <table:table-cell table:number-columns-repeated="3"/>
          <table:table-cell office:value-type="float" office:value="577">
            <text:p>577</text:p>
          </table:table-cell>
          <table:table-cell table:number-columns-repeated="3"/>
          <table:table-cell office:value-type="float" office:value="1597">
            <text:p>159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67];[.AN67];[.AQ67];[.AT67])" office:value-type="float" office:value="1">
            <text:p>1</text:p>
          </table:table-cell>
          <table:table-cell table:number-columns-repeated="3"/>
          <table:table-cell office:value-type="float" office:value="1546">
            <text:p>1546</text:p>
          </table:table-cell>
          <table:table-cell table:number-columns-repeated="3"/>
          <table:table-cell office:value-type="float" office:value="783">
            <text:p>783</text:p>
          </table:table-cell>
          <table:table-cell table:number-columns-repeated="967"/>
        </table:table-row>
        <table:table-row table:style-name="ro2">
          <table:table-cell office:value-type="string">
            <text:p>Leixlip</text:p>
          </table:table-cell>
          <table:table-cell office:value-type="string">
            <text:p>a="Leixlip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6"/>
          <table:table-cell office:value-type="float" office:value="97">
            <text:p>97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296">
            <text:p>296</text:p>
          </table:table-cell>
          <table:table-cell table:number-columns-repeated="3"/>
          <table:table-cell office:value-type="float" office:value="176">
            <text:p>176</text:p>
          </table:table-cell>
          <table:table-cell table:number-columns-repeated="3"/>
          <table:table-cell office:value-type="float" office:value="292">
            <text:p>29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68];[.AN68];[.AQ68];[.AT68])" office:value-type="float" office:value="14">
            <text:p>14</text:p>
          </table:table-cell>
          <table:table-cell table:number-columns-repeated="3"/>
          <table:table-cell office:value-type="float" office:value="86">
            <text:p>86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967"/>
        </table:table-row>
        <table:table-row table:style-name="ro2">
          <table:table-cell office:value-type="string">
            <text:p>Letterkenny</text:p>
          </table:table-cell>
          <table:table-cell office:value-type="string">
            <text:p>a="Letterkenny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04">
            <text:p>304</text:p>
          </table:table-cell>
          <table:table-cell table:number-columns-repeated="6"/>
          <table:table-cell office:value-type="float" office:value="1270">
            <text:p>1270</text:p>
          </table:table-cell>
          <table:table-cell table:number-columns-repeated="3"/>
          <table:table-cell office:value-type="float" office:value="1268">
            <text:p>1268</text:p>
          </table:table-cell>
          <table:table-cell table:number-columns-repeated="3"/>
          <table:table-cell office:value-type="float" office:value="670">
            <text:p>670</text:p>
          </table:table-cell>
          <table:table-cell table:number-columns-repeated="3"/>
          <table:table-cell office:value-type="float" office:value="233">
            <text:p>233</text:p>
          </table:table-cell>
          <table:table-cell table:number-columns-repeated="3"/>
          <table:table-cell office:value-type="float" office:value="655">
            <text:p>655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69];[.AN69];[.AQ69];[.AT69])" office:value-type="float" office:value="8">
            <text:p>8</text:p>
          </table:table-cell>
          <table:table-cell table:number-columns-repeated="3"/>
          <table:table-cell office:value-type="float" office:value="526">
            <text:p>526</text:p>
          </table:table-cell>
          <table:table-cell table:number-columns-repeated="3"/>
          <table:table-cell office:value-type="float" office:value="238">
            <text:p>238</text:p>
          </table:table-cell>
          <table:table-cell table:number-columns-repeated="967"/>
        </table:table-row>
        <table:table-row table:style-name="ro2">
          <table:table-cell office:value-type="string">
            <text:p>Listowel</text:p>
          </table:table-cell>
          <table:table-cell office:value-type="string">
            <text:p>a="Listowel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6"/>
          <table:table-cell office:value-type="float" office:value="87">
            <text:p>87</text:p>
          </table:table-cell>
          <table:table-cell table:number-columns-repeated="3"/>
          <table:table-cell office:value-type="float" office:value="86">
            <text:p>86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3"/>
          <table:table-cell office:value-type="float" office:value="381">
            <text:p>38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70];[.AN70];[.AQ70];[.AT70])" office:value-type="float" office:value="13">
            <text:p>13</text:p>
          </table:table-cell>
          <table:table-cell table:number-columns-repeated="3"/>
          <table:table-cell office:value-type="float" office:value="254">
            <text:p>254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967"/>
        </table:table-row>
        <table:table-row table:style-name="ro2">
          <table:table-cell office:value-type="string">
            <text:p>Listowel</text:p>
          </table:table-cell>
          <table:table-cell office:value-type="string">
            <text:p>a="Listowel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6"/>
          <table:table-cell office:value-type="float" office:value="87">
            <text:p>87</text:p>
          </table:table-cell>
          <table:table-cell table:number-columns-repeated="3"/>
          <table:table-cell office:value-type="float" office:value="86">
            <text:p>86</text:p>
          </table:table-cell>
          <table:table-cell table:number-columns-repeated="3"/>
          <table:table-cell office:value-type="float" office:value="400">
            <text:p>400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3"/>
          <table:table-cell office:value-type="float" office:value="381">
            <text:p>38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71];[.AN71];[.AQ71];[.AT71])" office:value-type="float" office:value="13">
            <text:p>13</text:p>
          </table:table-cell>
          <table:table-cell table:number-columns-repeated="3"/>
          <table:table-cell office:value-type="float" office:value="254">
            <text:p>254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967"/>
        </table:table-row>
        <table:table-row table:style-name="ro2">
          <table:table-cell office:value-type="string">
            <text:p>Loughrea</text:p>
          </table:table-cell>
          <table:table-cell office:value-type="string">
            <text:p>a="Loughrea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6"/>
          <table:table-cell office:value-type="float" office:value="54">
            <text:p>54</text:p>
          </table:table-cell>
          <table:table-cell table:number-columns-repeated="3"/>
          <table:table-cell office:value-type="float" office:value="54">
            <text:p>54</text:p>
          </table:table-cell>
          <table:table-cell table:number-columns-repeated="3"/>
          <table:table-cell office:value-type="float" office:value="228">
            <text:p>228</text:p>
          </table:table-cell>
          <table:table-cell table:number-columns-repeated="3"/>
          <table:table-cell office:value-type="float" office:value="59">
            <text:p>59</text:p>
          </table:table-cell>
          <table:table-cell table:number-columns-repeated="3"/>
          <table:table-cell office:value-type="float" office:value="221">
            <text:p>22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table:style-name="ce43" table:formula="of:=SUM([.AK72];[.AN72];[.AQ72];[.AT72])" office:value-type="float" office:value="3">
            <text:p>3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3"/>
          <table:table-cell office:value-type="float" office:value="59">
            <text:p>59</text:p>
          </table:table-cell>
          <table:table-cell table:number-columns-repeated="967"/>
        </table:table-row>
        <table:table-row table:style-name="ro2">
          <table:table-cell office:value-type="string">
            <text:p>Macroom</text:p>
          </table:table-cell>
          <table:table-cell office:value-type="string">
            <text:p>a="Macroom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51">
            <text:p>51</text:p>
          </table:table-cell>
          <table:table-cell table:number-columns-repeated="6"/>
          <table:table-cell office:value-type="float" office:value="125">
            <text:p>125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3"/>
          <table:table-cell office:value-type="float" office:value="131">
            <text:p>131</text:p>
          </table:table-cell>
          <table:table-cell table:number-columns-repeated="3"/>
          <table:table-cell office:value-type="float" office:value="57">
            <text:p>57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73];[.AN73];[.AQ73];[.AT73])" office:value-type="float" office:value="1">
            <text:p>1</text:p>
          </table:table-cell>
          <table:table-cell table:number-columns-repeated="3"/>
          <table:table-cell office:value-type="float" office:value="44">
            <text:p>44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967"/>
        </table:table-row>
        <table:table-row table:style-name="ro2">
          <table:table-cell office:value-type="string">
            <text:p>Mullingar</text:p>
          </table:table-cell>
          <table:table-cell office:value-type="string">
            <text:p>a="Mullingar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05">
            <text:p>105</text:p>
          </table:table-cell>
          <table:table-cell table:number-columns-repeated="6"/>
          <table:table-cell office:value-type="float" office:value="324">
            <text:p>324</text:p>
          </table:table-cell>
          <table:table-cell table:number-columns-repeated="3"/>
          <table:table-cell office:value-type="float" office:value="303">
            <text:p>303</text:p>
          </table:table-cell>
          <table:table-cell table:number-columns-repeated="3"/>
          <table:table-cell office:value-type="float" office:value="858">
            <text:p>858</text:p>
          </table:table-cell>
          <table:table-cell table:number-columns-repeated="3"/>
          <table:table-cell office:value-type="float" office:value="276">
            <text:p>276</text:p>
          </table:table-cell>
          <table:table-cell table:number-columns-repeated="3"/>
          <table:table-cell office:value-type="float" office:value="811">
            <text:p>81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74];[.AN74];[.AQ74];[.AT74])" office:value-type="float" office:value="2">
            <text:p>2</text:p>
          </table:table-cell>
          <table:table-cell table:number-columns-repeated="3"/>
          <table:table-cell office:value-type="float" office:value="442">
            <text:p>442</text:p>
          </table:table-cell>
          <table:table-cell table:number-columns-repeated="3"/>
          <table:table-cell office:value-type="float" office:value="319">
            <text:p>319</text:p>
          </table:table-cell>
          <table:table-cell table:number-columns-repeated="967"/>
        </table:table-row>
        <table:table-row table:style-name="ro6">
          <table:table-cell office:value-type="string">
            <text:p>Naas</text:p>
          </table:table-cell>
          <table:table-cell office:value-type="string">
            <text:p>a="Naas" %c; size a;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269">
            <text:p>269</text:p>
          </table:table-cell>
          <table:table-cell table:number-columns-repeated="6"/>
          <table:table-cell office:value-type="float" office:value="399">
            <text:p>399</text:p>
          </table:table-cell>
          <table:table-cell table:number-columns-repeated="3"/>
          <table:table-cell office:value-type="float" office:value="392">
            <text:p>392</text:p>
          </table:table-cell>
          <table:table-cell table:number-columns-repeated="3"/>
          <table:table-cell office:value-type="float" office:value="521">
            <text:p>521</text:p>
          </table:table-cell>
          <table:table-cell table:number-columns-repeated="3"/>
          <table:table-cell office:value-type="float" office:value="258">
            <text:p>258</text:p>
          </table:table-cell>
          <table:table-cell table:number-columns-repeated="3"/>
          <table:table-cell office:value-type="float" office:value="499">
            <text:p>49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75];[.AN75];[.AQ75];[.AT75])" office:value-type="float" office:value="4">
            <text:p>4</text:p>
          </table:table-cell>
          <table:table-cell table:number-columns-repeated="3"/>
          <table:table-cell office:value-type="float" office:value="381">
            <text:p>381</text:p>
          </table:table-cell>
          <table:table-cell table:number-columns-repeated="3"/>
          <table:table-cell office:value-type="float" office:value="270">
            <text:p>270</text:p>
          </table:table-cell>
          <table:table-cell table:number-columns-repeated="967"/>
        </table:table-row>
        <table:table-row table:style-name="ro2">
          <table:table-cell office:value-type="string">
            <text:p>Nenagh</text:p>
          </table:table-cell>
          <table:table-cell office:value-type="string">
            <text:p>a="Nenagh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73">
            <text:p>73</text:p>
          </table:table-cell>
          <table:table-cell table:number-columns-repeated="6"/>
          <table:table-cell office:value-type="float" office:value="576">
            <text:p>576</text:p>
          </table:table-cell>
          <table:table-cell table:number-columns-repeated="3"/>
          <table:table-cell office:value-type="float" office:value="570">
            <text:p>570</text:p>
          </table:table-cell>
          <table:table-cell table:number-columns-repeated="3"/>
          <table:table-cell office:value-type="float" office:value="796">
            <text:p>796</text:p>
          </table:table-cell>
          <table:table-cell table:number-columns-repeated="3"/>
          <table:table-cell office:value-type="float" office:value="131">
            <text:p>131</text:p>
          </table:table-cell>
          <table:table-cell table:number-columns-repeated="3"/>
          <table:table-cell office:value-type="float" office:value="783">
            <text:p>78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76];[.AN76];[.AQ76];[.AT76])" office:value-type="float" office:value="0">
            <text:p>0</text:p>
          </table:table-cell>
          <table:table-cell table:number-columns-repeated="3"/>
          <table:table-cell office:value-type="float" office:value="175">
            <text:p>175</text:p>
          </table:table-cell>
          <table:table-cell table:number-columns-repeated="3"/>
          <table:table-cell office:value-type="float" office:value="410">
            <text:p>410</text:p>
          </table:table-cell>
          <table:table-cell table:number-columns-repeated="967"/>
        </table:table-row>
        <table:table-row table:style-name="ro2">
          <table:table-cell office:value-type="string">
            <text:p>Oxfam Ireland</text:p>
          </table:table-cell>
          <table:table-cell office:value-type="string">
            <text:p>a="Oxfam" %c "Ireland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6"/>
          <table:table-cell office:value-type="float" office:value="5">
            <text:p>5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77];[.AN77];[.AQ77];[.AT77])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67"/>
        </table:table-row>
        <table:table-row table:style-name="ro2">
          <table:table-cell office:value-type="string">
            <text:p>Paddy Power</text:p>
          </table:table-cell>
          <table:table-cell office:value-type="string">
            <text:p>a="Paddy" %c "Power" %c; size a;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372">
            <text:p>372</text:p>
          </table:table-cell>
          <table:table-cell table:number-columns-repeated="6"/>
          <table:table-cell office:value-type="float" office:value="50">
            <text:p>50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78];[.AN78];[.AQ78];[.AT78])" office:value-type="float" office:value="1">
            <text:p>1</text:p>
          </table:table-cell>
          <table:table-cell table:number-columns-repeated="3"/>
          <table:table-cell office:value-type="float" office:value="61">
            <text:p>61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967"/>
        </table:table-row>
        <table:table-row table:style-name="ro2">
          <table:table-cell office:value-type="string">
            <text:p>Portlaoise</text:p>
          </table:table-cell>
          <table:table-cell office:value-type="string">
            <text:p>a="Portlaoise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41">
            <text:p>41</text:p>
          </table:table-cell>
          <table:table-cell table:number-columns-repeated="6"/>
          <table:table-cell office:value-type="float" office:value="200">
            <text:p>200</text:p>
          </table:table-cell>
          <table:table-cell table:number-columns-repeated="3"/>
          <table:table-cell office:value-type="float" office:value="195">
            <text:p>195</text:p>
          </table:table-cell>
          <table:table-cell table:number-columns-repeated="3"/>
          <table:table-cell office:value-type="float" office:value="527">
            <text:p>527</text:p>
          </table:table-cell>
          <table:table-cell table:number-columns-repeated="3"/>
          <table:table-cell office:value-type="float" office:value="168">
            <text:p>168</text:p>
          </table:table-cell>
          <table:table-cell table:number-columns-repeated="3"/>
          <table:table-cell office:value-type="float" office:value="509">
            <text:p>50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79];[.AN79];[.AQ79];[.AT79])" office:value-type="float" office:value="3">
            <text:p>3</text:p>
          </table:table-cell>
          <table:table-cell table:number-columns-repeated="3"/>
          <table:table-cell office:value-type="float" office:value="270">
            <text:p>270</text:p>
          </table:table-cell>
          <table:table-cell table:number-columns-repeated="3"/>
          <table:table-cell office:value-type="float" office:value="214">
            <text:p>214</text:p>
          </table:table-cell>
          <table:table-cell table:number-columns-repeated="967"/>
        </table:table-row>
        <table:table-row table:style-name="ro8">
          <table:table-cell office:value-type="string">
            <text:p>Raidió Teilifís Éireann</text:p>
          </table:table-cell>
          <table:table-cell office:value-type="string">
            <text:p>a="Radi(o|ó)" %c "Telef(i|í)s" %c "(E|É)ireann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42">
            <text:p>42</text:p>
          </table:table-cell>
          <table:table-cell table:number-columns-repeated="6"/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80];[.AN80];[.AQ80];[.AT80])"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967"/>
        </table:table-row>
        <table:table-row table:style-name="ro2">
          <table:table-cell office:value-type="string">
            <text:p>Ryanair</text:p>
          </table:table-cell>
          <table:table-cell office:value-type="string">
            <text:p>a="Ryanair" %c; size a;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3848">
            <text:p>3848</text:p>
          </table:table-cell>
          <table:table-cell table:number-columns-repeated="6"/>
          <table:table-cell office:value-type="float" office:value="372">
            <text:p>372</text:p>
          </table:table-cell>
          <table:table-cell table:number-columns-repeated="3"/>
          <table:table-cell office:value-type="float" office:value="330">
            <text:p>330</text:p>
          </table:table-cell>
          <table:table-cell table:number-columns-repeated="3"/>
          <table:table-cell office:value-type="float" office:value="253">
            <text:p>253</text:p>
          </table:table-cell>
          <table:table-cell table:number-columns-repeated="3"/>
          <table:table-cell office:value-type="float" office:value="40">
            <text:p>40</text:p>
          </table:table-cell>
          <table:table-cell table:number-columns-repeated="3"/>
          <table:table-cell office:value-type="float" office:value="191">
            <text:p>19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81];[.AN81];[.AQ81];[.AT81])" office:value-type="float" office:value="1">
            <text:p>1</text:p>
          </table:table-cell>
          <table:table-cell table:number-columns-repeated="3"/>
          <table:table-cell office:value-type="float" office:value="190">
            <text:p>190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967"/>
        </table:table-row>
        <table:table-row table:style-name="ro8">
          <table:table-cell office:value-type="string">
            <text:p>Telifís na Gaeilge</text:p>
          </table:table-cell>
          <table:table-cell office:value-type="string">
            <text:p>a="Telif(í|i)s" %c "na" %c "Gaeilge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82];[.AN82];[.AQ82];[.AT82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2">
          <table:table-cell office:value-type="string">
            <text:p>Templemore</text:p>
          </table:table-cell>
          <table:table-cell office:value-type="string">
            <text:p>a="Templemore" %c; size a;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95">
            <text:p>95</text:p>
          </table:table-cell>
          <table:table-cell table:number-columns-repeated="6"/>
          <table:table-cell office:value-type="float" office:value="155">
            <text:p>155</text:p>
          </table:table-cell>
          <table:table-cell table:number-columns-repeated="3"/>
          <table:table-cell office:value-type="float" office:value="155">
            <text:p>155</text:p>
          </table:table-cell>
          <table:table-cell table:number-columns-repeated="3"/>
          <table:table-cell office:value-type="float" office:value="189">
            <text:p>189</text:p>
          </table:table-cell>
          <table:table-cell table:number-columns-repeated="3"/>
          <table:table-cell office:value-type="float" office:value="123">
            <text:p>123</text:p>
          </table:table-cell>
          <table:table-cell table:number-columns-repeated="3"/>
          <table:table-cell office:value-type="float" office:value="182">
            <text:p>18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83];[.AN83];[.AQ83];[.AT83])" office:value-type="float" office:value="8">
            <text:p>8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51">
            <text:p>51</text:p>
          </table:table-cell>
          <table:table-cell table:number-columns-repeated="967"/>
        </table:table-row>
        <table:table-row table:style-name="ro2">
          <table:table-cell office:value-type="string">
            <text:p>Thurles</text:p>
          </table:table-cell>
          <table:table-cell office:value-type="string">
            <text:p>a="Thurles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88">
            <text:p>188</text:p>
          </table:table-cell>
          <table:table-cell table:number-columns-repeated="6"/>
          <table:table-cell office:value-type="float" office:value="769">
            <text:p>769</text:p>
          </table:table-cell>
          <table:table-cell table:number-columns-repeated="3"/>
          <table:table-cell office:value-type="float" office:value="767">
            <text:p>767</text:p>
          </table:table-cell>
          <table:table-cell table:number-columns-repeated="3"/>
          <table:table-cell office:value-type="float" office:value="442">
            <text:p>442</text:p>
          </table:table-cell>
          <table:table-cell table:number-columns-repeated="3"/>
          <table:table-cell office:value-type="float" office:value="202">
            <text:p>202</text:p>
          </table:table-cell>
          <table:table-cell table:number-columns-repeated="3"/>
          <table:table-cell office:value-type="float" office:value="408">
            <text:p>408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43" table:formula="of:=SUM([.AK84];[.AN84];[.AQ84];[.AT84])" office:value-type="float" office:value="14">
            <text:p>14</text:p>
          </table:table-cell>
          <table:table-cell table:number-columns-repeated="3"/>
          <table:table-cell office:value-type="float" office:value="167">
            <text:p>167</text:p>
          </table:table-cell>
          <table:table-cell table:number-columns-repeated="3"/>
          <table:table-cell office:value-type="float" office:value="328">
            <text:p>328</text:p>
          </table:table-cell>
          <table:table-cell table:number-columns-repeated="967"/>
        </table:table-row>
        <table:table-row table:style-name="ro2">
          <table:table-cell office:value-type="string">
            <text:p>Tipperary</text:p>
          </table:table-cell>
          <table:table-cell office:value-type="string">
            <text:p>a="Tipperary" %c; size a;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918">
            <text:p>918</text:p>
          </table:table-cell>
          <table:table-cell table:number-columns-repeated="6"/>
          <table:table-cell office:value-type="float" office:value="2010">
            <text:p>2010</text:p>
          </table:table-cell>
          <table:table-cell table:number-columns-repeated="3"/>
          <table:table-cell office:value-type="float" office:value="1980">
            <text:p>1980</text:p>
          </table:table-cell>
          <table:table-cell table:number-columns-repeated="3"/>
          <table:table-cell office:value-type="float" office:value="3855">
            <text:p>3855</text:p>
          </table:table-cell>
          <table:table-cell table:number-columns-repeated="3"/>
          <table:table-cell office:value-type="float" office:value="1122">
            <text:p>1122</text:p>
          </table:table-cell>
          <table:table-cell table:number-columns-repeated="3"/>
          <table:table-cell office:value-type="float" office:value="3702">
            <text:p>3702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table:style-name="ce43" table:formula="of:=SUM([.AK85];[.AN85];[.AQ85];[.AT85])" office:value-type="float" office:value="18">
            <text:p>18</text:p>
          </table:table-cell>
          <table:table-cell table:number-columns-repeated="3"/>
          <table:table-cell office:value-type="float" office:value="1729">
            <text:p>1729</text:p>
          </table:table-cell>
          <table:table-cell table:number-columns-repeated="3"/>
          <table:table-cell office:value-type="float" office:value="1202">
            <text:p>1202</text:p>
          </table:table-cell>
          <table:table-cell table:number-columns-repeated="967"/>
        </table:table-row>
        <table:table-row table:style-name="ro2">
          <table:table-cell office:value-type="string">
            <text:p>Tramore</text:p>
          </table:table-cell>
          <table:table-cell office:value-type="string">
            <text:p>a="Tramore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6"/>
          <table:table-cell office:value-type="float" office:value="54">
            <text:p>54</text:p>
          </table:table-cell>
          <table:table-cell table:number-columns-repeated="3"/>
          <table:table-cell office:value-type="float" office:value="52">
            <text:p>52</text:p>
          </table:table-cell>
          <table:table-cell table:number-columns-repeated="3"/>
          <table:table-cell office:value-type="float" office:value="327">
            <text:p>327</text:p>
          </table:table-cell>
          <table:table-cell table:number-columns-repeated="3"/>
          <table:table-cell office:value-type="float" office:value="94">
            <text:p>94</text:p>
          </table:table-cell>
          <table:table-cell table:number-columns-repeated="3"/>
          <table:table-cell office:value-type="float" office:value="301">
            <text:p>30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86];[.AN86];[.AQ86];[.AT86])" office:value-type="float" office:value="2">
            <text:p>2</text:p>
          </table:table-cell>
          <table:table-cell table:number-columns-repeated="3"/>
          <table:table-cell office:value-type="float" office:value="157">
            <text:p>157</text:p>
          </table:table-cell>
          <table:table-cell table:number-columns-repeated="3"/>
          <table:table-cell office:value-type="float" office:value="86">
            <text:p>86</text:p>
          </table:table-cell>
          <table:table-cell table:number-columns-repeated="967"/>
        </table:table-row>
        <table:table-row table:style-name="ro2">
          <table:table-cell office:value-type="string">
            <text:p>Trinity Biotech</text:p>
          </table:table-cell>
          <table:table-cell office:value-type="string">
            <text:p>a="Trinity" %c "Biotech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87];[.AN87];[.AQ87];[.AT87])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967"/>
        </table:table-row>
        <table:table-row table:style-name="ro2">
          <table:table-cell office:value-type="string">
            <text:p>Trócaire</text:p>
          </table:table-cell>
          <table:table-cell office:value-type="string">
            <text:p>a="Tr(ó|o)caire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57">
            <text:p>57</text:p>
          </table:table-cell>
          <table:table-cell table:number-columns-repeated="6"/>
          <table:table-cell office:value-type="float" office:value="124">
            <text:p>124</text:p>
          </table:table-cell>
          <table:table-cell table:number-columns-repeated="3"/>
          <table:table-cell office:value-type="float" office:value="123">
            <text:p>123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3"/>
          <table:table-cell office:value-type="float" office:value="43">
            <text:p>43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88];[.AN88];[.AQ88];[.AT88])" office:value-type="float" office:value="0">
            <text:p>0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967"/>
        </table:table-row>
        <table:table-row table:style-name="ro6">
          <table:table-cell office:value-type="string">
            <text:p>Tuam</text:p>
          </table:table-cell>
          <table:table-cell office:value-type="string">
            <text:p>a="Tuam" %c; size a;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152">
            <text:p>152</text:p>
          </table:table-cell>
          <table:table-cell table:number-columns-repeated="6"/>
          <table:table-cell office:value-type="float" office:value="128">
            <text:p>128</text:p>
          </table:table-cell>
          <table:table-cell table:number-columns-repeated="3"/>
          <table:table-cell office:value-type="float" office:value="126">
            <text:p>126</text:p>
          </table:table-cell>
          <table:table-cell table:number-columns-repeated="3"/>
          <table:table-cell office:value-type="float" office:value="447">
            <text:p>447</text:p>
          </table:table-cell>
          <table:table-cell table:number-columns-repeated="3"/>
          <table:table-cell office:value-type="float" office:value="152">
            <text:p>152</text:p>
          </table:table-cell>
          <table:table-cell table:number-columns-repeated="3"/>
          <table:table-cell office:value-type="float" office:value="441">
            <text:p>44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89];[.AN89];[.AQ89];[.AT89])" office:value-type="float" office:value="2">
            <text:p>2</text:p>
          </table:table-cell>
          <table:table-cell table:number-columns-repeated="3"/>
          <table:table-cell office:value-type="float" office:value="193">
            <text:p>193</text:p>
          </table:table-cell>
          <table:table-cell table:number-columns-repeated="3"/>
          <table:table-cell office:value-type="float" office:value="175">
            <text:p>175</text:p>
          </table:table-cell>
          <table:table-cell table:number-columns-repeated="967"/>
        </table:table-row>
        <table:table-row table:style-name="ro2">
          <table:table-cell office:value-type="string">
            <text:p>Tullamore</text:p>
          </table:table-cell>
          <table:table-cell office:value-type="string">
            <text:p>a="Tullamore" %c; size a;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22">
            <text:p>122</text:p>
          </table:table-cell>
          <table:table-cell table:number-columns-repeated="6"/>
          <table:table-cell office:value-type="float" office:value="208">
            <text:p>208</text:p>
          </table:table-cell>
          <table:table-cell table:number-columns-repeated="3"/>
          <table:table-cell office:value-type="float" office:value="204">
            <text:p>204</text:p>
          </table:table-cell>
          <table:table-cell table:number-columns-repeated="3"/>
          <table:table-cell office:value-type="float" office:value="633">
            <text:p>633</text:p>
          </table:table-cell>
          <table:table-cell table:number-columns-repeated="3"/>
          <table:table-cell office:value-type="float" office:value="283">
            <text:p>283</text:p>
          </table:table-cell>
          <table:table-cell table:number-columns-repeated="3"/>
          <table:table-cell office:value-type="float" office:value="600">
            <text:p>60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90];[.AN90];[.AQ90];[.AT90])" office:value-type="float" office:value="0">
            <text:p>0</text:p>
          </table:table-cell>
          <table:table-cell table:number-columns-repeated="3"/>
          <table:table-cell office:value-type="float" office:value="343">
            <text:p>343</text:p>
          </table:table-cell>
          <table:table-cell table:number-columns-repeated="3"/>
          <table:table-cell office:value-type="float" office:value="256">
            <text:p>256</text:p>
          </table:table-cell>
          <table:table-cell table:number-columns-repeated="967"/>
        </table:table-row>
        <table:table-row table:style-name="ro2">
          <table:table-cell office:value-type="string">
            <text:p>Tullow Oil</text:p>
          </table:table-cell>
          <table:table-cell office:value-type="string">
            <text:p>a="Tullow" %c "Oil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66">
            <text:p>66</text:p>
          </table:table-cell>
          <table:table-cell table:number-columns-repeated="6"/>
          <table:table-cell office:value-type="float" office:value="7">
            <text:p>7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91];[.AN91];[.AQ91];[.AT91])"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67"/>
        </table:table-row>
        <table:table-row table:style-name="ro8">
          <table:table-cell office:value-type="string">
            <text:p>Vhi Healthcare</text:p>
          </table:table-cell>
          <table:table-cell office:value-type="string">
            <text:p>a="Vhi" %c "Healthcare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43" table:formula="of:=SUM([.AK92];[.AN92];[.AQ92];[.AT92])"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67"/>
        </table:table-row>
        <table:table-row table:style-name="ro2">
          <table:table-cell office:value-type="string">
            <text:p>Waterford Crystal</text:p>
          </table:table-cell>
          <table:table-cell office:value-type="string">
            <text:p>a="Waterford" %c "Crystal" %c; size a;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6"/>
          <table:table-cell office:value-type="float" office:value="18">
            <text:p>18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79">
            <text:p>7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3" table:formula="of:=SUM([.AK93];[.AN93];[.AQ93];[.AT93])" office:value-type="float" office:value="3">
            <text:p>3</text:p>
          </table:table-cell>
          <table:table-cell table:number-columns-repeated="3"/>
          <table:table-cell office:value-type="float" office:value="132">
            <text:p>132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967"/>
        </table:table-row>
        <table:table-row table:style-name="ro2">
          <table:table-cell office:value-type="string">
            <text:p>Youghal</text:p>
          </table:table-cell>
          <table:table-cell office:value-type="string">
            <text:p>a="Youghal" %c; size a;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120">
            <text:p>120</text:p>
          </table:table-cell>
          <table:table-cell table:number-columns-repeated="6"/>
          <table:table-cell office:value-type="float" office:value="97">
            <text:p>97</text:p>
          </table:table-cell>
          <table:table-cell table:number-columns-repeated="3"/>
          <table:table-cell office:value-type="float" office:value="96">
            <text:p>96</text:p>
          </table:table-cell>
          <table:table-cell table:number-columns-repeated="3"/>
          <table:table-cell office:value-type="float" office:value="350">
            <text:p>350</text:p>
          </table:table-cell>
          <table:table-cell table:number-columns-repeated="3"/>
          <table:table-cell office:value-type="float" office:value="82">
            <text:p>82</text:p>
          </table:table-cell>
          <table:table-cell table:number-columns-repeated="3"/>
          <table:table-cell office:value-type="float" office:value="338">
            <text:p>338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43" table:formula="of:=SUM([.AK94];[.AN94];[.AQ94];[.AT94])" office:value-type="float" office:value="4">
            <text:p>4</text:p>
          </table:table-cell>
          <table:table-cell table:number-columns-repeated="3"/>
          <table:table-cell office:value-type="float" office:value="146">
            <text:p>146</text:p>
          </table:table-cell>
          <table:table-cell table:number-columns-repeated="3"/>
          <table:table-cell office:value-type="float" office:value="85">
            <text:p>85</text:p>
          </table:table-cell>
          <table:table-cell table:number-columns-repeated="967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5" office:value-type="string">
            <text:p>Words/terms</text:p>
          </table:table-cell>
          <table:table-cell table:style-name="ce12"/>
          <table:table-cell table:style-name="ce18" table:number-columns-repeated="2"/>
          <table:table-cell table:style-name="ce12" table:number-columns-repeated="2"/>
          <table:table-cell table:style-name="ce9" table:number-columns-repeated="3"/>
          <table:table-cell table:style-name="ce5"/>
          <table:table-cell table:style-name="ce9" table:number-columns-repeated="6"/>
          <table:table-cell table:style-name="ce5"/>
          <table:table-cell table:style-name="ce9" table:number-columns-repeated="7"/>
          <table:table-cell table:style-name="ce5"/>
          <table:table-cell table:style-name="ce9" table:number-columns-repeated="3"/>
          <table:table-cell table:style-name="ce5"/>
          <table:table-cell table:style-name="ce9" table:number-columns-repeated="3"/>
          <table:table-cell table:style-name="ce40"/>
          <table:table-cell table:style-name="ce9" table:number-columns-repeated="3"/>
          <table:table-cell table:style-name="ce44"/>
          <table:table-cell table:style-name="ce9"/>
          <table:table-cell table:style-name="ce49"/>
          <table:table-cell table:style-name="ce44"/>
          <table:table-cell table:style-name="ce9"/>
          <table:table-cell table:style-name="ce49" table:number-columns-repeated="2"/>
          <table:table-cell table:style-name="ce9"/>
          <table:table-cell table:style-name="ce49" table:number-columns-repeated="2"/>
          <table:table-cell table:style-name="ce9"/>
          <table:table-cell table:style-name="ce49" table:number-columns-repeated="6"/>
          <table:table-cell table:style-name="ce9" table:number-columns-repeated="2"/>
          <table:table-cell table:style-name="ce49" table:number-columns-repeated="2"/>
          <table:table-cell table:style-name="ce9" table:number-columns-repeated="2"/>
          <table:table-cell table:style-name="ce49"/>
          <table:table-cell table:number-columns-repeated="964"/>
        </table:table-row>
        <table:table-row table:style-name="ro2">
          <table:table-cell table:style-name="ce5" office:value-type="string">
            <text:p>Aer Lingus</text:p>
          </table:table-cell>
          <table:table-cell table:style-name="ce12" office:value-type="string">
            <text:p>"Aer" %c "Lingus" %c; size Last</text:p>
          </table:table-cell>
          <table:table-cell table:style-name="ce19" office:value-type="string">
            <text:p>"Aer" %c "Lingus" %c</text:p>
          </table:table-cell>
          <table:table-cell table:style-name="ce18" office:value-type="string">
            <text:p>"Aer" %c "Lingus" %c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26" table:formula="of:=[.F100]/[.F$3]*1000000" office:value-type="float" office:value="0">
            <text:p>0.000</text:p>
          </table:table-cell>
          <table:table-cell table:style-name="ce26"/>
          <table:table-cell table:style-name="ce26" table:formula="of:=LOG([.G100];10)" office:value-type="float" office:value="0">
            <text:p>Err:502</text:p>
          </table:table-cell>
          <table:table-cell table:style-name="ce5" office:value-type="float" office:value="621">
            <text:p>621</text:p>
          </table:table-cell>
          <table:table-cell table:style-name="ce26" table:formula="of:=[.J100]/[.J$3]*1000000" office:value-type="float" office:value="0.292939548915436">
            <text:p>0.293</text:p>
          </table:table-cell>
          <table:table-cell table:style-name="ce26" table:formula="of:=LOG([.K100];10)" office:value-type="float" office:value="-0.533221991526818">
            <text:p>-0.533</text:p>
          </table:table-cell>
          <table:table-cell table:style-name="ce26" table:number-columns-repeated="4"/>
          <table:table-cell table:style-name="ce5" office:value-type="float" office:value="277">
            <text:p>277</text:p>
          </table:table-cell>
          <table:table-cell table:style-name="ce26" table:formula="of:=[.Q100]/[.Q$3]*1000000" office:value-type="float" office:value="15.5747492943289">
            <text:p>15.575</text:p>
          </table:table-cell>
          <table:table-cell table:style-name="ce26"/>
          <table:table-cell table:style-name="ce26" table:formula="of:=LOG([.R100];10)" office:value-type="float" office:value="1.19242106457899">
            <text:p>1.192</text:p>
          </table:table-cell>
          <table:table-cell table:style-name="ce26" table:number-columns-repeated="4"/>
          <table:table-cell table:style-name="ce5" office:value-type="float" office:value="272">
            <text:p>272</text:p>
          </table:table-cell>
          <table:table-cell table:style-name="ce26" table:formula="of:=[.Y100]/[.Y$3]*1000000" office:value-type="float" office:value="10.7792681701209">
            <text:p>10.779</text:p>
          </table:table-cell>
          <table:table-cell table:style-name="ce26"/>
          <table:table-cell table:style-name="ce26" table:formula="of:=LOG([.Z100];10)" office:value-type="float" office:value="1.03258927657734">
            <text:p>1.033</text:p>
          </table:table-cell>
          <table:table-cell table:style-name="ce5" office:value-type="float" office:value="61">
            <text:p>61</text:p>
          </table:table-cell>
          <table:table-cell table:style-name="ce26" table:formula="of:=[.AC100]/[.AC$3]*1000000" office:value-type="float" office:value="23.4404871010074">
            <text:p>23.440</text:p>
          </table:table-cell>
          <table:table-cell table:style-name="ce26"/>
          <table:table-cell table:style-name="ce26" table:formula="of:=LOG([.AD100];10)" office:value-type="float" office:value="1.36996663222155">
            <text:p>1.370</text:p>
          </table:table-cell>
          <table:table-cell table:style-name="ce40" office:value-type="float" office:value="221">
            <text:p>221</text:p>
          </table:table-cell>
          <table:table-cell table:style-name="ce26" table:formula="of:=[.AG100]/[.AG$3]*1000000" office:value-type="float" office:value="12.7421726303782">
            <text:p>12.742</text:p>
          </table:table-cell>
          <table:table-cell table:style-name="ce26"/>
          <table:table-cell table:style-name="ce26" table:formula="of:=LOG([.AH100];10)" office:value-type="float" office:value="1.10524348458787">
            <text:p>1.105</text:p>
          </table:table-cell>
          <table:table-cell table:style-name="ce44"/>
          <table:table-cell table:style-name="ce26" table:formula="of:=[.AK100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6" table:formula="of:=[.AN100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6" table:formula="of:=[.AQ100]/[.AQ$3]*1000000" office:value-type="float" office:value="0">
            <text:p>0.000</text:p>
          </table:table-cell>
          <table:table-cell table:style-name="ce50" table:formula="of:=LOG([.AR100];10)" office:value-type="float" office:value="0">
            <text:p>Err:502</text:p>
          </table:table-cell>
          <table:table-cell table:style-name="ce49"/>
          <table:table-cell table:style-name="ce26" table:formula="of:=[.AT100]/[.AT$3]*1000000" office:value-type="float" office:value="0">
            <text:p>0.000</text:p>
          </table:table-cell>
          <table:table-cell table:style-name="ce50" table:formula="of:=LOG([.AU100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6" table:formula="of:=[.BA100]/[.BA$3]*1000000" office:value-type="float" office:value="0">
            <text:p>0.000</text:p>
          </table:table-cell>
          <table:table-cell table:style-name="ce26"/>
          <table:table-cell table:style-name="ce50" table:formula="of:=LOG([.BB100];10)" office:value-type="float" office:value="0">
            <text:p>Err:502</text:p>
          </table:table-cell>
          <table:table-cell table:style-name="ce49"/>
          <table:table-cell table:style-name="ce26" table:formula="of:=[.BE100]/[.BE$3]*1000000" office:value-type="float" office:value="0">
            <text:p>0.000</text:p>
          </table:table-cell>
          <table:table-cell table:style-name="ce26"/>
          <table:table-cell table:style-name="ce50" table:formula="of:=LOG([.BF100];10)" office:value-type="float" office:value="0">
            <text:p>Err:502</text:p>
          </table:table-cell>
          <table:table-cell table:number-columns-repeated="964"/>
        </table:table-row>
        <table:table-row table:style-name="ro8">
          <table:table-cell table:style-name="ce5" office:value-type="string">
            <text:p>Radio Telefís Éireann</text:p>
          </table:table-cell>
          <table:table-cell table:style-name="ce12" office:value-type="string">
            <text:p>"Radio" %c "Telef(i|í)s" %c "(E|É)ireann" %c; size Last</text:p>
          </table:table-cell>
          <table:table-cell table:style-name="ce19" office:value-type="string">
            <text:p>"Radio" %c "Telefís" %c "Éireann" %c</text:p>
          </table:table-cell>
          <table:table-cell table:style-name="ce18" office:value-type="string">
            <text:p>"Radio" %c "Telef.s" %c ".ireann" %c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26" table:formula="of:=[.F101]/[.F$3]*1000000" office:value-type="float" office:value="0">
            <text:p>0.000</text:p>
          </table:table-cell>
          <table:table-cell table:style-name="ce26"/>
          <table:table-cell table:style-name="ce26" table:formula="of:=LOG([.G101];10)" office:value-type="float" office:value="0">
            <text:p>Err:502</text:p>
          </table:table-cell>
          <table:table-cell table:style-name="ce5" office:value-type="float" office:value="42">
            <text:p>42</text:p>
          </table:table-cell>
          <table:table-cell table:style-name="ce26" table:formula="of:=[.J101]/[.J$3]*1000000" office:value-type="float" office:value="0.0198123366416237">
            <text:p>0.020</text:p>
          </table:table-cell>
          <table:table-cell table:style-name="ce26" table:formula="of:=LOG([.K101];10)" office:value-type="float" office:value="-1.7030643013055">
            <text:p>-1.703</text:p>
          </table:table-cell>
          <table:table-cell table:style-name="ce26" table:number-columns-repeated="4"/>
          <table:table-cell table:style-name="ce5" office:value-type="float" office:value="4">
            <text:p>4</text:p>
          </table:table-cell>
          <table:table-cell table:style-name="ce26" table:formula="of:=[.Q101]/[.Q$3]*1000000" office:value-type="float" office:value="0.224906126993919">
            <text:p>0.225</text:p>
          </table:table-cell>
          <table:table-cell table:style-name="ce26"/>
          <table:table-cell table:style-name="ce26" table:formula="of:=LOG([.R101];10)" office:value-type="float" office:value="-0.6479987131575">
            <text:p>-0.648</text:p>
          </table:table-cell>
          <table:table-cell table:style-name="ce26" table:number-columns-repeated="4"/>
          <table:table-cell table:style-name="ce5" office:value-type="float" office:value="11">
            <text:p>11</text:p>
          </table:table-cell>
          <table:table-cell table:style-name="ce26" table:formula="of:=[.Y101]/[.Y$3]*1000000" office:value-type="float" office:value="0.435926286291656">
            <text:p>0.436</text:p>
          </table:table-cell>
          <table:table-cell table:style-name="ce26"/>
          <table:table-cell table:style-name="ce26" table:formula="of:=LOG([.Z101];10)" office:value-type="float" office:value="-0.360586942298633">
            <text:p>-0.361</text:p>
          </table:table-cell>
          <table:table-cell table:style-name="ce5" office:value-type="float" office:value="2">
            <text:p>2</text:p>
          </table:table-cell>
          <table:table-cell table:style-name="ce26" table:formula="of:=[.AC101]/[.AC$3]*1000000" office:value-type="float" office:value="0.768540560688766">
            <text:p>0.769</text:p>
          </table:table-cell>
          <table:table-cell table:style-name="ce26"/>
          <table:table-cell table:style-name="ce26" table:formula="of:=LOG([.AD101];10)" office:value-type="float" office:value="-0.114333207125237">
            <text:p>-0.114</text:p>
          </table:table-cell>
          <table:table-cell table:style-name="ce40" office:value-type="float" office:value="9">
            <text:p>9</text:p>
          </table:table-cell>
          <table:table-cell table:style-name="ce26" table:formula="of:=[.AG101]/[.AG$3]*1000000" office:value-type="float" office:value="0.518912007571964">
            <text:p>0.519</text:p>
          </table:table-cell>
          <table:table-cell table:style-name="ce26"/>
          <table:table-cell table:style-name="ce26" table:formula="of:=LOG([.AH101];10)" office:value-type="float" office:value="-0.284906279657917">
            <text:p>-0.285</text:p>
          </table:table-cell>
          <table:table-cell table:style-name="ce44"/>
          <table:table-cell table:style-name="ce26" table:formula="of:=[.AK101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6" table:formula="of:=[.AN101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6" table:formula="of:=[.AQ101]/[.AQ$3]*1000000" office:value-type="float" office:value="0">
            <text:p>0.000</text:p>
          </table:table-cell>
          <table:table-cell table:style-name="ce50" table:formula="of:=LOG([.AR101];10)" office:value-type="float" office:value="0">
            <text:p>Err:502</text:p>
          </table:table-cell>
          <table:table-cell table:style-name="ce49"/>
          <table:table-cell table:style-name="ce26" table:formula="of:=[.AT101]/[.AT$3]*1000000" office:value-type="float" office:value="0">
            <text:p>0.000</text:p>
          </table:table-cell>
          <table:table-cell table:style-name="ce50" table:formula="of:=LOG([.AU101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6" table:formula="of:=[.BA101]/[.BA$3]*1000000" office:value-type="float" office:value="0">
            <text:p>0.000</text:p>
          </table:table-cell>
          <table:table-cell table:style-name="ce26"/>
          <table:table-cell table:style-name="ce50" table:formula="of:=LOG([.BB101];10)" office:value-type="float" office:value="0">
            <text:p>Err:502</text:p>
          </table:table-cell>
          <table:table-cell table:style-name="ce49"/>
          <table:table-cell table:style-name="ce26" table:formula="of:=[.BE101]/[.BE$3]*1000000" office:value-type="float" office:value="0">
            <text:p>0.000</text:p>
          </table:table-cell>
          <table:table-cell table:style-name="ce26"/>
          <table:table-cell table:style-name="ce50" table:formula="of:=LOG([.BF101];10)" office:value-type="float" office:value="0">
            <text:p>Err:502</text:p>
          </table:table-cell>
          <table:table-cell table:number-columns-repeated="964"/>
        </table:table-row>
        <table:table-row table:style-name="ro2">
          <table:table-cell table:style-name="ce6" office:value-type="string">
            <text:p>RTÉ</text:p>
          </table:table-cell>
          <table:table-cell table:style-name="ce13" office:value-type="string">
            <text:p>"RT(E|É)" %c; size Last</text:p>
          </table:table-cell>
          <table:table-cell table:style-name="ce13" office:value-type="string">
            <text:p>"RTÉ" %c</text:p>
          </table:table-cell>
          <table:table-cell table:style-name="ce6" office:value-type="string">
            <text:p>"RT." %c</text:p>
          </table:table-cell>
          <table:table-cell table:style-name="ce13" office:value-type="string">
            <text:p>not very specific</text:p>
          </table:table-cell>
          <table:table-cell table:style-name="ce13" office:value-type="float" office:value="87">
            <text:p>87</text:p>
          </table:table-cell>
          <table:table-cell table:style-name="ce27" table:formula="of:=[.F102]/[.F$3]*1000000" office:value-type="float" office:value="1.16493291619987">
            <text:p>1.165</text:p>
          </table:table-cell>
          <table:table-cell table:style-name="ce27"/>
          <table:table-cell table:style-name="ce26" table:formula="of:=LOG([.G102];10)" office:value-type="float" office:value="0.0663009168100507">
            <text:p>0.066</text:p>
          </table:table-cell>
          <table:table-cell table:style-name="ce6" office:value-type="float" office:value="1366">
            <text:p>1366</text:p>
          </table:table-cell>
          <table:table-cell table:style-name="ce27" table:formula="of:=[.J102]/[.J$3]*1000000" office:value-type="float" office:value="0.644372663153762">
            <text:p>0.644</text:p>
          </table:table-cell>
          <table:table-cell table:style-name="ce26" table:formula="of:=LOG([.K102];10)" office:value-type="float" office:value="-0.190862892357885">
            <text:p>-0.191</text:p>
          </table:table-cell>
          <table:table-cell table:style-name="ce26" table:number-columns-repeated="4"/>
          <table:table-cell table:style-name="ce6" office:value-type="float" office:value="1122">
            <text:p>1122</text:p>
          </table:table-cell>
          <table:table-cell table:style-name="ce27" table:formula="of:=[.Q102]/[.Q$3]*1000000" office:value-type="float" office:value="63.0861686217944">
            <text:p>63.086</text:p>
          </table:table-cell>
          <table:table-cell table:style-name="ce27"/>
          <table:table-cell table:style-name="ce26" table:formula="of:=LOG([.R102];10)" office:value-type="float" office:value="1.79993415243468">
            <text:p>1.800</text:p>
          </table:table-cell>
          <table:table-cell table:style-name="ce26" table:number-columns-repeated="4"/>
          <table:table-cell table:style-name="ce6" office:value-type="float" office:value="1292">
            <text:p>1292</text:p>
          </table:table-cell>
          <table:table-cell table:style-name="ce27" table:formula="of:=[.Y102]/[.Y$3]*1000000" office:value-type="float" office:value="51.2015238080745">
            <text:p>51.202</text:p>
          </table:table-cell>
          <table:table-cell table:style-name="ce27"/>
          <table:table-cell table:style-name="ce26" table:formula="of:=LOG([.Z102];10)" office:value-type="float" office:value="1.70928288620221">
            <text:p>1.709</text:p>
          </table:table-cell>
          <table:table-cell table:style-name="ce6" office:value-type="float" office:value="527">
            <text:p>527</text:p>
          </table:table-cell>
          <table:table-cell table:style-name="ce27" table:formula="of:=[.AC102]/[.AC$3]*1000000" office:value-type="float" office:value="202.51043774149">
            <text:p>202.510</text:p>
          </table:table-cell>
          <table:table-cell table:style-name="ce27"/>
          <table:table-cell table:style-name="ce26" table:formula="of:=LOG([.AD102];10)" office:value-type="float" office:value="2.30644741242333">
            <text:p>2.306</text:p>
          </table:table-cell>
          <table:table-cell table:style-name="ce40" office:value-type="float" office:value="1075">
            <text:p>1075</text:p>
          </table:table-cell>
          <table:table-cell table:style-name="ce27" table:formula="of:=[.AG102]/[.AG$3]*1000000" office:value-type="float" office:value="61.9811564599846">
            <text:p>61.981</text:p>
          </table:table-cell>
          <table:table-cell table:style-name="ce27"/>
          <table:table-cell table:style-name="ce26" table:formula="of:=LOG([.AH102];10)" office:value-type="float" office:value="1.79225967515438">
            <text:p>1.792</text:p>
          </table:table-cell>
          <table:table-cell table:style-name="ce44"/>
          <table:table-cell table:style-name="ce27" table:formula="of:=[.AK102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7" table:formula="of:=[.AN102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7" table:formula="of:=[.AQ102]/[.AQ$3]*1000000" office:value-type="float" office:value="0">
            <text:p>0.000</text:p>
          </table:table-cell>
          <table:table-cell table:style-name="ce50" table:formula="of:=LOG([.AR102];10)" office:value-type="float" office:value="0">
            <text:p>Err:502</text:p>
          </table:table-cell>
          <table:table-cell table:style-name="ce49"/>
          <table:table-cell table:style-name="ce27" table:formula="of:=[.AT102]/[.AT$3]*1000000" office:value-type="float" office:value="0">
            <text:p>0.000</text:p>
          </table:table-cell>
          <table:table-cell table:style-name="ce50" table:formula="of:=LOG([.AU102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7" table:formula="of:=[.BA102]/[.BA$3]*1000000" office:value-type="float" office:value="0">
            <text:p>0.000</text:p>
          </table:table-cell>
          <table:table-cell table:style-name="ce27"/>
          <table:table-cell table:style-name="ce50" table:formula="of:=LOG([.BB102];10)" office:value-type="float" office:value="0">
            <text:p>Err:502</text:p>
          </table:table-cell>
          <table:table-cell table:style-name="ce49"/>
          <table:table-cell table:style-name="ce27" table:formula="of:=[.BE102]/[.BE$3]*1000000" office:value-type="float" office:value="0">
            <text:p>0.000</text:p>
          </table:table-cell>
          <table:table-cell table:style-name="ce27"/>
          <table:table-cell table:style-name="ce50" table:formula="of:=LOG([.BF102];10)" office:value-type="float" office:value="0">
            <text:p>Err:502</text:p>
          </table:table-cell>
          <table:table-cell table:style-name="ce52" table:number-columns-repeated="964"/>
        </table:table-row>
        <table:table-row table:style-name="ro2">
          <table:table-cell table:style-name="ce7" office:value-type="string">
            <text:p>Gardaí</text:p>
          </table:table-cell>
          <table:table-cell table:style-name="ce14" office:value-type="string">
            <text:p>"Garda(i|í)" %c; size Last</text:p>
          </table:table-cell>
          <table:table-cell table:style-name="ce19" office:value-type="string">
            <text:p>"Gardaí" %c</text:p>
          </table:table-cell>
          <table:table-cell table:style-name="ce18" office:value-type="string">
            <text:p>"Garda." %c</text:p>
          </table:table-cell>
          <table:table-cell table:style-name="ce14" office:value-type="string">
            <text:p>SEED</text:p>
          </table:table-cell>
          <table:table-cell table:style-name="ce14" office:value-type="float" office:value="1">
            <text:p>1</text:p>
          </table:table-cell>
          <table:table-cell table:style-name="ce28" table:formula="of:=[.F103]/[.F$3]*1000000" office:value-type="float" office:value="0.0133900335195387">
            <text:p>0.013</text:p>
          </table:table-cell>
          <table:table-cell table:style-name="ce28"/>
          <table:table-cell table:style-name="ce26" table:formula="of:=LOG([.G103];10)" office:value-type="float" office:value="-1.87321833580857">
            <text:p>-1.873</text:p>
          </table:table-cell>
          <table:table-cell table:style-name="ce7" office:value-type="float" office:value="263">
            <text:p>263</text:p>
          </table:table-cell>
          <table:table-cell table:style-name="ce28" table:formula="of:=[.J103]/[.J$3]*1000000" office:value-type="float" office:value="0.124062965160644">
            <text:p>0.124</text:p>
          </table:table-cell>
          <table:table-cell table:style-name="ce26" table:formula="of:=LOG([.K103];10)" office:value-type="float" office:value="-0.906357843213641">
            <text:p>-0.906</text:p>
          </table:table-cell>
          <table:table-cell table:style-name="ce26" table:number-columns-repeated="4"/>
          <table:table-cell table:style-name="ce7" office:value-type="float" office:value="511">
            <text:p>511</text:p>
          </table:table-cell>
          <table:table-cell table:style-name="ce28" table:formula="of:=[.Q103]/[.Q$3]*1000000" office:value-type="float" office:value="28.7317577234732">
            <text:p>28.732</text:p>
          </table:table-cell>
          <table:table-cell table:style-name="ce28"/>
          <table:table-cell table:style-name="ce26" table:formula="of:=LOG([.R103];10)" office:value-type="float" office:value="1.45836219564925">
            <text:p>1.458</text:p>
          </table:table-cell>
          <table:table-cell table:style-name="ce26" table:number-columns-repeated="4"/>
          <table:table-cell table:style-name="ce7" office:value-type="float" office:value="795">
            <text:p>795</text:p>
          </table:table-cell>
          <table:table-cell table:style-name="ce28" table:formula="of:=[.Y103]/[.Y$3]*1000000" office:value-type="float" office:value="31.5055816001697">
            <text:p>31.506</text:p>
          </table:table-cell>
          <table:table-cell table:style-name="ce28"/>
          <table:table-cell table:style-name="ce26" table:formula="of:=LOG([.Z103];10)" office:value-type="float" office:value="1.49838750119961">
            <text:p>1.498</text:p>
          </table:table-cell>
          <table:table-cell table:style-name="ce7" office:value-type="float" office:value="215">
            <text:p>215</text:p>
          </table:table-cell>
          <table:table-cell table:style-name="ce28" table:formula="of:=[.AC103]/[.AC$3]*1000000" office:value-type="float" office:value="82.6181102740424">
            <text:p>82.618</text:p>
          </table:table-cell>
          <table:table-cell table:style-name="ce28"/>
          <table:table-cell table:style-name="ce26" table:formula="of:=LOG([.AD103];10)" office:value-type="float" office:value="1.91707525712639">
            <text:p>1.917</text:p>
          </table:table-cell>
          <table:table-cell table:style-name="ce40" office:value-type="float" office:value="630">
            <text:p>630</text:p>
          </table:table-cell>
          <table:table-cell table:style-name="ce28" table:formula="of:=[.AG103]/[.AG$3]*1000000" office:value-type="float" office:value="36.3238405300375">
            <text:p>36.324</text:p>
          </table:table-cell>
          <table:table-cell table:style-name="ce28"/>
          <table:table-cell table:style-name="ce26" table:formula="of:=LOG([.AH103];10)" office:value-type="float" office:value="1.56019176035634">
            <text:p>1.560</text:p>
          </table:table-cell>
          <table:table-cell table:style-name="ce44"/>
          <table:table-cell table:style-name="ce28" table:formula="of:=[.AK103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8" table:formula="of:=[.AN103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8" table:formula="of:=[.AQ103]/[.AQ$3]*1000000" office:value-type="float" office:value="0">
            <text:p>0.000</text:p>
          </table:table-cell>
          <table:table-cell table:style-name="ce50" table:formula="of:=LOG([.AR103];10)" office:value-type="float" office:value="0">
            <text:p>Err:502</text:p>
          </table:table-cell>
          <table:table-cell table:style-name="ce49"/>
          <table:table-cell table:style-name="ce28" table:formula="of:=[.AT103]/[.AT$3]*1000000" office:value-type="float" office:value="0">
            <text:p>0.000</text:p>
          </table:table-cell>
          <table:table-cell table:style-name="ce50" table:formula="of:=LOG([.AU103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8" table:formula="of:=[.BA103]/[.BA$3]*1000000" office:value-type="float" office:value="0">
            <text:p>0.000</text:p>
          </table:table-cell>
          <table:table-cell table:style-name="ce28"/>
          <table:table-cell table:style-name="ce50" table:formula="of:=LOG([.BB103];10)" office:value-type="float" office:value="0">
            <text:p>Err:502</text:p>
          </table:table-cell>
          <table:table-cell table:style-name="ce49"/>
          <table:table-cell table:style-name="ce28" table:formula="of:=[.BE103]/[.BE$3]*1000000" office:value-type="float" office:value="0">
            <text:p>0.000</text:p>
          </table:table-cell>
          <table:table-cell table:style-name="ce28"/>
          <table:table-cell table:style-name="ce50" table:formula="of:=LOG([.BF103];10)" office:value-type="float" office:value="0">
            <text:p>Err:502</text:p>
          </table:table-cell>
          <table:table-cell table:style-name="ce53" table:number-columns-repeated="964"/>
        </table:table-row>
        <table:table-row table:style-name="ro2">
          <table:table-cell table:style-name="ce7" office:value-type="string">
            <text:p>Taoiseach</text:p>
          </table:table-cell>
          <table:table-cell table:style-name="ce14" office:value-type="string">
            <text:p>"Taoiseach" %c; size Last</text:p>
          </table:table-cell>
          <table:table-cell table:style-name="ce19" office:value-type="string">
            <text:p>"Taoiseach" %c</text:p>
          </table:table-cell>
          <table:table-cell table:style-name="ce18" office:value-type="string">
            <text:p>"Taoiseach" %c</text:p>
          </table:table-cell>
          <table:table-cell table:style-name="ce14" office:value-type="string">
            <text:p>SEED</text:p>
          </table:table-cell>
          <table:table-cell table:style-name="ce14" office:value-type="float" office:value="4">
            <text:p>4</text:p>
          </table:table-cell>
          <table:table-cell table:style-name="ce28" table:formula="of:=[.F104]/[.F$3]*1000000" office:value-type="float" office:value="0.0535601340781548">
            <text:p>0.054</text:p>
          </table:table-cell>
          <table:table-cell table:style-name="ce28"/>
          <table:table-cell table:style-name="ce26" table:formula="of:=LOG([.G104];10)" office:value-type="float" office:value="-1.27115834448061">
            <text:p>-1.271</text:p>
          </table:table-cell>
          <table:table-cell table:style-name="ce7" office:value-type="float" office:value="1094">
            <text:p>1094</text:p>
          </table:table-cell>
          <table:table-cell table:style-name="ce28" table:formula="of:=[.J104]/[.J$3]*1000000" office:value-type="float" office:value="0.516064197284199">
            <text:p>0.516</text:p>
          </table:table-cell>
          <table:table-cell table:style-name="ce26" table:formula="of:=LOG([.K104];10)" office:value-type="float" office:value="-0.287296269705987">
            <text:p>-0.287</text:p>
          </table:table-cell>
          <table:table-cell table:style-name="ce26" table:number-columns-repeated="4"/>
          <table:table-cell table:style-name="ce7" office:value-type="float" office:value="719">
            <text:p>719</text:p>
          </table:table-cell>
          <table:table-cell table:style-name="ce28" table:formula="of:=[.Q104]/[.Q$3]*1000000" office:value-type="float" office:value="40.426876327157">
            <text:p>40.427</text:p>
          </table:table-cell>
          <table:table-cell table:style-name="ce28"/>
          <table:table-cell table:style-name="ce26" table:formula="of:=LOG([.R104];10)" office:value-type="float" office:value="1.60667018589742">
            <text:p>1.607</text:p>
          </table:table-cell>
          <table:table-cell table:style-name="ce26" table:number-columns-repeated="4"/>
          <table:table-cell table:style-name="ce7" office:value-type="float" office:value="1256">
            <text:p>1256</text:p>
          </table:table-cell>
          <table:table-cell table:style-name="ce28" table:formula="of:=[.Y104]/[.Y$3]*1000000" office:value-type="float" office:value="49.7748559620291">
            <text:p>49.775</text:p>
          </table:table-cell>
          <table:table-cell table:style-name="ce28"/>
          <table:table-cell table:style-name="ce26" table:formula="of:=LOG([.Z104];10)" office:value-type="float" office:value="1.69701001194432">
            <text:p>1.697</text:p>
          </table:table-cell>
          <table:table-cell table:style-name="ce7" office:value-type="float" office:value="266">
            <text:p>266</text:p>
          </table:table-cell>
          <table:table-cell table:style-name="ce28" table:formula="of:=[.AC104]/[.AC$3]*1000000" office:value-type="float" office:value="102.215894571606">
            <text:p>102.216</text:p>
          </table:table-cell>
          <table:table-cell table:style-name="ce28"/>
          <table:table-cell table:style-name="ce26" table:formula="of:=LOG([.AD104];10)" office:value-type="float" office:value="2.00951843384185">
            <text:p>2.010</text:p>
          </table:table-cell>
          <table:table-cell table:style-name="ce40" office:value-type="float" office:value="953">
            <text:p>953</text:p>
          </table:table-cell>
          <table:table-cell table:style-name="ce28" table:formula="of:=[.AG104]/[.AG$3]*1000000" office:value-type="float" office:value="54.947015912898">
            <text:p>54.947</text:p>
          </table:table-cell>
          <table:table-cell table:style-name="ce28"/>
          <table:table-cell table:style-name="ce26" table:formula="of:=LOG([.AH104];10)" office:value-type="float" office:value="1.73994411154109">
            <text:p>1.740</text:p>
          </table:table-cell>
          <table:table-cell table:style-name="ce44"/>
          <table:table-cell table:style-name="ce28" table:formula="of:=[.AK104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8" table:formula="of:=[.AN104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8" table:formula="of:=[.AQ104]/[.AQ$3]*1000000" office:value-type="float" office:value="0">
            <text:p>0.000</text:p>
          </table:table-cell>
          <table:table-cell table:style-name="ce50" table:formula="of:=LOG([.AR104];10)" office:value-type="float" office:value="0">
            <text:p>Err:502</text:p>
          </table:table-cell>
          <table:table-cell table:style-name="ce49"/>
          <table:table-cell table:style-name="ce28" table:formula="of:=[.AT104]/[.AT$3]*1000000" office:value-type="float" office:value="0">
            <text:p>0.000</text:p>
          </table:table-cell>
          <table:table-cell table:style-name="ce50" table:formula="of:=LOG([.AU104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8" table:formula="of:=[.BA104]/[.BA$3]*1000000" office:value-type="float" office:value="0">
            <text:p>0.000</text:p>
          </table:table-cell>
          <table:table-cell table:style-name="ce28"/>
          <table:table-cell table:style-name="ce50" table:formula="of:=LOG([.BB104];10)" office:value-type="float" office:value="0">
            <text:p>Err:502</text:p>
          </table:table-cell>
          <table:table-cell table:style-name="ce49"/>
          <table:table-cell table:style-name="ce28" table:formula="of:=[.BE104]/[.BE$3]*1000000" office:value-type="float" office:value="0">
            <text:p>0.000</text:p>
          </table:table-cell>
          <table:table-cell table:style-name="ce28"/>
          <table:table-cell table:style-name="ce50" table:formula="of:=LOG([.BF104];10)" office:value-type="float" office:value="0">
            <text:p>Err:502</text:p>
          </table:table-cell>
          <table:table-cell table:style-name="ce53" table:number-columns-repeated="964"/>
        </table:table-row>
        <table:table-row table:style-name="ro8">
          <table:table-cell table:style-name="ce5" office:value-type="string">
            <text:p>An Bord Pleanála</text:p>
          </table:table-cell>
          <table:table-cell table:style-name="ce12" office:value-type="string">
            <text:p>"An" %c "Bord" %c "Plean(a|á)la" %c; size Last</text:p>
          </table:table-cell>
          <table:table-cell table:style-name="ce19" office:value-type="string">
            <text:p>"An" %c "Bord" %c "Pleanála" %c</text:p>
          </table:table-cell>
          <table:table-cell table:style-name="ce18" office:value-type="string">
            <text:p>"An" %c "Bord" %c "Plean.la" %c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26" table:formula="of:=[.F105]/[.F$3]*1000000" office:value-type="float" office:value="0">
            <text:p>0.000</text:p>
          </table:table-cell>
          <table:table-cell table:style-name="ce26"/>
          <table:table-cell table:style-name="ce26" table:formula="of:=LOG([.G105];10)" office:value-type="float" office:value="0">
            <text:p>Err:502</text:p>
          </table:table-cell>
          <table:table-cell table:style-name="ce5" office:value-type="float" office:value="21">
            <text:p>21</text:p>
          </table:table-cell>
          <table:table-cell table:style-name="ce26" table:formula="of:=[.J105]/[.J$3]*1000000" office:value-type="float" office:value="0.00990616832081186">
            <text:p>0.010</text:p>
          </table:table-cell>
          <table:table-cell table:style-name="ce26" table:formula="of:=LOG([.K105];10)" office:value-type="float" office:value="-2.00409429696948">
            <text:p>-2.004</text:p>
          </table:table-cell>
          <table:table-cell table:style-name="ce26" table:number-columns-repeated="4"/>
          <table:table-cell table:style-name="ce5" office:value-type="float" office:value="75">
            <text:p>75</text:p>
          </table:table-cell>
          <table:table-cell table:style-name="ce26" table:formula="of:=[.Q105]/[.Q$3]*1000000" office:value-type="float" office:value="4.21698988113599">
            <text:p>4.217</text:p>
          </table:table-cell>
          <table:table-cell table:style-name="ce26"/>
          <table:table-cell table:style-name="ce26" table:formula="of:=LOG([.R105];10)" office:value-type="float" office:value="0.625002558906237">
            <text:p>0.625</text:p>
          </table:table-cell>
          <table:table-cell table:style-name="ce26" table:number-columns-repeated="4"/>
          <table:table-cell table:style-name="ce5" office:value-type="float" office:value="27">
            <text:p>27</text:p>
          </table:table-cell>
          <table:table-cell table:style-name="ce26" table:formula="of:=[.Y105]/[.Y$3]*1000000" office:value-type="float" office:value="1.07000088453406">
            <text:p>1.070</text:p>
          </table:table-cell>
          <table:table-cell table:style-name="ce26"/>
          <table:table-cell table:style-name="ce26" table:formula="of:=LOG([.Z105];10)" office:value-type="float" office:value="0.0293841367021297">
            <text:p>0.029</text:p>
          </table:table-cell>
          <table:table-cell table:style-name="ce5" office:value-type="float" office:value="4">
            <text:p>4</text:p>
          </table:table-cell>
          <table:table-cell table:style-name="ce26" table:formula="of:=[.AC105]/[.AC$3]*1000000" office:value-type="float" office:value="1.53708112137753">
            <text:p>1.537</text:p>
          </table:table-cell>
          <table:table-cell table:style-name="ce26"/>
          <table:table-cell table:style-name="ce26" table:formula="of:=LOG([.AD105];10)" office:value-type="float" office:value="0.186696788538744">
            <text:p>0.187</text:p>
          </table:table-cell>
          <table:table-cell table:style-name="ce40" office:value-type="float" office:value="27">
            <text:p>27</text:p>
          </table:table-cell>
          <table:table-cell table:style-name="ce26" table:formula="of:=[.AG105]/[.AG$3]*1000000" office:value-type="float" office:value="1.55673602271589">
            <text:p>1.557</text:p>
          </table:table-cell>
          <table:table-cell table:style-name="ce26"/>
          <table:table-cell table:style-name="ce26" table:formula="of:=LOG([.AH105];10)" office:value-type="float" office:value="0.192214975061746">
            <text:p>0.192</text:p>
          </table:table-cell>
          <table:table-cell table:style-name="ce44"/>
          <table:table-cell table:style-name="ce26" table:formula="of:=[.AK105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6" table:formula="of:=[.AN105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6" table:formula="of:=[.AQ105]/[.AQ$3]*1000000" office:value-type="float" office:value="0">
            <text:p>0.000</text:p>
          </table:table-cell>
          <table:table-cell table:style-name="ce50" table:formula="of:=LOG([.AR105];10)" office:value-type="float" office:value="0">
            <text:p>Err:502</text:p>
          </table:table-cell>
          <table:table-cell table:style-name="ce49"/>
          <table:table-cell table:style-name="ce26" table:formula="of:=[.AT105]/[.AT$3]*1000000" office:value-type="float" office:value="0">
            <text:p>0.000</text:p>
          </table:table-cell>
          <table:table-cell table:style-name="ce50" table:formula="of:=LOG([.AU105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6" table:formula="of:=[.BA105]/[.BA$3]*1000000" office:value-type="float" office:value="0">
            <text:p>0.000</text:p>
          </table:table-cell>
          <table:table-cell table:style-name="ce26"/>
          <table:table-cell table:style-name="ce50" table:formula="of:=LOG([.BB105];10)" office:value-type="float" office:value="0">
            <text:p>Err:502</text:p>
          </table:table-cell>
          <table:table-cell table:style-name="ce49"/>
          <table:table-cell table:style-name="ce26" table:formula="of:=[.BE105]/[.BE$3]*1000000" office:value-type="float" office:value="0">
            <text:p>0.000</text:p>
          </table:table-cell>
          <table:table-cell table:style-name="ce26"/>
          <table:table-cell table:style-name="ce50" table:formula="of:=LOG([.BF105];10)" office:value-type="float" office:value="0">
            <text:p>Err:502</text:p>
          </table:table-cell>
          <table:table-cell table:number-columns-repeated="964"/>
        </table:table-row>
        <table:table-row table:style-name="ro8">
          <table:table-cell table:style-name="ce8" office:value-type="string">
            <text:p>Ceann Comhairle</text:p>
          </table:table-cell>
          <table:table-cell table:style-name="ce15" office:value-type="string">
            <text:p>"Ceann" %c "Comhairle" %c; size Last</text:p>
          </table:table-cell>
          <table:table-cell table:style-name="ce15" office:value-type="string">
            <text:p>"Ceann" %c "Comhairle" %c</text:p>
          </table:table-cell>
          <table:table-cell table:style-name="ce8" office:value-type="string">
            <text:p>"Ceann" %c "Comhairle" %c</text:p>
          </table:table-cell>
          <table:table-cell table:style-name="ce15" office:value-type="string">
            <text:p>Seed topic</text:p>
          </table:table-cell>
          <table:table-cell table:style-name="ce15" office:value-type="float" office:value="0">
            <text:p>0</text:p>
          </table:table-cell>
          <table:table-cell table:style-name="ce29" table:formula="of:=[.F106]/[.F$3]*1000000" office:value-type="float" office:value="0">
            <text:p>0.000</text:p>
          </table:table-cell>
          <table:table-cell table:style-name="ce29"/>
          <table:table-cell table:style-name="ce26" table:formula="of:=LOG([.G106];10)" office:value-type="float" office:value="0">
            <text:p>Err:502</text:p>
          </table:table-cell>
          <table:table-cell table:style-name="ce8" office:value-type="float" office:value="11">
            <text:p>11</text:p>
          </table:table-cell>
          <table:table-cell table:style-name="ce29" table:formula="of:=[.J106]/[.J$3]*1000000" office:value-type="float" office:value="0.00518894531090145">
            <text:p>0.005</text:p>
          </table:table-cell>
          <table:table-cell table:style-name="ce26" table:formula="of:=LOG([.K106];10)" office:value-type="float" office:value="-2.28492090654517">
            <text:p>-2.285</text:p>
          </table:table-cell>
          <table:table-cell table:style-name="ce26" table:number-columns-repeated="4"/>
          <table:table-cell table:style-name="ce8" office:value-type="float" office:value="140">
            <text:p>140</text:p>
          </table:table-cell>
          <table:table-cell table:style-name="ce29" table:formula="of:=[.Q106]/[.Q$3]*1000000" office:value-type="float" office:value="7.87171444478718">
            <text:p>7.872</text:p>
          </table:table-cell>
          <table:table-cell table:style-name="ce29"/>
          <table:table-cell table:style-name="ce26" table:formula="of:=LOG([.R106];10)" office:value-type="float" office:value="0.896069331192775">
            <text:p>0.896</text:p>
          </table:table-cell>
          <table:table-cell table:style-name="ce26" table:number-columns-repeated="4"/>
          <table:table-cell table:style-name="ce8" office:value-type="float" office:value="78">
            <text:p>78</text:p>
          </table:table-cell>
          <table:table-cell table:style-name="ce29" table:formula="of:=[.Y106]/[.Y$3]*1000000" office:value-type="float" office:value="3.09111366643174">
            <text:p>3.091</text:p>
          </table:table-cell>
          <table:table-cell table:style-name="ce29"/>
          <table:table-cell table:style-name="ce26" table:formula="of:=LOG([.Z106];10)" office:value-type="float" office:value="0.490114975233623">
            <text:p>0.490</text:p>
          </table:table-cell>
          <table:table-cell table:style-name="ce8" office:value-type="float" office:value="16">
            <text:p>16</text:p>
          </table:table-cell>
          <table:table-cell table:style-name="ce29" table:formula="of:=[.AC106]/[.AC$3]*1000000" office:value-type="float" office:value="6.14832448551013">
            <text:p>6.148</text:p>
          </table:table-cell>
          <table:table-cell table:style-name="ce29"/>
          <table:table-cell table:style-name="ce26" table:formula="of:=LOG([.AD106];10)" office:value-type="float" office:value="0.788756779866707">
            <text:p>0.789</text:p>
          </table:table-cell>
          <table:table-cell table:style-name="ce40" office:value-type="float" office:value="62">
            <text:p>62</text:p>
          </table:table-cell>
          <table:table-cell table:style-name="ce29" table:formula="of:=[.AG106]/[.AG$3]*1000000" office:value-type="float" office:value="3.57472716327353">
            <text:p>3.575</text:p>
          </table:table-cell>
          <table:table-cell table:style-name="ce29"/>
          <table:table-cell table:style-name="ce26" table:formula="of:=LOG([.AH106];10)" office:value-type="float" office:value="0.553242900401012">
            <text:p>0.553</text:p>
          </table:table-cell>
          <table:table-cell table:style-name="ce44"/>
          <table:table-cell table:style-name="ce29" table:formula="of:=[.AK106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9" table:formula="of:=[.AN106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9" table:formula="of:=[.AQ106]/[.AQ$3]*1000000" office:value-type="float" office:value="0">
            <text:p>0.000</text:p>
          </table:table-cell>
          <table:table-cell table:style-name="ce50" table:formula="of:=LOG([.AR106];10)" office:value-type="float" office:value="0">
            <text:p>Err:502</text:p>
          </table:table-cell>
          <table:table-cell table:style-name="ce49"/>
          <table:table-cell table:style-name="ce29" table:formula="of:=[.AT106]/[.AT$3]*1000000" office:value-type="float" office:value="0">
            <text:p>0.000</text:p>
          </table:table-cell>
          <table:table-cell table:style-name="ce50" table:formula="of:=LOG([.AU106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9" table:formula="of:=[.BA106]/[.BA$3]*1000000" office:value-type="float" office:value="0">
            <text:p>0.000</text:p>
          </table:table-cell>
          <table:table-cell table:style-name="ce29"/>
          <table:table-cell table:style-name="ce50" table:formula="of:=LOG([.BB106];10)" office:value-type="float" office:value="0">
            <text:p>Err:502</text:p>
          </table:table-cell>
          <table:table-cell table:style-name="ce49"/>
          <table:table-cell table:style-name="ce29" table:formula="of:=[.BE106]/[.BE$3]*1000000" office:value-type="float" office:value="0">
            <text:p>0.000</text:p>
          </table:table-cell>
          <table:table-cell table:style-name="ce29"/>
          <table:table-cell table:style-name="ce50" table:formula="of:=LOG([.BF106];10)" office:value-type="float" office:value="0">
            <text:p>Err:502</text:p>
          </table:table-cell>
          <table:table-cell table:style-name="ce54" table:number-columns-repeated="964"/>
        </table:table-row>
        <table:table-row table:style-name="ro9">
          <table:table-cell table:style-name="ce5" office:value-type="string">
            <text:p>Cultúrlann na hÉireann</text:p>
          </table:table-cell>
          <table:table-cell table:style-name="ce12" office:value-type="string">
            <text:p>"Cult(u|ú)rlann" %c "na" %c "h(E|É)ireann" %c; size Last</text:p>
          </table:table-cell>
          <table:table-cell table:style-name="ce19" office:value-type="string">
            <text:p>"Cultúrlann" %c "na" %c "hÉireann" %c</text:p>
          </table:table-cell>
          <table:table-cell table:style-name="ce18" office:value-type="string">
            <text:p>"Cult.rlann" %c "na" %c "h.ireann" %c</text:p>
          </table:table-cell>
          <table:table-cell table:style-name="ce12"/>
          <table:table-cell table:style-name="ce12" office:value-type="float" office:value="0">
            <text:p>0</text:p>
          </table:table-cell>
          <table:table-cell table:style-name="ce26" table:formula="of:=[.F107]/[.F$3]*1000000" office:value-type="float" office:value="0">
            <text:p>0.000</text:p>
          </table:table-cell>
          <table:table-cell table:style-name="ce26"/>
          <table:table-cell table:style-name="ce26"/>
          <table:table-cell table:style-name="ce5" office:value-type="float" office:value="0">
            <text:p>0</text:p>
          </table:table-cell>
          <table:table-cell table:style-name="ce26" table:formula="of:=[.J107]/[.J$3]*1000000" office:value-type="float" office:value="0">
            <text:p>0.000</text:p>
          </table:table-cell>
          <table:table-cell table:style-name="ce26"/>
          <table:table-cell table:style-name="ce26" table:number-columns-repeated="4"/>
          <table:table-cell table:style-name="ce5" office:value-type="float" office:value="0">
            <text:p>0</text:p>
          </table:table-cell>
          <table:table-cell table:style-name="ce26" table:formula="of:=[.Q107]/[.Q$3]*1000000" office:value-type="float" office:value="0">
            <text:p>0.000</text:p>
          </table:table-cell>
          <table:table-cell table:style-name="ce26"/>
          <table:table-cell table:style-name="ce26"/>
          <table:table-cell table:style-name="ce26" table:number-columns-repeated="4"/>
          <table:table-cell table:style-name="ce5" office:value-type="float" office:value="2">
            <text:p>2</text:p>
          </table:table-cell>
          <table:table-cell table:style-name="ce26" table:formula="of:=[.Y107]/[.Y$3]*1000000" office:value-type="float" office:value="0.0792593247803011">
            <text:p>0.079</text:p>
          </table:table-cell>
          <table:table-cell table:style-name="ce26"/>
          <table:table-cell table:style-name="ce26"/>
          <table:table-cell table:style-name="ce5" office:value-type="float" office:value="0">
            <text:p>0</text:p>
          </table:table-cell>
          <table:table-cell table:style-name="ce26" table:formula="of:=[.AC107]/[.AC$3]*1000000" office:value-type="float" office:value="0">
            <text:p>0.000</text:p>
          </table:table-cell>
          <table:table-cell table:style-name="ce26"/>
          <table:table-cell table:style-name="ce26"/>
          <table:table-cell table:style-name="ce40" office:value-type="float" office:value="2">
            <text:p>2</text:p>
          </table:table-cell>
          <table:table-cell table:style-name="ce26" table:formula="of:=[.AG107]/[.AG$3]*1000000" office:value-type="float" office:value="0.115313779460436">
            <text:p>0.115</text:p>
          </table:table-cell>
          <table:table-cell table:style-name="ce26"/>
          <table:table-cell table:style-name="ce26"/>
          <table:table-cell table:style-name="ce44"/>
          <table:table-cell table:style-name="ce26" table:formula="of:=[.AK107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6" table:formula="of:=[.AN107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6" table:formula="of:=[.AQ107]/[.AQ$3]*1000000" office:value-type="float" office:value="0">
            <text:p>0.000</text:p>
          </table:table-cell>
          <table:table-cell table:style-name="ce50"/>
          <table:table-cell table:style-name="ce49"/>
          <table:table-cell table:style-name="ce26" table:formula="of:=[.AT107]/[.AT$3]*1000000" office:value-type="float" office:value="0">
            <text:p>0.000</text:p>
          </table:table-cell>
          <table:table-cell table:style-name="ce50"/>
          <table:table-cell table:style-name="ce50" table:number-columns-repeated="4"/>
          <table:table-cell table:style-name="ce49"/>
          <table:table-cell table:style-name="ce26" table:formula="of:=[.BA107]/[.BA$3]*1000000" office:value-type="float" office:value="0">
            <text:p>0.000</text:p>
          </table:table-cell>
          <table:table-cell table:style-name="ce26"/>
          <table:table-cell table:style-name="ce50"/>
          <table:table-cell table:style-name="ce49"/>
          <table:table-cell table:style-name="ce26" table:formula="of:=[.BE107]/[.BE$3]*1000000" office:value-type="float" office:value="0">
            <text:p>0.000</text:p>
          </table:table-cell>
          <table:table-cell table:style-name="ce26"/>
          <table:table-cell table:style-name="ce50"/>
          <table:table-cell table:number-columns-repeated="964"/>
        </table:table-row>
        <table:table-row table:style-name="ro2">
          <table:table-cell table:style-name="ce7" office:value-type="string">
            <text:p>Dáil</text:p>
          </table:table-cell>
          <table:table-cell table:style-name="ce14" office:value-type="string">
            <text:p>"D(a|á)il" %c; size Last</text:p>
          </table:table-cell>
          <table:table-cell table:style-name="ce19" office:value-type="string">
            <text:p>"Dáil" %c</text:p>
          </table:table-cell>
          <table:table-cell table:style-name="ce18" office:value-type="string">
            <text:p>"D.il" %c</text:p>
          </table:table-cell>
          <table:table-cell table:style-name="ce14" office:value-type="string">
            <text:p>SEED</text:p>
          </table:table-cell>
          <table:table-cell table:style-name="ce14" office:value-type="float" office:value="8">
            <text:p>8</text:p>
          </table:table-cell>
          <table:table-cell table:style-name="ce28" table:formula="of:=[.F108]/[.F$3]*1000000" office:value-type="float" office:value="0.10712026815631">
            <text:p>0.107</text:p>
          </table:table-cell>
          <table:table-cell table:style-name="ce28"/>
          <table:table-cell table:style-name="ce26" table:formula="of:=LOG([.G108];10)" office:value-type="float" office:value="-0.970128348816624">
            <text:p>-0.970</text:p>
          </table:table-cell>
          <table:table-cell table:style-name="ce7" office:value-type="float" office:value="901">
            <text:p>901</text:p>
          </table:table-cell>
          <table:table-cell table:style-name="ce28" table:formula="of:=[.J108]/[.J$3]*1000000" office:value-type="float" office:value="0.425021793192928">
            <text:p>0.425</text:p>
          </table:table-cell>
          <table:table-cell table:style-name="ce26" table:formula="of:=LOG([.K108];10)" office:value-type="float" office:value="-0.371588800724336">
            <text:p>-0.372</text:p>
          </table:table-cell>
          <table:table-cell table:style-name="ce26" table:number-columns-repeated="4"/>
          <table:table-cell table:style-name="ce7" office:value-type="float" office:value="573">
            <text:p>573</text:p>
          </table:table-cell>
          <table:table-cell table:style-name="ce28" table:formula="of:=[.Q108]/[.Q$3]*1000000" office:value-type="float" office:value="32.2178026918789">
            <text:p>32.218</text:p>
          </table:table-cell>
          <table:table-cell table:style-name="ce28"/>
          <table:table-cell table:style-name="ce26" table:formula="of:=LOG([.R108];10)" office:value-type="float" office:value="1.50809591748193">
            <text:p>1.508</text:p>
          </table:table-cell>
          <table:table-cell table:style-name="ce26" table:number-columns-repeated="4"/>
          <table:table-cell table:style-name="ce7" office:value-type="float" office:value="1095">
            <text:p>1095</text:p>
          </table:table-cell>
          <table:table-cell table:style-name="ce28" table:formula="of:=[.Y108]/[.Y$3]*1000000" office:value-type="float" office:value="43.3944803172148">
            <text:p>43.394</text:p>
          </table:table-cell>
          <table:table-cell table:style-name="ce28"/>
          <table:table-cell table:style-name="ce26" table:formula="of:=LOG([.Z108];10)" office:value-type="float" office:value="1.63743449171928">
            <text:p>1.637</text:p>
          </table:table-cell>
          <table:table-cell table:style-name="ce7" office:value-type="float" office:value="444">
            <text:p>444</text:p>
          </table:table-cell>
          <table:table-cell table:style-name="ce28" table:formula="of:=[.AC108]/[.AC$3]*1000000" office:value-type="float" office:value="170.616004472906">
            <text:p>170.616</text:p>
          </table:table-cell>
          <table:table-cell table:style-name="ce28"/>
          <table:table-cell table:style-name="ce26" table:formula="of:=LOG([.AD108];10)" office:value-type="float" office:value="2.2320197673254">
            <text:p>2.232</text:p>
          </table:table-cell>
          <table:table-cell table:style-name="ce40" office:value-type="float" office:value="1029">
            <text:p>1029</text:p>
          </table:table-cell>
          <table:table-cell table:style-name="ce28" table:formula="of:=[.AG108]/[.AG$3]*1000000" office:value-type="float" office:value="59.3289395323946">
            <text:p>59.329</text:p>
          </table:table-cell>
          <table:table-cell table:style-name="ce28"/>
          <table:table-cell table:style-name="ce26" table:formula="of:=LOG([.AH108];10)" office:value-type="float" office:value="1.77326658566519">
            <text:p>1.773</text:p>
          </table:table-cell>
          <table:table-cell table:style-name="ce44"/>
          <table:table-cell table:style-name="ce28" table:formula="of:=[.AK108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8" table:formula="of:=[.AN108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8" table:formula="of:=[.AQ108]/[.AQ$3]*1000000" office:value-type="float" office:value="0">
            <text:p>0.000</text:p>
          </table:table-cell>
          <table:table-cell table:style-name="ce50" table:formula="of:=LOG([.AR108];10)" office:value-type="float" office:value="0">
            <text:p>Err:502</text:p>
          </table:table-cell>
          <table:table-cell table:style-name="ce49"/>
          <table:table-cell table:style-name="ce28" table:formula="of:=[.AT108]/[.AT$3]*1000000" office:value-type="float" office:value="0">
            <text:p>0.000</text:p>
          </table:table-cell>
          <table:table-cell table:style-name="ce50" table:formula="of:=LOG([.AU108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8" table:formula="of:=[.BA108]/[.BA$3]*1000000" office:value-type="float" office:value="0">
            <text:p>0.000</text:p>
          </table:table-cell>
          <table:table-cell table:style-name="ce28"/>
          <table:table-cell table:style-name="ce50" table:formula="of:=LOG([.BB108];10)" office:value-type="float" office:value="0">
            <text:p>Err:502</text:p>
          </table:table-cell>
          <table:table-cell table:style-name="ce49"/>
          <table:table-cell table:style-name="ce28" table:formula="of:=[.BE108]/[.BE$3]*1000000" office:value-type="float" office:value="0">
            <text:p>0.000</text:p>
          </table:table-cell>
          <table:table-cell table:style-name="ce28"/>
          <table:table-cell table:style-name="ce50" table:formula="of:=LOG([.BF108];10)" office:value-type="float" office:value="0">
            <text:p>Err:502</text:p>
          </table:table-cell>
          <table:table-cell table:style-name="ce53" table:number-columns-repeated="964"/>
        </table:table-row>
        <table:table-row table:style-name="ro8">
          <table:table-cell table:style-name="ce7" office:value-type="string">
            <text:p>Dáil Éireann</text:p>
          </table:table-cell>
          <table:table-cell table:style-name="ce14" office:value-type="string">
            <text:p>"D(a|á)il" %c "(E|É)ireann" %c; size Last</text:p>
          </table:table-cell>
          <table:table-cell table:style-name="ce19" office:value-type="string">
            <text:p>"Dáil" %c "Éireann" %c</text:p>
          </table:table-cell>
          <table:table-cell table:style-name="ce18" office:value-type="string">
            <text:p>"D.il" %c ".ireann" %c</text:p>
          </table:table-cell>
          <table:table-cell table:style-name="ce14" office:value-type="string">
            <text:p>SEED SUBSTRING</text:p>
          </table:table-cell>
          <table:table-cell table:style-name="ce14" office:value-type="float" office:value="1">
            <text:p>1</text:p>
          </table:table-cell>
          <table:table-cell table:style-name="ce28" table:formula="of:=[.F109]/[.F$3]*1000000" office:value-type="float" office:value="0.0133900335195387">
            <text:p>0.013</text:p>
          </table:table-cell>
          <table:table-cell table:style-name="ce28"/>
          <table:table-cell table:style-name="ce26" table:formula="of:=LOG([.G109];10)" office:value-type="float" office:value="-1.87321833580857">
            <text:p>-1.873</text:p>
          </table:table-cell>
          <table:table-cell table:style-name="ce7" office:value-type="float" office:value="241">
            <text:p>241</text:p>
          </table:table-cell>
          <table:table-cell table:style-name="ce28" table:formula="of:=[.J109]/[.J$3]*1000000" office:value-type="float" office:value="0.113685074538841">
            <text:p>0.114</text:p>
          </table:table-cell>
          <table:table-cell table:style-name="ce26" table:formula="of:=LOG([.K109];10)" office:value-type="float" office:value="-0.94429654912853">
            <text:p>-0.944</text:p>
          </table:table-cell>
          <table:table-cell table:style-name="ce26" table:number-columns-repeated="4"/>
          <table:table-cell table:style-name="ce7" office:value-type="float" office:value="103">
            <text:p>103</text:p>
          </table:table-cell>
          <table:table-cell table:style-name="ce28" table:formula="of:=[.Q109]/[.Q$3]*1000000" office:value-type="float" office:value="5.79133277009342">
            <text:p>5.791</text:p>
          </table:table-cell>
          <table:table-cell table:style-name="ce28"/>
          <table:table-cell table:style-name="ce26" table:formula="of:=LOG([.R109];10)" office:value-type="float" office:value="0.762778520219709">
            <text:p>0.763</text:p>
          </table:table-cell>
          <table:table-cell table:style-name="ce26" table:number-columns-repeated="4"/>
          <table:table-cell table:style-name="ce7" office:value-type="float" office:value="213">
            <text:p>213</text:p>
          </table:table-cell>
          <table:table-cell table:style-name="ce28" table:formula="of:=[.Y109]/[.Y$3]*1000000" office:value-type="float" office:value="8.44111808910206">
            <text:p>8.441</text:p>
          </table:table-cell>
          <table:table-cell table:style-name="ce28"/>
          <table:table-cell table:style-name="ce26" table:formula="of:=LOG([.Z109];10)" office:value-type="float" office:value="0.92639997598188">
            <text:p>0.926</text:p>
          </table:table-cell>
          <table:table-cell table:style-name="ce7" office:value-type="float" office:value="106">
            <text:p>106</text:p>
          </table:table-cell>
          <table:table-cell table:style-name="ce28" table:formula="of:=[.AC109]/[.AC$3]*1000000" office:value-type="float" office:value="40.7326497165046">
            <text:p>40.733</text:p>
          </table:table-cell>
          <table:table-cell table:style-name="ce28"/>
          <table:table-cell table:style-name="ce26" table:formula="of:=LOG([.AD109];10)" office:value-type="float" office:value="1.60994266247555">
            <text:p>1.610</text:p>
          </table:table-cell>
          <table:table-cell table:style-name="ce40" office:value-type="float" office:value="202">
            <text:p>202</text:p>
          </table:table-cell>
          <table:table-cell table:style-name="ce28" table:formula="of:=[.AG109]/[.AG$3]*1000000" office:value-type="float" office:value="11.6466917255041">
            <text:p>11.647</text:p>
          </table:table-cell>
          <table:table-cell table:style-name="ce28"/>
          <table:table-cell table:style-name="ce26" table:formula="of:=LOG([.AH109];10)" office:value-type="float" office:value="1.06620258034938">
            <text:p>1.066</text:p>
          </table:table-cell>
          <table:table-cell table:style-name="ce44"/>
          <table:table-cell table:style-name="ce28" table:formula="of:=[.AK109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8" table:formula="of:=[.AN109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8" table:formula="of:=[.AQ109]/[.AQ$3]*1000000" office:value-type="float" office:value="0">
            <text:p>0.000</text:p>
          </table:table-cell>
          <table:table-cell table:style-name="ce50" table:formula="of:=LOG([.AR109];10)" office:value-type="float" office:value="0">
            <text:p>Err:502</text:p>
          </table:table-cell>
          <table:table-cell table:style-name="ce49"/>
          <table:table-cell table:style-name="ce28" table:formula="of:=[.AT109]/[.AT$3]*1000000" office:value-type="float" office:value="0">
            <text:p>0.000</text:p>
          </table:table-cell>
          <table:table-cell table:style-name="ce50" table:formula="of:=LOG([.AU109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8" table:formula="of:=[.BA109]/[.BA$3]*1000000" office:value-type="float" office:value="0">
            <text:p>0.000</text:p>
          </table:table-cell>
          <table:table-cell table:style-name="ce28"/>
          <table:table-cell table:style-name="ce50" table:formula="of:=LOG([.BB109];10)" office:value-type="float" office:value="0">
            <text:p>Err:502</text:p>
          </table:table-cell>
          <table:table-cell table:style-name="ce49"/>
          <table:table-cell table:style-name="ce28" table:formula="of:=[.BE109]/[.BE$3]*1000000" office:value-type="float" office:value="0">
            <text:p>0.000</text:p>
          </table:table-cell>
          <table:table-cell table:style-name="ce28"/>
          <table:table-cell table:style-name="ce50" table:formula="of:=LOG([.BF109];10)" office:value-type="float" office:value="0">
            <text:p>Err:502</text:p>
          </table:table-cell>
          <table:table-cell table:style-name="ce53" table:number-columns-repeated="964"/>
        </table:table-row>
        <table:table-row table:style-name="ro2">
          <table:table-cell table:style-name="ce5" office:value-type="string">
            <text:p>Fianna Fáil</text:p>
          </table:table-cell>
          <table:table-cell table:style-name="ce12" office:value-type="string">
            <text:p>"Fianna" %c "F(a|á)il" %c; size Last</text:p>
          </table:table-cell>
          <table:table-cell table:style-name="ce19" office:value-type="string">
            <text:p>"Fianna" %c "Fáil" %c</text:p>
          </table:table-cell>
          <table:table-cell table:style-name="ce18" office:value-type="string">
            <text:p>"Fianna" %c "F.il" %c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26" table:formula="of:=[.F110]/[.F$3]*1000000" office:value-type="float" office:value="0.0133900335195387">
            <text:p>0.013</text:p>
          </table:table-cell>
          <table:table-cell table:style-name="ce26"/>
          <table:table-cell table:style-name="ce26" table:formula="of:=LOG([.G110];10)" office:value-type="float" office:value="-1.87321833580857">
            <text:p>-1.873</text:p>
          </table:table-cell>
          <table:table-cell table:style-name="ce5" office:value-type="float" office:value="522">
            <text:p>522</text:p>
          </table:table-cell>
          <table:table-cell table:style-name="ce26" table:formula="of:=[.J110]/[.J$3]*1000000" office:value-type="float" office:value="0.246239041117323">
            <text:p>0.246</text:p>
          </table:table-cell>
          <table:table-cell table:style-name="ce26" table:formula="of:=LOG([.K110];10)" office:value-type="float" office:value="-0.608643088701136">
            <text:p>-0.609</text:p>
          </table:table-cell>
          <table:table-cell table:style-name="ce26" table:number-columns-repeated="4"/>
          <table:table-cell table:style-name="ce5" office:value-type="float" office:value="499">
            <text:p>499</text:p>
          </table:table-cell>
          <table:table-cell table:style-name="ce26" table:formula="of:=[.Q110]/[.Q$3]*1000000" office:value-type="float" office:value="28.0570393424914">
            <text:p>28.057</text:p>
          </table:table-cell>
          <table:table-cell table:style-name="ce26"/>
          <table:table-cell table:style-name="ce26" table:formula="of:=LOG([.R110];10)" office:value-type="float" office:value="1.44804184113793">
            <text:p>1.448</text:p>
          </table:table-cell>
          <table:table-cell table:style-name="ce26" table:number-columns-repeated="4"/>
          <table:table-cell table:style-name="ce5" office:value-type="float" office:value="607">
            <text:p>607</text:p>
          </table:table-cell>
          <table:table-cell table:style-name="ce26" table:formula="of:=[.Y110]/[.Y$3]*1000000" office:value-type="float" office:value="24.0552050708214">
            <text:p>24.055</text:p>
          </table:table-cell>
          <table:table-cell table:style-name="ce26"/>
          <table:table-cell table:style-name="ce26" table:formula="of:=LOG([.Z110];10)" office:value-type="float" office:value="1.3812090636184">
            <text:p>1.381</text:p>
          </table:table-cell>
          <table:table-cell table:style-name="ce5" office:value-type="float" office:value="153">
            <text:p>153</text:p>
          </table:table-cell>
          <table:table-cell table:style-name="ce26" table:formula="of:=[.AC110]/[.AC$3]*1000000" office:value-type="float" office:value="58.7933528926906">
            <text:p>58.793</text:p>
          </table:table-cell>
          <table:table-cell table:style-name="ce26"/>
          <table:table-cell table:style-name="ce26" table:formula="of:=LOG([.AD110];10)" office:value-type="float" office:value="1.76932822802838">
            <text:p>1.769</text:p>
          </table:table-cell>
          <table:table-cell table:style-name="ce40" office:value-type="float" office:value="512">
            <text:p>512</text:p>
          </table:table-cell>
          <table:table-cell table:style-name="ce26" table:formula="of:=[.AG110]/[.AG$3]*1000000" office:value-type="float" office:value="29.5203275418717">
            <text:p>29.520</text:p>
          </table:table-cell>
          <table:table-cell table:style-name="ce26"/>
          <table:table-cell table:style-name="ce26" table:formula="of:=LOG([.AH110];10)" office:value-type="float" office:value="1.47012117187859">
            <text:p>1.470</text:p>
          </table:table-cell>
          <table:table-cell table:style-name="ce44"/>
          <table:table-cell table:style-name="ce26" table:formula="of:=[.AK110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6" table:formula="of:=[.AN110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6" table:formula="of:=[.AQ110]/[.AQ$3]*1000000" office:value-type="float" office:value="0">
            <text:p>0.000</text:p>
          </table:table-cell>
          <table:table-cell table:style-name="ce50" table:formula="of:=LOG([.AR110];10)" office:value-type="float" office:value="0">
            <text:p>Err:502</text:p>
          </table:table-cell>
          <table:table-cell table:style-name="ce49"/>
          <table:table-cell table:style-name="ce26" table:formula="of:=[.AT110]/[.AT$3]*1000000" office:value-type="float" office:value="0">
            <text:p>0.000</text:p>
          </table:table-cell>
          <table:table-cell table:style-name="ce50" table:formula="of:=LOG([.AU110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6" table:formula="of:=[.BA110]/[.BA$3]*1000000" office:value-type="float" office:value="0">
            <text:p>0.000</text:p>
          </table:table-cell>
          <table:table-cell table:style-name="ce26"/>
          <table:table-cell table:style-name="ce50" table:formula="of:=LOG([.BB110];10)" office:value-type="float" office:value="0">
            <text:p>Err:502</text:p>
          </table:table-cell>
          <table:table-cell table:style-name="ce49"/>
          <table:table-cell table:style-name="ce26" table:formula="of:=[.BE110]/[.BE$3]*1000000" office:value-type="float" office:value="0">
            <text:p>0.000</text:p>
          </table:table-cell>
          <table:table-cell table:style-name="ce26"/>
          <table:table-cell table:style-name="ce50" table:formula="of:=LOG([.BF110];10)" office:value-type="float" office:value="0">
            <text:p>Err:502</text:p>
          </table:table-cell>
          <table:table-cell table:number-columns-repeated="964"/>
        </table:table-row>
        <table:table-row table:style-name="ro2">
          <table:table-cell table:style-name="ce7" office:value-type="string">
            <text:p>Garda Siochána</text:p>
          </table:table-cell>
          <table:table-cell table:style-name="ce14" office:value-type="string">
            <text:p>"Garda" %c "Sioch(a|á)na" %c; size Last</text:p>
          </table:table-cell>
          <table:table-cell table:style-name="ce14" office:value-type="string">
            <text:p>"Garda" %c "Siochána" %c</text:p>
          </table:table-cell>
          <table:table-cell table:style-name="ce7" office:value-type="string">
            <text:p>"Garda" %c "Sioch.na" %c</text:p>
          </table:table-cell>
          <table:table-cell table:style-name="ce14" office:value-type="string">
            <text:p>SEED SUBSTRING</text:p>
          </table:table-cell>
          <table:table-cell table:style-name="ce14" office:value-type="float" office:value="0">
            <text:p>0</text:p>
          </table:table-cell>
          <table:table-cell table:style-name="ce28" table:formula="of:=[.F111]/[.F$3]*1000000" office:value-type="float" office:value="0">
            <text:p>0.000</text:p>
          </table:table-cell>
          <table:table-cell table:style-name="ce28"/>
          <table:table-cell table:style-name="ce26" table:formula="of:=LOG([.G111];10)" office:value-type="float" office:value="0">
            <text:p>Err:502</text:p>
          </table:table-cell>
          <table:table-cell table:style-name="ce7" office:value-type="float" office:value="73">
            <text:p>73</text:p>
          </table:table-cell>
          <table:table-cell table:style-name="ce28" table:formula="of:=[.J111]/[.J$3]*1000000" office:value-type="float" office:value="0.034435727972346">
            <text:p>0.034</text:p>
          </table:table-cell>
          <table:table-cell table:style-name="ce26" table:formula="of:=LOG([.K111];10)" office:value-type="float" office:value="-1.46299073158294">
            <text:p>-1.463</text:p>
          </table:table-cell>
          <table:table-cell table:style-name="ce26" table:number-columns-repeated="4"/>
          <table:table-cell table:style-name="ce7" office:value-type="float" office:value="63">
            <text:p>63</text:p>
          </table:table-cell>
          <table:table-cell table:style-name="ce28" table:formula="of:=[.Q111]/[.Q$3]*1000000" office:value-type="float" office:value="3.54227150015423">
            <text:p>3.542</text:p>
          </table:table-cell>
          <table:table-cell table:style-name="ce28"/>
          <table:table-cell table:style-name="ce26" table:formula="of:=LOG([.R111];10)" office:value-type="float" office:value="0.549281844968119">
            <text:p>0.549</text:p>
          </table:table-cell>
          <table:table-cell table:style-name="ce26" table:number-columns-repeated="4"/>
          <table:table-cell table:style-name="ce7" office:value-type="float" office:value="87">
            <text:p>87</text:p>
          </table:table-cell>
          <table:table-cell table:style-name="ce28" table:formula="of:=[.Y111]/[.Y$3]*1000000" office:value-type="float" office:value="3.4477806279431">
            <text:p>3.448</text:p>
          </table:table-cell>
          <table:table-cell table:style-name="ce28"/>
          <table:table-cell table:style-name="ce26" table:formula="of:=LOG([.Z111];10)" office:value-type="float" office:value="0.537539625161761">
            <text:p>0.538</text:p>
          </table:table-cell>
          <table:table-cell table:style-name="ce7" office:value-type="float" office:value="16">
            <text:p>16</text:p>
          </table:table-cell>
          <table:table-cell table:style-name="ce28" table:formula="of:=[.AC111]/[.AC$3]*1000000" office:value-type="float" office:value="6.14832448551013">
            <text:p>6.148</text:p>
          </table:table-cell>
          <table:table-cell table:style-name="ce28"/>
          <table:table-cell table:style-name="ce26" table:formula="of:=LOG([.AD111];10)" office:value-type="float" office:value="0.788756779866707">
            <text:p>0.789</text:p>
          </table:table-cell>
          <table:table-cell table:style-name="ce40" office:value-type="float" office:value="71">
            <text:p>71</text:p>
          </table:table-cell>
          <table:table-cell table:style-name="ce28" table:formula="of:=[.AG111]/[.AG$3]*1000000" office:value-type="float" office:value="4.09363917084549">
            <text:p>4.094</text:p>
          </table:table-cell>
          <table:table-cell table:style-name="ce28"/>
          <table:table-cell table:style-name="ce26" table:formula="of:=LOG([.AH111];10)" office:value-type="float" office:value="0.612109559621834">
            <text:p>0.612</text:p>
          </table:table-cell>
          <table:table-cell table:style-name="ce44"/>
          <table:table-cell table:style-name="ce28" table:formula="of:=[.AK111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8" table:formula="of:=[.AN111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8" table:formula="of:=[.AQ111]/[.AQ$3]*1000000" office:value-type="float" office:value="0">
            <text:p>0.000</text:p>
          </table:table-cell>
          <table:table-cell table:style-name="ce50" table:formula="of:=LOG([.AR111];10)" office:value-type="float" office:value="0">
            <text:p>Err:502</text:p>
          </table:table-cell>
          <table:table-cell table:style-name="ce49"/>
          <table:table-cell table:style-name="ce28" table:formula="of:=[.AT111]/[.AT$3]*1000000" office:value-type="float" office:value="0">
            <text:p>0.000</text:p>
          </table:table-cell>
          <table:table-cell table:style-name="ce50" table:formula="of:=LOG([.AU111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8" table:formula="of:=[.BA111]/[.BA$3]*1000000" office:value-type="float" office:value="0">
            <text:p>0.000</text:p>
          </table:table-cell>
          <table:table-cell table:style-name="ce28"/>
          <table:table-cell table:style-name="ce50" table:formula="of:=LOG([.BB111];10)" office:value-type="float" office:value="0">
            <text:p>Err:502</text:p>
          </table:table-cell>
          <table:table-cell table:style-name="ce49"/>
          <table:table-cell table:style-name="ce28" table:formula="of:=[.BE111]/[.BE$3]*1000000" office:value-type="float" office:value="0">
            <text:p>0.000</text:p>
          </table:table-cell>
          <table:table-cell table:style-name="ce28"/>
          <table:table-cell table:style-name="ce50" table:formula="of:=LOG([.BF111];10)" office:value-type="float" office:value="0">
            <text:p>Err:502</text:p>
          </table:table-cell>
          <table:table-cell table:style-name="ce53" table:number-columns-repeated="964"/>
        </table:table-row>
        <table:table-row table:style-name="ro2">
          <table:table-cell table:style-name="ce8" office:value-type="string">
            <text:p>Oireachtas</text:p>
          </table:table-cell>
          <table:table-cell table:style-name="ce15" office:value-type="string">
            <text:p>"Oireachtas" %c; size Last</text:p>
          </table:table-cell>
          <table:table-cell table:style-name="ce15" office:value-type="string">
            <text:p>"Oireachtas" %c</text:p>
          </table:table-cell>
          <table:table-cell table:style-name="ce8" office:value-type="string">
            <text:p>"Oireachtas" %c</text:p>
          </table:table-cell>
          <table:table-cell table:style-name="ce15" office:value-type="string">
            <text:p>Seed topic</text:p>
          </table:table-cell>
          <table:table-cell table:style-name="ce15" office:value-type="float" office:value="0">
            <text:p>0</text:p>
          </table:table-cell>
          <table:table-cell table:style-name="ce29" table:formula="of:=[.F112]/[.F$3]*1000000" office:value-type="float" office:value="0">
            <text:p>0.000</text:p>
          </table:table-cell>
          <table:table-cell table:style-name="ce29"/>
          <table:table-cell table:style-name="ce26" table:formula="of:=LOG([.G112];10)" office:value-type="float" office:value="0">
            <text:p>Err:502</text:p>
          </table:table-cell>
          <table:table-cell table:style-name="ce8" office:value-type="float" office:value="270">
            <text:p>270</text:p>
          </table:table-cell>
          <table:table-cell table:style-name="ce29" table:formula="of:=[.J112]/[.J$3]*1000000" office:value-type="float" office:value="0.127365021267581">
            <text:p>0.127</text:p>
          </table:table-cell>
          <table:table-cell table:style-name="ce26" table:formula="of:=LOG([.K112];10)" office:value-type="float" office:value="-0.894949827544411">
            <text:p>-0.895</text:p>
          </table:table-cell>
          <table:table-cell table:style-name="ce26" table:number-columns-repeated="4"/>
          <table:table-cell table:style-name="ce8" office:value-type="float" office:value="449">
            <text:p>449</text:p>
          </table:table-cell>
          <table:table-cell table:style-name="ce29" table:formula="of:=[.Q112]/[.Q$3]*1000000" office:value-type="float" office:value="25.2457127550674">
            <text:p>25.246</text:p>
          </table:table-cell>
          <table:table-cell table:style-name="ce29"/>
          <table:table-cell table:style-name="ce26" table:formula="of:=LOG([.R112];10)" office:value-type="float" office:value="1.40218763651786">
            <text:p>1.402</text:p>
          </table:table-cell>
          <table:table-cell table:style-name="ce26" table:number-columns-repeated="4"/>
          <table:table-cell table:style-name="ce8" office:value-type="float" office:value="402">
            <text:p>402</text:p>
          </table:table-cell>
          <table:table-cell table:style-name="ce29" table:formula="of:=[.Y112]/[.Y$3]*1000000" office:value-type="float" office:value="15.9311242808405">
            <text:p>15.931</text:p>
          </table:table-cell>
          <table:table-cell table:style-name="ce29"/>
          <table:table-cell table:style-name="ce26" table:formula="of:=LOG([.Z112];10)" office:value-type="float" office:value="1.20224642562761">
            <text:p>1.202</text:p>
          </table:table-cell>
          <table:table-cell table:style-name="ce8" office:value-type="float" office:value="182">
            <text:p>182</text:p>
          </table:table-cell>
          <table:table-cell table:style-name="ce29" table:formula="of:=[.AC112]/[.AC$3]*1000000" office:value-type="float" office:value="69.9371910226777">
            <text:p>69.937</text:p>
          </table:table-cell>
          <table:table-cell table:style-name="ce29"/>
          <table:table-cell table:style-name="ce26" table:formula="of:=LOG([.AD112];10)" office:value-type="float" office:value="1.84470818519586">
            <text:p>1.845</text:p>
          </table:table-cell>
          <table:table-cell table:style-name="ce40" office:value-type="float" office:value="358">
            <text:p>358</text:p>
          </table:table-cell>
          <table:table-cell table:style-name="ce29" table:formula="of:=[.AG112]/[.AG$3]*1000000" office:value-type="float" office:value="20.6411665234181">
            <text:p>20.641</text:p>
          </table:table-cell>
          <table:table-cell table:style-name="ce29"/>
          <table:table-cell table:style-name="ce26" table:formula="of:=LOG([.AH112];10)" office:value-type="float" office:value="1.31473423754663">
            <text:p>1.315</text:p>
          </table:table-cell>
          <table:table-cell table:style-name="ce44"/>
          <table:table-cell table:style-name="ce29" table:formula="of:=[.AK112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9" table:formula="of:=[.AN112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9" table:formula="of:=[.AQ112]/[.AQ$3]*1000000" office:value-type="float" office:value="0">
            <text:p>0.000</text:p>
          </table:table-cell>
          <table:table-cell table:style-name="ce50" table:formula="of:=LOG([.AR112];10)" office:value-type="float" office:value="0">
            <text:p>Err:502</text:p>
          </table:table-cell>
          <table:table-cell table:style-name="ce49"/>
          <table:table-cell table:style-name="ce29" table:formula="of:=[.AT112]/[.AT$3]*1000000" office:value-type="float" office:value="0">
            <text:p>0.000</text:p>
          </table:table-cell>
          <table:table-cell table:style-name="ce50" table:formula="of:=LOG([.AU112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9" table:formula="of:=[.BA112]/[.BA$3]*1000000" office:value-type="float" office:value="0">
            <text:p>0.000</text:p>
          </table:table-cell>
          <table:table-cell table:style-name="ce29"/>
          <table:table-cell table:style-name="ce50" table:formula="of:=LOG([.BB112];10)" office:value-type="float" office:value="0">
            <text:p>Err:502</text:p>
          </table:table-cell>
          <table:table-cell table:style-name="ce49"/>
          <table:table-cell table:style-name="ce29" table:formula="of:=[.BE112]/[.BE$3]*1000000" office:value-type="float" office:value="0">
            <text:p>0.000</text:p>
          </table:table-cell>
          <table:table-cell table:style-name="ce29"/>
          <table:table-cell table:style-name="ce50" table:formula="of:=LOG([.BF112];10)" office:value-type="float" office:value="0">
            <text:p>Err:502</text:p>
          </table:table-cell>
          <table:table-cell table:style-name="ce54" table:number-columns-repeated="964"/>
        </table:table-row>
        <table:table-row table:style-name="ro2">
          <table:table-cell table:style-name="ce7" office:value-type="string">
            <text:p>Seanad</text:p>
          </table:table-cell>
          <table:table-cell table:style-name="ce14" office:value-type="string">
            <text:p>"Seanad" %c; size Last</text:p>
          </table:table-cell>
          <table:table-cell table:style-name="ce14" office:value-type="string">
            <text:p>"Seanad" %c</text:p>
          </table:table-cell>
          <table:table-cell table:style-name="ce7" office:value-type="string">
            <text:p>"Seanad" %c</text:p>
          </table:table-cell>
          <table:table-cell table:style-name="ce14" office:value-type="string">
            <text:p>SEED</text:p>
          </table:table-cell>
          <table:table-cell table:style-name="ce14" office:value-type="float" office:value="1">
            <text:p>1</text:p>
          </table:table-cell>
          <table:table-cell table:style-name="ce28" table:formula="of:=[.F113]/[.F$3]*1000000" office:value-type="float" office:value="0.0133900335195387">
            <text:p>0.013</text:p>
          </table:table-cell>
          <table:table-cell table:style-name="ce28"/>
          <table:table-cell table:style-name="ce26" table:formula="of:=LOG([.G113];10)" office:value-type="float" office:value="-1.87321833580857">
            <text:p>-1.873</text:p>
          </table:table-cell>
          <table:table-cell table:style-name="ce7" office:value-type="float" office:value="133">
            <text:p>133</text:p>
          </table:table-cell>
          <table:table-cell table:style-name="ce28" table:formula="of:=[.J113]/[.J$3]*1000000" office:value-type="float" office:value="0.0627390660318084">
            <text:p>0.063</text:p>
          </table:table-cell>
          <table:table-cell table:style-name="ce26" table:formula="of:=LOG([.K113];10)" office:value-type="float" office:value="-1.20246195073631">
            <text:p>-1.202</text:p>
          </table:table-cell>
          <table:table-cell table:style-name="ce26" table:number-columns-repeated="4"/>
          <table:table-cell table:style-name="ce7" office:value-type="float" office:value="277">
            <text:p>277</text:p>
          </table:table-cell>
          <table:table-cell table:style-name="ce28" table:formula="of:=[.Q113]/[.Q$3]*1000000" office:value-type="float" office:value="15.5747492943289">
            <text:p>15.575</text:p>
          </table:table-cell>
          <table:table-cell table:style-name="ce28"/>
          <table:table-cell table:style-name="ce26" table:formula="of:=LOG([.R113];10)" office:value-type="float" office:value="1.19242106457899">
            <text:p>1.192</text:p>
          </table:table-cell>
          <table:table-cell table:style-name="ce26" table:number-columns-repeated="4"/>
          <table:table-cell table:style-name="ce7" office:value-type="float" office:value="514">
            <text:p>514</text:p>
          </table:table-cell>
          <table:table-cell table:style-name="ce28" table:formula="of:=[.Y113]/[.Y$3]*1000000" office:value-type="float" office:value="20.3696464685374">
            <text:p>20.370</text:p>
          </table:table-cell>
          <table:table-cell table:style-name="ce28"/>
          <table:table-cell table:style-name="ce26" table:formula="of:=LOG([.Z113];10)" office:value-type="float" office:value="1.30898349153842">
            <text:p>1.309</text:p>
          </table:table-cell>
          <table:table-cell table:style-name="ce7" office:value-type="float" office:value="279">
            <text:p>279</text:p>
          </table:table-cell>
          <table:table-cell table:style-name="ce28" table:formula="of:=[.AC113]/[.AC$3]*1000000" office:value-type="float" office:value="107.211408216083">
            <text:p>107.211</text:p>
          </table:table-cell>
          <table:table-cell table:style-name="ce28"/>
          <table:table-cell table:style-name="ce26" table:formula="of:=LOG([.AD113];10)" office:value-type="float" office:value="2.03024100048438">
            <text:p>2.030</text:p>
          </table:table-cell>
          <table:table-cell table:style-name="ce40" office:value-type="float" office:value="472">
            <text:p>472</text:p>
          </table:table-cell>
          <table:table-cell table:style-name="ce28" table:formula="of:=[.AG113]/[.AG$3]*1000000" office:value-type="float" office:value="27.214051952663">
            <text:p>27.214</text:p>
          </table:table-cell>
          <table:table-cell table:style-name="ce28"/>
          <table:table-cell table:style-name="ce26" table:formula="of:=LOG([.AH113];10)" office:value-type="float" office:value="1.43479320953685">
            <text:p>1.435</text:p>
          </table:table-cell>
          <table:table-cell table:style-name="ce44"/>
          <table:table-cell table:style-name="ce28" table:formula="of:=[.AK113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8" table:formula="of:=[.AN113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8" table:formula="of:=[.AQ113]/[.AQ$3]*1000000" office:value-type="float" office:value="0">
            <text:p>0.000</text:p>
          </table:table-cell>
          <table:table-cell table:style-name="ce50" table:formula="of:=LOG([.AR113];10)" office:value-type="float" office:value="0">
            <text:p>Err:502</text:p>
          </table:table-cell>
          <table:table-cell table:style-name="ce49"/>
          <table:table-cell table:style-name="ce28" table:formula="of:=[.AT113]/[.AT$3]*1000000" office:value-type="float" office:value="0">
            <text:p>0.000</text:p>
          </table:table-cell>
          <table:table-cell table:style-name="ce50" table:formula="of:=LOG([.AU113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8" table:formula="of:=[.BA113]/[.BA$3]*1000000" office:value-type="float" office:value="0">
            <text:p>0.000</text:p>
          </table:table-cell>
          <table:table-cell table:style-name="ce28"/>
          <table:table-cell table:style-name="ce50" table:formula="of:=LOG([.BB113];10)" office:value-type="float" office:value="0">
            <text:p>Err:502</text:p>
          </table:table-cell>
          <table:table-cell table:style-name="ce49"/>
          <table:table-cell table:style-name="ce28" table:formula="of:=[.BE113]/[.BE$3]*1000000" office:value-type="float" office:value="0">
            <text:p>0.000</text:p>
          </table:table-cell>
          <table:table-cell table:style-name="ce28"/>
          <table:table-cell table:style-name="ce50" table:formula="of:=LOG([.BF113];10)" office:value-type="float" office:value="0">
            <text:p>Err:502</text:p>
          </table:table-cell>
          <table:table-cell table:style-name="ce53" table:number-columns-repeated="964"/>
        </table:table-row>
        <table:table-row table:style-name="ro2">
          <table:table-cell table:style-name="ce7" office:value-type="string">
            <text:p>Tánaiste</text:p>
          </table:table-cell>
          <table:table-cell table:style-name="ce14" office:value-type="string">
            <text:p>"T(a|á)naiste" %c; size Last</text:p>
          </table:table-cell>
          <table:table-cell table:style-name="ce14" office:value-type="string">
            <text:p>"Tánaiste" %c</text:p>
          </table:table-cell>
          <table:table-cell table:style-name="ce7" office:value-type="string">
            <text:p>"T.naiste" %c</text:p>
          </table:table-cell>
          <table:table-cell table:style-name="ce14" office:value-type="string">
            <text:p>SEED</text:p>
          </table:table-cell>
          <table:table-cell table:style-name="ce14" office:value-type="float" office:value="0">
            <text:p>0</text:p>
          </table:table-cell>
          <table:table-cell table:style-name="ce28" table:formula="of:=[.F114]/[.F$3]*1000000" office:value-type="float" office:value="0">
            <text:p>0.000</text:p>
          </table:table-cell>
          <table:table-cell table:style-name="ce28"/>
          <table:table-cell table:style-name="ce26" table:formula="of:=LOG([.G114];10)" office:value-type="float" office:value="0">
            <text:p>Err:502</text:p>
          </table:table-cell>
          <table:table-cell table:style-name="ce7" office:value-type="float" office:value="69">
            <text:p>69</text:p>
          </table:table-cell>
          <table:table-cell table:style-name="ce28" table:formula="of:=[.J114]/[.J$3]*1000000" office:value-type="float" office:value="0.0325488387683818">
            <text:p>0.033</text:p>
          </table:table-cell>
          <table:table-cell table:style-name="ce26" table:formula="of:=LOG([.K114];10)" office:value-type="float" office:value="-1.48746450096614">
            <text:p>-1.487</text:p>
          </table:table-cell>
          <table:table-cell table:style-name="ce26" table:number-columns-repeated="4"/>
          <table:table-cell table:style-name="ce7" office:value-type="float" office:value="118">
            <text:p>118</text:p>
          </table:table-cell>
          <table:table-cell table:style-name="ce28" table:formula="of:=[.Q114]/[.Q$3]*1000000" office:value-type="float" office:value="6.63473074632062">
            <text:p>6.635</text:p>
          </table:table-cell>
          <table:table-cell table:style-name="ce28"/>
          <table:table-cell table:style-name="ce26" table:formula="of:=LOG([.R114];10)" office:value-type="float" office:value="0.821823302820663">
            <text:p>0.822</text:p>
          </table:table-cell>
          <table:table-cell table:style-name="ce26" table:number-columns-repeated="4"/>
          <table:table-cell table:style-name="ce7" office:value-type="float" office:value="177">
            <text:p>177</text:p>
          </table:table-cell>
          <table:table-cell table:style-name="ce28" table:formula="of:=[.Y114]/[.Y$3]*1000000" office:value-type="float" office:value="7.01445024305665">
            <text:p>7.014</text:p>
          </table:table-cell>
          <table:table-cell table:style-name="ce28"/>
          <table:table-cell table:style-name="ce26" table:formula="of:=LOG([.Z114];10)" office:value-type="float" office:value="0.845993638904949">
            <text:p>0.846</text:p>
          </table:table-cell>
          <table:table-cell table:style-name="ce7" office:value-type="float" office:value="89">
            <text:p>89</text:p>
          </table:table-cell>
          <table:table-cell table:style-name="ce28" table:formula="of:=[.AC114]/[.AC$3]*1000000" office:value-type="float" office:value="34.2000549506501">
            <text:p>34.200</text:p>
          </table:table-cell>
          <table:table-cell table:style-name="ce28"/>
          <table:table-cell table:style-name="ce26" table:formula="of:=LOG([.AD114];10)" office:value-type="float" office:value="1.53402680385569">
            <text:p>1.534</text:p>
          </table:table-cell>
          <table:table-cell table:style-name="ce40" office:value-type="float" office:value="156">
            <text:p>156</text:p>
          </table:table-cell>
          <table:table-cell table:style-name="ce28" table:formula="of:=[.AG114]/[.AG$3]*1000000" office:value-type="float" office:value="8.99447479791404">
            <text:p>8.994</text:p>
          </table:table-cell>
          <table:table-cell table:style-name="ce28"/>
          <table:table-cell table:style-name="ce26" table:formula="of:=LOG([.AH114];10)" office:value-type="float" office:value="0.95397580925722">
            <text:p>0.954</text:p>
          </table:table-cell>
          <table:table-cell table:style-name="ce44"/>
          <table:table-cell table:style-name="ce28" table:formula="of:=[.AK114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8" table:formula="of:=[.AN114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8" table:formula="of:=[.AQ114]/[.AQ$3]*1000000" office:value-type="float" office:value="0">
            <text:p>0.000</text:p>
          </table:table-cell>
          <table:table-cell table:style-name="ce50" table:formula="of:=LOG([.AR114];10)" office:value-type="float" office:value="0">
            <text:p>Err:502</text:p>
          </table:table-cell>
          <table:table-cell table:style-name="ce49"/>
          <table:table-cell table:style-name="ce28" table:formula="of:=[.AT114]/[.AT$3]*1000000" office:value-type="float" office:value="0">
            <text:p>0.000</text:p>
          </table:table-cell>
          <table:table-cell table:style-name="ce50" table:formula="of:=LOG([.AU114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8" table:formula="of:=[.BA114]/[.BA$3]*1000000" office:value-type="float" office:value="0">
            <text:p>0.000</text:p>
          </table:table-cell>
          <table:table-cell table:style-name="ce28"/>
          <table:table-cell table:style-name="ce50" table:formula="of:=LOG([.BB114];10)" office:value-type="float" office:value="0">
            <text:p>Err:502</text:p>
          </table:table-cell>
          <table:table-cell table:style-name="ce49"/>
          <table:table-cell table:style-name="ce28" table:formula="of:=[.BE114]/[.BE$3]*1000000" office:value-type="float" office:value="0">
            <text:p>0.000</text:p>
          </table:table-cell>
          <table:table-cell table:style-name="ce28"/>
          <table:table-cell table:style-name="ce50" table:formula="of:=LOG([.BF114];10)" office:value-type="float" office:value="0">
            <text:p>Err:502</text:p>
          </table:table-cell>
          <table:table-cell table:style-name="ce53" table:number-columns-repeated="964"/>
        </table:table-row>
        <table:table-row table:style-name="ro2">
          <table:table-cell table:style-name="ce8" office:value-type="string">
            <text:p>Taoisigh</text:p>
          </table:table-cell>
          <table:table-cell table:style-name="ce15" office:value-type="string">
            <text:p>"Taoisigh" %c; size Last</text:p>
          </table:table-cell>
          <table:table-cell table:style-name="ce15" office:value-type="string">
            <text:p>"Taoisigh" %c</text:p>
          </table:table-cell>
          <table:table-cell table:style-name="ce8" office:value-type="string">
            <text:p>"Taoisigh" %c</text:p>
          </table:table-cell>
          <table:table-cell table:style-name="ce15" office:value-type="string">
            <text:p>Seed variant. Topic</text:p>
          </table:table-cell>
          <table:table-cell table:style-name="ce15" office:value-type="float" office:value="0">
            <text:p>0</text:p>
          </table:table-cell>
          <table:table-cell table:style-name="ce29" table:formula="of:=[.F115]/[.F$3]*1000000" office:value-type="float" office:value="0">
            <text:p>0.000</text:p>
          </table:table-cell>
          <table:table-cell table:style-name="ce29"/>
          <table:table-cell table:style-name="ce26" table:formula="of:=LOG([.G115];10)" office:value-type="float" office:value="0">
            <text:p>Err:502</text:p>
          </table:table-cell>
          <table:table-cell table:style-name="ce8" office:value-type="float" office:value="6">
            <text:p>6</text:p>
          </table:table-cell>
          <table:table-cell table:style-name="ce29" table:formula="of:=[.J115]/[.J$3]*1000000" office:value-type="float" office:value="0.00283033380594625">
            <text:p>0.003</text:p>
          </table:table-cell>
          <table:table-cell table:style-name="ce26" table:formula="of:=LOG([.K115];10)" office:value-type="float" office:value="-2.54816234131975">
            <text:p>-2.548</text:p>
          </table:table-cell>
          <table:table-cell table:style-name="ce26" table:number-columns-repeated="4"/>
          <table:table-cell table:style-name="ce8" office:value-type="float" office:value="1">
            <text:p>1</text:p>
          </table:table-cell>
          <table:table-cell table:style-name="ce29" table:formula="of:=[.Q115]/[.Q$3]*1000000" office:value-type="float" office:value="0.0562265317484798">
            <text:p>0.056</text:p>
          </table:table-cell>
          <table:table-cell table:style-name="ce29"/>
          <table:table-cell table:style-name="ce26" table:formula="of:=LOG([.R115];10)" office:value-type="float" office:value="-1.25005870448546">
            <text:p>-1.250</text:p>
          </table:table-cell>
          <table:table-cell table:style-name="ce26" table:number-columns-repeated="4"/>
          <table:table-cell table:style-name="ce8" office:value-type="float" office:value="19">
            <text:p>19</text:p>
          </table:table-cell>
          <table:table-cell table:style-name="ce29" table:formula="of:=[.Y115]/[.Y$3]*1000000" office:value-type="float" office:value="0.75296358541286">
            <text:p>0.753</text:p>
          </table:table-cell>
          <table:table-cell table:style-name="ce29"/>
          <table:table-cell table:style-name="ce26" table:formula="of:=LOG([.Z115];10)" office:value-type="float" office:value="-0.123226026504029">
            <text:p>-0.123</text:p>
          </table:table-cell>
          <table:table-cell table:style-name="ce8" office:value-type="float" office:value="7">
            <text:p>7</text:p>
          </table:table-cell>
          <table:table-cell table:style-name="ce29" table:formula="of:=[.AC115]/[.AC$3]*1000000" office:value-type="float" office:value="2.68989196241068">
            <text:p>2.690</text:p>
          </table:table-cell>
          <table:table-cell table:style-name="ce29"/>
          <table:table-cell table:style-name="ce26" table:formula="of:=LOG([.AD115];10)" office:value-type="float" office:value="0.429734837225039">
            <text:p>0.430</text:p>
          </table:table-cell>
          <table:table-cell table:style-name="ce40" office:value-type="float" office:value="18">
            <text:p>18</text:p>
          </table:table-cell>
          <table:table-cell table:style-name="ce29" table:formula="of:=[.AG115]/[.AG$3]*1000000" office:value-type="float" office:value="1.03782401514393">
            <text:p>1.038</text:p>
          </table:table-cell>
          <table:table-cell table:style-name="ce29"/>
          <table:table-cell table:style-name="ce26" table:formula="of:=LOG([.AH115];10)" office:value-type="float" office:value="0.0161237160060646">
            <text:p>0.016</text:p>
          </table:table-cell>
          <table:table-cell table:style-name="ce44"/>
          <table:table-cell table:style-name="ce29" table:formula="of:=[.AK115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9" table:formula="of:=[.AN115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9" table:formula="of:=[.AQ115]/[.AQ$3]*1000000" office:value-type="float" office:value="0">
            <text:p>0.000</text:p>
          </table:table-cell>
          <table:table-cell table:style-name="ce50" table:formula="of:=LOG([.AR115];10)" office:value-type="float" office:value="0">
            <text:p>Err:502</text:p>
          </table:table-cell>
          <table:table-cell table:style-name="ce49"/>
          <table:table-cell table:style-name="ce29" table:formula="of:=[.AT115]/[.AT$3]*1000000" office:value-type="float" office:value="0">
            <text:p>0.000</text:p>
          </table:table-cell>
          <table:table-cell table:style-name="ce50" table:formula="of:=LOG([.AU115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9" table:formula="of:=[.BA115]/[.BA$3]*1000000" office:value-type="float" office:value="0">
            <text:p>0.000</text:p>
          </table:table-cell>
          <table:table-cell table:style-name="ce29"/>
          <table:table-cell table:style-name="ce50" table:formula="of:=LOG([.BB115];10)" office:value-type="float" office:value="0">
            <text:p>Err:502</text:p>
          </table:table-cell>
          <table:table-cell table:style-name="ce49"/>
          <table:table-cell table:style-name="ce29" table:formula="of:=[.BE115]/[.BE$3]*1000000" office:value-type="float" office:value="0">
            <text:p>0.000</text:p>
          </table:table-cell>
          <table:table-cell table:style-name="ce29"/>
          <table:table-cell table:style-name="ce50" table:formula="of:=LOG([.BF115];10)" office:value-type="float" office:value="0">
            <text:p>Err:502</text:p>
          </table:table-cell>
          <table:table-cell table:style-name="ce54" table:number-columns-repeated="964"/>
        </table:table-row>
        <table:table-row table:style-name="ro2">
          <table:table-cell table:style-name="ce6" office:value-type="string">
            <text:p>TD</text:p>
          </table:table-cell>
          <table:table-cell table:style-name="ce13" office:value-type="string">
            <text:p>"TD" %c; size Last</text:p>
          </table:table-cell>
          <table:table-cell table:style-name="ce13" office:value-type="string">
            <text:p>"TD" %c</text:p>
          </table:table-cell>
          <table:table-cell table:style-name="ce6" office:value-type="string">
            <text:p>"TD" %c</text:p>
          </table:table-cell>
          <table:table-cell table:style-name="ce13" office:value-type="string">
            <text:p>not very specific</text:p>
          </table:table-cell>
          <table:table-cell table:style-name="ce13" office:value-type="float" office:value="170">
            <text:p>170</text:p>
          </table:table-cell>
          <table:table-cell table:style-name="ce27" table:formula="of:=[.F116]/[.F$3]*1000000" office:value-type="float" office:value="2.27630569832158">
            <text:p>2.276</text:p>
          </table:table-cell>
          <table:table-cell table:style-name="ce27"/>
          <table:table-cell table:style-name="ce26" table:formula="of:=LOG([.G116];10)" office:value-type="float" office:value="0.357230585569706">
            <text:p>0.357</text:p>
          </table:table-cell>
          <table:table-cell table:style-name="ce6" office:value-type="float" office:value="9091">
            <text:p>9091</text:p>
          </table:table-cell>
          <table:table-cell table:style-name="ce27" table:formula="of:=[.J116]/[.J$3]*1000000" office:value-type="float" office:value="4.28842743830955">
            <text:p>4.288</text:p>
          </table:table-cell>
          <table:table-cell table:style-name="ce26" table:formula="of:=LOG([.K116];10)" office:value-type="float" office:value="0.632298066061481">
            <text:p>0.632</text:p>
          </table:table-cell>
          <table:table-cell table:style-name="ce26" table:number-columns-repeated="4"/>
          <table:table-cell table:style-name="ce6" office:value-type="float" office:value="773">
            <text:p>773</text:p>
          </table:table-cell>
          <table:table-cell table:style-name="ce27" table:formula="of:=[.Q116]/[.Q$3]*1000000" office:value-type="float" office:value="43.4631090415749">
            <text:p>43.463</text:p>
          </table:table-cell>
          <table:table-cell table:style-name="ce27"/>
          <table:table-cell table:style-name="ce26" table:formula="of:=LOG([.R116];10)" office:value-type="float" office:value="1.63812078943286">
            <text:p>1.638</text:p>
          </table:table-cell>
          <table:table-cell table:style-name="ce26" table:number-columns-repeated="4"/>
          <table:table-cell table:style-name="ce6" office:value-type="float" office:value="655">
            <text:p>655</text:p>
          </table:table-cell>
          <table:table-cell table:style-name="ce27" table:formula="of:=[.Y116]/[.Y$3]*1000000" office:value-type="float" office:value="25.9574288655486">
            <text:p>25.957</text:p>
          </table:table-cell>
          <table:table-cell table:style-name="ce27"/>
          <table:table-cell table:style-name="ce26" table:formula="of:=LOG([.Z116];10)" office:value-type="float" office:value="1.41426167253493">
            <text:p>1.414</text:p>
          </table:table-cell>
          <table:table-cell table:style-name="ce6" office:value-type="float" office:value="255">
            <text:p>255</text:p>
          </table:table-cell>
          <table:table-cell table:style-name="ce27" table:formula="of:=[.AC116]/[.AC$3]*1000000" office:value-type="float" office:value="97.9889214878177">
            <text:p>97.989</text:p>
          </table:table-cell>
          <table:table-cell table:style-name="ce27"/>
          <table:table-cell table:style-name="ce26" table:formula="of:=LOG([.AD116];10)" office:value-type="float" office:value="1.99117697764474">
            <text:p>1.991</text:p>
          </table:table-cell>
          <table:table-cell table:style-name="ce40" office:value-type="float" office:value="576">
            <text:p>576</text:p>
          </table:table-cell>
          <table:table-cell table:style-name="ce27" table:formula="of:=[.AG116]/[.AG$3]*1000000" office:value-type="float" office:value="33.2103684846057">
            <text:p>33.210</text:p>
          </table:table-cell>
          <table:table-cell table:style-name="ce27"/>
          <table:table-cell table:style-name="ce26" table:formula="of:=LOG([.AH116];10)" office:value-type="float" office:value="1.52127369432597">
            <text:p>1.521</text:p>
          </table:table-cell>
          <table:table-cell table:style-name="ce44"/>
          <table:table-cell table:style-name="ce27" table:formula="of:=[.AK116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7" table:formula="of:=[.AN116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7" table:formula="of:=[.AQ116]/[.AQ$3]*1000000" office:value-type="float" office:value="0">
            <text:p>0.000</text:p>
          </table:table-cell>
          <table:table-cell table:style-name="ce50" table:formula="of:=LOG([.AR116];10)" office:value-type="float" office:value="0">
            <text:p>Err:502</text:p>
          </table:table-cell>
          <table:table-cell table:style-name="ce49"/>
          <table:table-cell table:style-name="ce27" table:formula="of:=[.AT116]/[.AT$3]*1000000" office:value-type="float" office:value="0">
            <text:p>0.000</text:p>
          </table:table-cell>
          <table:table-cell table:style-name="ce50" table:formula="of:=LOG([.AU116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7" table:formula="of:=[.BA116]/[.BA$3]*1000000" office:value-type="float" office:value="0">
            <text:p>0.000</text:p>
          </table:table-cell>
          <table:table-cell table:style-name="ce27"/>
          <table:table-cell table:style-name="ce50" table:formula="of:=LOG([.BB116];10)" office:value-type="float" office:value="0">
            <text:p>Err:502</text:p>
          </table:table-cell>
          <table:table-cell table:style-name="ce49"/>
          <table:table-cell table:style-name="ce27" table:formula="of:=[.BE116]/[.BE$3]*1000000" office:value-type="float" office:value="0">
            <text:p>0.000</text:p>
          </table:table-cell>
          <table:table-cell table:style-name="ce27"/>
          <table:table-cell table:style-name="ce50" table:formula="of:=LOG([.BF116];10)" office:value-type="float" office:value="0">
            <text:p>Err:502</text:p>
          </table:table-cell>
          <table:table-cell table:style-name="ce52" table:number-columns-repeated="964"/>
        </table:table-row>
        <table:table-row table:style-name="ro2">
          <table:table-cell table:style-name="ce8" office:value-type="string">
            <text:p>Teachta Dála</text:p>
          </table:table-cell>
          <table:table-cell table:style-name="ce15" office:value-type="string">
            <text:p>"Teachta" %c "D(a|á)la" %c; size Last</text:p>
          </table:table-cell>
          <table:table-cell table:style-name="ce15" office:value-type="string">
            <text:p>"Teachta" %c "Dála" %c</text:p>
          </table:table-cell>
          <table:table-cell table:style-name="ce8" office:value-type="string">
            <text:p>"Teachta" %c "D.la" %c</text:p>
          </table:table-cell>
          <table:table-cell table:style-name="ce15" office:value-type="string">
            <text:p>Seed variant. Topic</text:p>
          </table:table-cell>
          <table:table-cell table:style-name="ce15" office:value-type="float" office:value="0">
            <text:p>0</text:p>
          </table:table-cell>
          <table:table-cell table:style-name="ce29" table:formula="of:=[.F117]/[.F$3]*1000000" office:value-type="float" office:value="0">
            <text:p>0.000</text:p>
          </table:table-cell>
          <table:table-cell table:style-name="ce29"/>
          <table:table-cell table:style-name="ce26" table:formula="of:=LOG([.G117];10)" office:value-type="float" office:value="0">
            <text:p>Err:502</text:p>
          </table:table-cell>
          <table:table-cell table:style-name="ce8" office:value-type="float" office:value="12">
            <text:p>12</text:p>
          </table:table-cell>
          <table:table-cell table:style-name="ce29" table:formula="of:=[.J117]/[.J$3]*1000000" office:value-type="float" office:value="0.00566066761189249">
            <text:p>0.006</text:p>
          </table:table-cell>
          <table:table-cell table:style-name="ce26" table:formula="of:=LOG([.K117];10)" office:value-type="float" office:value="-2.24713234565577">
            <text:p>-2.247</text:p>
          </table:table-cell>
          <table:table-cell table:style-name="ce26" table:number-columns-repeated="4"/>
          <table:table-cell table:style-name="ce8" office:value-type="float" office:value="3">
            <text:p>3</text:p>
          </table:table-cell>
          <table:table-cell table:style-name="ce29" table:formula="of:=[.Q117]/[.Q$3]*1000000" office:value-type="float" office:value="0.168679595245439">
            <text:p>0.169</text:p>
          </table:table-cell>
          <table:table-cell table:style-name="ce29"/>
          <table:table-cell table:style-name="ce26" table:formula="of:=LOG([.R117];10)" office:value-type="float" office:value="-0.7729374497658">
            <text:p>-0.773</text:p>
          </table:table-cell>
          <table:table-cell table:style-name="ce26" table:number-columns-repeated="4"/>
          <table:table-cell table:style-name="ce8" office:value-type="float" office:value="6">
            <text:p>6</text:p>
          </table:table-cell>
          <table:table-cell table:style-name="ce29" table:formula="of:=[.Y117]/[.Y$3]*1000000" office:value-type="float" office:value="0.237777974340903">
            <text:p>0.238</text:p>
          </table:table-cell>
          <table:table-cell table:style-name="ce29"/>
          <table:table-cell table:style-name="ce26" table:formula="of:=LOG([.Z117];10)" office:value-type="float" office:value="-0.623828377073214">
            <text:p>-0.624</text:p>
          </table:table-cell>
          <table:table-cell table:style-name="ce8" office:value-type="float" office:value="2">
            <text:p>2</text:p>
          </table:table-cell>
          <table:table-cell table:style-name="ce29" table:formula="of:=[.AC117]/[.AC$3]*1000000" office:value-type="float" office:value="0.768540560688766">
            <text:p>0.769</text:p>
          </table:table-cell>
          <table:table-cell table:style-name="ce29"/>
          <table:table-cell table:style-name="ce26" table:formula="of:=LOG([.AD117];10)" office:value-type="float" office:value="-0.114333207125237">
            <text:p>-0.114</text:p>
          </table:table-cell>
          <table:table-cell table:style-name="ce40" office:value-type="float" office:value="6">
            <text:p>6</text:p>
          </table:table-cell>
          <table:table-cell table:style-name="ce29" table:formula="of:=[.AG117]/[.AG$3]*1000000" office:value-type="float" office:value="0.345941338381309">
            <text:p>0.346</text:p>
          </table:table-cell>
          <table:table-cell table:style-name="ce29"/>
          <table:table-cell table:style-name="ce26" table:formula="of:=LOG([.AH117];10)" office:value-type="float" office:value="-0.460997538713598">
            <text:p>-0.461</text:p>
          </table:table-cell>
          <table:table-cell table:style-name="ce44"/>
          <table:table-cell table:style-name="ce29" table:formula="of:=[.AK117]/[.AK$3]*1000000" office:value-type="float" office:value="0">
            <text:p>0.000</text:p>
          </table:table-cell>
          <table:table-cell table:style-name="ce50"/>
          <table:table-cell table:style-name="ce44"/>
          <table:table-cell table:style-name="ce29" table:formula="of:=[.AN117]/[.AN$3]*1000000" office:value-type="float" office:value="0">
            <text:p>0.000</text:p>
          </table:table-cell>
          <table:table-cell table:style-name="ce50"/>
          <table:table-cell table:style-name="ce49"/>
          <table:table-cell table:style-name="ce29" table:formula="of:=[.AQ117]/[.AQ$3]*1000000" office:value-type="float" office:value="0">
            <text:p>0.000</text:p>
          </table:table-cell>
          <table:table-cell table:style-name="ce50" table:formula="of:=LOG([.AR117];10)" office:value-type="float" office:value="0">
            <text:p>Err:502</text:p>
          </table:table-cell>
          <table:table-cell table:style-name="ce49"/>
          <table:table-cell table:style-name="ce29" table:formula="of:=[.AT117]/[.AT$3]*1000000" office:value-type="float" office:value="0">
            <text:p>0.000</text:p>
          </table:table-cell>
          <table:table-cell table:style-name="ce50" table:formula="of:=LOG([.AU117];10)" office:value-type="float" office:value="0">
            <text:p>Err:502</text:p>
          </table:table-cell>
          <table:table-cell table:style-name="ce50" table:number-columns-repeated="4"/>
          <table:table-cell table:style-name="ce49"/>
          <table:table-cell table:style-name="ce29" table:formula="of:=[.BA117]/[.BA$3]*1000000" office:value-type="float" office:value="0">
            <text:p>0.000</text:p>
          </table:table-cell>
          <table:table-cell table:style-name="ce29"/>
          <table:table-cell table:style-name="ce50" table:formula="of:=LOG([.BB117];10)" office:value-type="float" office:value="0">
            <text:p>Err:502</text:p>
          </table:table-cell>
          <table:table-cell table:style-name="ce49"/>
          <table:table-cell table:style-name="ce29" table:formula="of:=[.BE117]/[.BE$3]*1000000" office:value-type="float" office:value="0">
            <text:p>0.000</text:p>
          </table:table-cell>
          <table:table-cell table:style-name="ce29"/>
          <table:table-cell table:style-name="ce50" table:formula="of:=LOG([.BF117];10)" office:value-type="float" office:value="0">
            <text:p>Err:502</text:p>
          </table:table-cell>
          <table:table-cell table:style-name="ce54" table:number-columns-repeated="964"/>
        </table:table-row>
        <table:table-row table:style-name="ro6">
          <table:table-cell table:style-name="ce9" office:value-type="string">
            <text:p>All mean</text:p>
          </table:table-cell>
          <table:table-cell table:style-name="ce16"/>
          <table:table-cell table:style-name="ce20" table:number-columns-repeated="2"/>
          <table:table-cell table:style-name="ce16" table:number-columns-repeated="2"/>
          <table:table-cell table:style-name="ce9" table:formula="of:=AVERAGE([.G100:.G117])" office:value-type="float" office:value="0.203082175046337">
            <text:p>0.203082175046337</text:p>
          </table:table-cell>
          <table:table-cell table:style-name="ce9" table:number-columns-repeated="3"/>
          <table:table-cell table:style-name="ce9" table:formula="of:=AVERAGE([.K100:.K117])" office:value-type="float" office:value="0.386183323744666">
            <text:p>0.386183323744666</text:p>
          </table:table-cell>
          <table:table-cell table:style-name="ce9" table:number-columns-repeated="6"/>
          <table:table-cell table:style-name="ce9" table:formula="of:=AVERAGE([.R100:.R117])" office:value-type="float" office:value="17.8269342604764">
            <text:p>17.8269342604764</text:p>
          </table:table-cell>
          <table:table-cell table:style-name="ce9" table:number-columns-repeated="7"/>
          <table:table-cell table:style-name="ce9" table:formula="of:=AVERAGE([.Z100:.Z117])" office:value-type="float" office:value="16.5299725125139">
            <text:p>16.5299725125139</text:p>
          </table:table-cell>
          <table:table-cell table:style-name="ce9" table:number-columns-repeated="3"/>
          <table:table-cell table:style-name="ce9" table:formula="of:=AVERAGE([.AD100:.AD117])" office:value-type="float" office:value="56.0180675346478">
            <text:p>56.0180675346478</text:p>
          </table:table-cell>
          <table:table-cell table:style-name="ce9" table:number-columns-repeated="2"/>
          <table:table-cell table:style-name="ce40"/>
          <table:table-cell table:style-name="ce9" table:formula="of:=AVERAGE([.AH100:.AH117])" office:value-type="float" office:value="20.4329610882812">
            <text:p>20.4329610882812</text:p>
          </table:table-cell>
          <table:table-cell table:style-name="ce9" table:number-columns-repeated="2"/>
          <table:table-cell table:style-name="ce44"/>
          <table:table-cell table:style-name="ce9" table:formula="of:=AVERAGE([.AL100:.AL117])" office:value-type="float" office:value="0">
            <text:p>0</text:p>
          </table:table-cell>
          <table:table-cell table:style-name="ce49"/>
          <table:table-cell table:style-name="ce44"/>
          <table:table-cell table:style-name="ce9" table:formula="of:=AVERAGE([.AO100:.AO117])" office:value-type="float" office:value="0">
            <text:p>0</text:p>
          </table:table-cell>
          <table:table-cell table:style-name="ce49" table:number-columns-repeated="2"/>
          <table:table-cell table:style-name="ce9" table:formula="of:=AVERAGE([.AR100:.AR117])" office:value-type="float" office:value="0">
            <text:p>0</text:p>
          </table:table-cell>
          <table:table-cell table:style-name="ce49" table:number-columns-repeated="2"/>
          <table:table-cell table:style-name="ce9" table:formula="of:=AVERAGE([.AU100:.AU117])" office:value-type="float" office:value="0">
            <text:p>0</text:p>
          </table:table-cell>
          <table:table-cell table:style-name="ce49" table:number-columns-repeated="6"/>
          <table:table-cell table:style-name="ce9" table:formula="of:=AVERAGE([.BB100:.BB117])" office:value-type="float" office:value="0">
            <text:p>0</text:p>
          </table:table-cell>
          <table:table-cell table:style-name="ce9"/>
          <table:table-cell table:style-name="ce49" table:number-columns-repeated="2"/>
          <table:table-cell table:style-name="ce9" table:formula="of:=AVERAGE([.BF100:.BF117])" office:value-type="float" office:value="0">
            <text:p>0</text:p>
          </table:table-cell>
          <table:table-cell table:style-name="ce9"/>
          <table:table-cell table:style-name="ce49"/>
          <table:table-cell table:style-name="ce23" table:number-columns-repeated="964"/>
        </table:table-row>
        <table:table-row table:style-name="ro6">
          <table:table-cell table:style-name="ce9" office:value-type="string">
            <text:p>All geometric mean</text:p>
          </table:table-cell>
          <table:table-cell table:style-name="ce16"/>
          <table:table-cell table:style-name="ce20" table:number-columns-repeated="2"/>
          <table:table-cell table:style-name="ce16" table:number-columns-repeated="2"/>
          <table:table-cell table:style-name="ce9" table:formula="of:=POWER(10;AVERAGE([.I100:.I117]))" office:value-type="float" office:value="0">
            <text:p>Err:502</text:p>
          </table:table-cell>
          <table:table-cell table:style-name="ce9" table:number-columns-repeated="3"/>
          <table:table-cell table:style-name="ce9" table:formula="of:=POWER(10;AVERAGE([.L100:.L117]))" office:value-type="float" office:value="0.0758042396207367">
            <text:p>0.0758042396207367</text:p>
          </table:table-cell>
          <table:table-cell table:style-name="ce9" table:number-columns-repeated="6"/>
          <table:table-cell table:style-name="ce9" table:formula="of:=POWER(10;AVERAGE([.T100:.T117]))" office:value-type="float" office:value="6.87181568299708">
            <text:p>6.87181568299708</text:p>
          </table:table-cell>
          <table:table-cell table:style-name="ce9" table:number-columns-repeated="7"/>
          <table:table-cell table:style-name="ce9" table:formula="of:=POWER(10;AVERAGE([.AB100:.AB117]))" office:value-type="float" office:value="7.22788974623669">
            <text:p>7.22788974623669</text:p>
          </table:table-cell>
          <table:table-cell table:style-name="ce9" table:number-columns-repeated="3"/>
          <table:table-cell table:style-name="ce9" table:formula="of:=POWER(10;AVERAGE([.AF100:.AF117]))" office:value-type="float" office:value="21.2921452184396">
            <text:p>21.2921452184396</text:p>
          </table:table-cell>
          <table:table-cell table:style-name="ce9" table:number-columns-repeated="2"/>
          <table:table-cell table:style-name="ce40"/>
          <table:table-cell table:style-name="ce9" table:formula="of:=POWER(10;AVERAGE([.AJ100:.AJ117]))" office:value-type="float" office:value="9.1693975632539">
            <text:p>9.1693975632539</text:p>
          </table:table-cell>
          <table:table-cell table:style-name="ce9" table:number-columns-repeated="2"/>
          <table:table-cell table:style-name="ce44"/>
          <table:table-cell table:style-name="ce9" table:formula="of:=POWER(10;AVERAGE([.AM100:.AM117]))" office:value-type="float" office:value="0">
            <text:p>#DIV/0!</text:p>
          </table:table-cell>
          <table:table-cell table:style-name="ce49"/>
          <table:table-cell table:style-name="ce44"/>
          <table:table-cell table:style-name="ce9" table:formula="of:=POWER(10;AVERAGE([.AP100:.AP117]))" office:value-type="float" office:value="0">
            <text:p>#DIV/0!</text:p>
          </table:table-cell>
          <table:table-cell table:style-name="ce49" table:number-columns-repeated="2"/>
          <table:table-cell table:style-name="ce9" table:formula="of:=POWER(10;AVERAGE([.AS100:.AS117]))" office:value-type="float" office:value="0">
            <text:p>Err:502</text:p>
          </table:table-cell>
          <table:table-cell table:style-name="ce49" table:number-columns-repeated="2"/>
          <table:table-cell table:style-name="ce9" table:formula="of:=POWER(10;AVERAGE([.AV100:.AV117]))" office:value-type="float" office:value="0">
            <text:p>Err:502</text:p>
          </table:table-cell>
          <table:table-cell table:style-name="ce49" table:number-columns-repeated="6"/>
          <table:table-cell table:style-name="ce9" table:formula="of:=POWER(10;AVERAGE([.BD100:.BD117]))" office:value-type="float" office:value="0">
            <text:p>Err:502</text:p>
          </table:table-cell>
          <table:table-cell table:style-name="ce9"/>
          <table:table-cell table:style-name="ce49" table:number-columns-repeated="2"/>
          <table:table-cell table:style-name="ce9" table:formula="of:=POWER(10;AVERAGE([.BH100:.BH117]))" office:value-type="float" office:value="0">
            <text:p>Err:502</text:p>
          </table:table-cell>
          <table:table-cell table:style-name="ce9"/>
          <table:table-cell table:style-name="ce49"/>
          <table:table-cell table:style-name="ce23" table:number-columns-repeated="964"/>
        </table:table-row>
        <table:table-row table:style-name="ro6">
          <table:table-cell table:style-name="ce9" office:value-type="string">
            <text:p>Safe mean</text:p>
          </table:table-cell>
          <table:table-cell table:style-name="ce16"/>
          <table:table-cell table:style-name="ce20" table:number-columns-repeated="2"/>
          <table:table-cell table:style-name="ce16" table:number-columns-repeated="2"/>
          <table:table-cell table:style-name="ce9" table:formula="of:=AVERAGE([.G100];[.G101];[.G105];[.G107];[.G110])" office:value-type="float" office:value="0.00267800670390774">
            <text:p>0.00267800670390774</text:p>
          </table:table-cell>
          <table:table-cell table:style-name="ce9" table:number-columns-repeated="3"/>
          <table:table-cell table:style-name="ce9" table:formula="of:=AVERAGE([.K100];[.K101];[.K105];[.K107];[.K110])" office:value-type="float" office:value="0.113779418999039">
            <text:p>0.113779418999039</text:p>
          </table:table-cell>
          <table:table-cell table:style-name="ce9" table:number-columns-repeated="6"/>
          <table:table-cell table:style-name="ce9" table:formula="of:=AVERAGE([.R100];[.R101];[.R105];[.R107];[.R110])" office:value-type="float" office:value="9.61473692899005">
            <text:p>9.61473692899005</text:p>
          </table:table-cell>
          <table:table-cell table:style-name="ce9" table:number-columns-repeated="7"/>
          <table:table-cell table:style-name="ce9" table:formula="of:=AVERAGE([.Z100];[.Z101];[.Z105];[.Z107];[.Z110])" office:value-type="float" office:value="7.28393194730967">
            <text:p>7.28393194730967</text:p>
          </table:table-cell>
          <table:table-cell table:style-name="ce9" table:number-columns-repeated="3"/>
          <table:table-cell table:style-name="ce9" table:formula="of:=AVERAGE([.AD100];[.AD101];[.AD105];[.AD107];[.AD110])" office:value-type="float" office:value="16.9078923351529">
            <text:p>16.9078923351529</text:p>
          </table:table-cell>
          <table:table-cell table:style-name="ce9" table:number-columns-repeated="2"/>
          <table:table-cell table:style-name="ce40"/>
          <table:table-cell table:style-name="ce9" table:formula="of:=AVERAGE([.AH100];[.AH101];[.AH105];[.AH107];[.AH110])" office:value-type="float" office:value="8.89069239639965">
            <text:p>8.89069239639965</text:p>
          </table:table-cell>
          <table:table-cell table:style-name="ce9" table:number-columns-repeated="2"/>
          <table:table-cell table:style-name="ce44"/>
          <table:table-cell table:style-name="ce9" table:formula="of:=AVERAGE([.AL100];[.AL101];[.AL105];[.AL107];[.AL110])" office:value-type="float" office:value="0">
            <text:p>0</text:p>
          </table:table-cell>
          <table:table-cell table:style-name="ce49"/>
          <table:table-cell table:style-name="ce44"/>
          <table:table-cell table:style-name="ce9" table:formula="of:=AVERAGE([.AO100];[.AO101];[.AO105];[.AO107];[.AO110])" office:value-type="float" office:value="0">
            <text:p>0</text:p>
          </table:table-cell>
          <table:table-cell table:style-name="ce49" table:number-columns-repeated="2"/>
          <table:table-cell table:style-name="ce9" table:formula="of:=AVERAGE([.AR100];[.AR101];[.AR105];[.AR107];[.AR110])" office:value-type="float" office:value="0">
            <text:p>0</text:p>
          </table:table-cell>
          <table:table-cell table:style-name="ce49" table:number-columns-repeated="2"/>
          <table:table-cell table:style-name="ce9" table:formula="of:=AVERAGE([.AU100];[.AU101];[.AU105];[.AU107];[.AU110])" office:value-type="float" office:value="0">
            <text:p>0</text:p>
          </table:table-cell>
          <table:table-cell table:style-name="ce49" table:number-columns-repeated="6"/>
          <table:table-cell table:style-name="ce9" table:formula="of:=AVERAGE([.BB100];[.BB101];[.BB105];[.BB107];[.BB110])" office:value-type="float" office:value="0">
            <text:p>0</text:p>
          </table:table-cell>
          <table:table-cell table:style-name="ce9"/>
          <table:table-cell table:style-name="ce49" table:number-columns-repeated="2"/>
          <table:table-cell table:style-name="ce9" table:formula="of:=AVERAGE([.BF100];[.BF101];[.BF105];[.BF107];[.BF110])" office:value-type="float" office:value="0">
            <text:p>0</text:p>
          </table:table-cell>
          <table:table-cell table:style-name="ce9"/>
          <table:table-cell table:style-name="ce49"/>
          <table:table-cell table:style-name="ce23" table:number-columns-repeated="964"/>
        </table:table-row>
        <table:table-row table:style-name="ro6">
          <table:table-cell table:style-name="ce9" office:value-type="string">
            <text:p>Safe geometric mean</text:p>
          </table:table-cell>
          <table:table-cell table:style-name="ce16"/>
          <table:table-cell table:style-name="ce20" table:number-columns-repeated="2"/>
          <table:table-cell table:style-name="ce16" table:number-columns-repeated="2"/>
          <table:table-cell table:style-name="ce30" table:formula="of:=POWER(10;AVERAGE([.I100];[.I101];[.I105];[.I107];[.I110]))" office:value-type="float" office:value="0">
            <text:p>Err:502</text:p>
          </table:table-cell>
          <table:table-cell table:style-name="ce30"/>
          <table:table-cell table:style-name="ce9" table:number-columns-repeated="2"/>
          <table:table-cell table:style-name="ce30" table:formula="of:=POWER(10;AVERAGE([.L100];[.L101];[.L105];[.L107];[.L110]))" office:value-type="float" office:value="0.0613400436049059">
            <text:p>0.0613400436049059</text:p>
          </table:table-cell>
          <table:table-cell table:style-name="ce9" table:number-columns-repeated="6"/>
          <table:table-cell table:style-name="ce30" table:formula="of:=POWER(10;AVERAGE([.T100];[.T101];[.T105];[.T107];[.T110]))" office:value-type="float" office:value="4.51197503353671">
            <text:p>4.51197503353671</text:p>
          </table:table-cell>
          <table:table-cell table:style-name="ce30"/>
          <table:table-cell table:style-name="ce9" table:number-columns-repeated="6"/>
          <table:table-cell table:style-name="ce30" table:formula="of:=POWER(10;AVERAGE([.AB100];[.AB101];[.AB105];[.AB107];[.AB110]))" office:value-type="float" office:value="3.31626237529388">
            <text:p>3.31626237529388</text:p>
          </table:table-cell>
          <table:table-cell table:style-name="ce30"/>
          <table:table-cell table:style-name="ce9" table:number-columns-repeated="2"/>
          <table:table-cell table:style-name="ce30" table:formula="of:=POWER(10;AVERAGE([.AF100];[.AF101];[.AF105];[.AF107];[.AF110]))" office:value-type="float" office:value="6.35206027406997">
            <text:p>6.35206027406997</text:p>
          </table:table-cell>
          <table:table-cell table:style-name="ce30"/>
          <table:table-cell table:style-name="ce9"/>
          <table:table-cell table:style-name="ce40"/>
          <table:table-cell table:style-name="ce30" table:formula="of:=POWER(10;AVERAGE([.AJ100];[.AJ101];[.AJ105];[.AJ107];[.AJ110]))" office:value-type="float" office:value="4.17511399740419">
            <text:p>4.17511399740419</text:p>
          </table:table-cell>
          <table:table-cell table:style-name="ce30"/>
          <table:table-cell table:style-name="ce9"/>
          <table:table-cell table:style-name="ce44"/>
          <table:table-cell table:style-name="ce30" table:formula="of:=POWER(10;AVERAGE([.AM100];[.AM101];[.AM105];[.AM107];[.AM110]))" office:value-type="float" office:value="0">
            <text:p>#DIV/0!</text:p>
          </table:table-cell>
          <table:table-cell table:style-name="ce49"/>
          <table:table-cell table:style-name="ce44"/>
          <table:table-cell table:style-name="ce30" table:formula="of:=POWER(10;AVERAGE([.AP100];[.AP101];[.AP105];[.AP107];[.AP110]))" office:value-type="float" office:value="0">
            <text:p>#DIV/0!</text:p>
          </table:table-cell>
          <table:table-cell table:style-name="ce49" table:number-columns-repeated="2"/>
          <table:table-cell table:style-name="ce30" table:formula="of:=POWER(10;AVERAGE([.AS100];[.AS101];[.AS105];[.AS107];[.AS110]))" office:value-type="float" office:value="0">
            <text:p>Err:502</text:p>
          </table:table-cell>
          <table:table-cell table:style-name="ce49" table:number-columns-repeated="2"/>
          <table:table-cell table:style-name="ce30" table:formula="of:=POWER(10;AVERAGE([.AV100];[.AV101];[.AV105];[.AV107];[.AV110]))" office:value-type="float" office:value="0">
            <text:p>Err:502</text:p>
          </table:table-cell>
          <table:table-cell table:style-name="ce49" table:number-columns-repeated="6"/>
          <table:table-cell table:style-name="ce30" table:formula="of:=POWER(10;AVERAGE([.BD100];[.BD101];[.BD105];[.BD107];[.BD110]))" office:value-type="float" office:value="0">
            <text:p>Err:502</text:p>
          </table:table-cell>
          <table:table-cell table:style-name="ce30"/>
          <table:table-cell table:style-name="ce49" table:number-columns-repeated="2"/>
          <table:table-cell table:style-name="ce30" table:formula="of:=POWER(10;AVERAGE([.BH100];[.BH101];[.BH105];[.BH107];[.BH110]))" office:value-type="float" office:value="0">
            <text:p>Err:502</text:p>
          </table:table-cell>
          <table:table-cell table:style-name="ce30"/>
          <table:table-cell table:style-name="ce49"/>
          <table:table-cell table:style-name="ce23" table:number-columns-repeated="964"/>
        </table:table-row>
        <table:table-row table:style-name="ro6" table:number-rows-repeated="104845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b1chart" table:style-name="ta1" table:print="false">
        <office:forms form:automatic-focus="false" form:apply-design-mode="false"/>
        <table:table-column table:style-name="co10" table:default-cell-style-name="Default"/>
        <table:table-column table:style-name="co3" table:number-columns-repeated="11" table:default-cell-style-name="ce60"/>
        <table:table-column table:style-name="co3" table:number-columns-repeated="993" table:default-cell-style-name="Default"/>
        <table:table-row table:style-name="ro5">
          <table:table-cell office:value-type="string">
            <text:p>size, m tokens</text:p>
          </table:table-cell>
          <table:table-cell table:style-name="ce57" table:formula="of:=[corpusNumbers.F3]/1000000" office:value-type="float" office:value="74.682412">
            <text:p>74.7</text:p>
          </table:table-cell>
          <table:table-cell table:style-name="ce57" table:formula="of:=[corpusNumbers.J3]/1000000" office:value-type="float" office:value="2119.891296">
            <text:p>2119.9</text:p>
          </table:table-cell>
          <table:table-cell table:style-name="ce57" table:formula="of:=[corpusNumbers.Q3]/1000000" office:value-type="float" office:value="17.785198">
            <text:p>17.8</text:p>
          </table:table-cell>
          <table:table-cell table:style-name="ce57" table:formula="of:=[corpusNumbers.U3]/1000000" office:value-type="float" office:value="15.048627">
            <text:p>15.0</text:p>
          </table:table-cell>
          <table:table-cell table:style-name="ce57" table:formula="of:=[corpusNumbers.Y3]/1000000" office:value-type="float" office:value="25.233624">
            <text:p>25.2</text:p>
          </table:table-cell>
          <table:table-cell table:style-name="ce57" table:formula="of:=[corpusNumbers.AC3]/1000000" office:value-type="float" office:value="2.602335">
            <text:p>2.6</text:p>
          </table:table-cell>
          <table:table-cell table:style-name="ce57" table:formula="of:=[corpusNumbers.AG3]/1000000" office:value-type="float" office:value="17.343981">
            <text:p>17.3</text:p>
          </table:table-cell>
          <table:table-cell table:style-name="ce61" office:value-type="float" office:value="1">
            <text:p>1.0</text:p>
          </table:table-cell>
          <table:table-cell table:style-name="ce57" table:formula="of:=[corpusNumbers.AW3]/1000000" office:value-type="float" office:value="1.067773">
            <text:p>1.1</text:p>
          </table:table-cell>
          <table:table-cell table:style-name="ce57" table:formula="of:=[corpusNumbers.BA3]/1000000" office:value-type="float" office:value="18.430143">
            <text:p>18.4</text:p>
          </table:table-cell>
          <table:table-cell table:style-name="ce57" table:formula="of:=[corpusNumbers.BE3]/1000000" office:value-type="float" office:value="6.380059">
            <text:p>6.4</text:p>
          </table:table-cell>
          <table:table-cell table:number-columns-repeated="993"/>
        </table:table-row>
        <table:table-row table:style-name="ro10">
          <table:table-cell table:style-name="ce55"/>
          <table:table-cell table:style-name="ce55" table:formula="of:=[corpusNumbers.F1]" office:value-type="string" office:string-value="US Domain">
            <text:p>US Domain</text:p>
          </table:table-cell>
          <table:table-cell table:style-name="ce55" table:formula="of:=[corpusNumbers.J1]" office:value-type="string" office:string-value="UK Domain">
            <text:p>UK Domain</text:p>
          </table:table-cell>
          <table:table-cell table:style-name="ce55" table:formula="of:=[corpusNumbers.Q1]" office:value-type="string" office:string-value="3 En Seeds, IE Domain">
            <text:p>3 En Seeds, IE Domain</text:p>
          </table:table-cell>
          <table:table-cell table:style-name="ce55" table:formula="of:=[corpusNumbers.U1]" office:value-type="string" office:string-value="3 En Seeds, IE Domain – AmEn">
            <text:p>3 En Seeds, IE Domain – AmEn</text:p>
          </table:table-cell>
          <table:table-cell table:style-name="ce55" table:formula="of:=[corpusNumbers.Y1]" office:value-type="string" office:string-value="3 Irish Seeds">
            <text:p>3 Irish Seeds</text:p>
          </table:table-cell>
          <table:table-cell table:style-name="ce55" table:formula="of:=[corpusNumbers.AC1]" office:value-type="string" office:string-value="3 Irish Seeds, IE only">
            <text:p>3 Irish Seeds, IE only</text:p>
          </table:table-cell>
          <table:table-cell table:style-name="ce55" table:formula="of:=[corpusNumbers.AG1]" office:value-type="string" office:string-value="3 Irish Seeds – AmEn">
            <text:p>3 Irish Seeds – AmEn</text:p>
          </table:table-cell>
          <table:table-cell table:style-name="ce55" table:formula="of:=[corpusNumbers.M1]" office:value-type="string" office:string-value="Manual HibEn">
            <text:p>Manual HibEn</text:p>
          </table:table-cell>
          <table:table-cell table:style-name="ce55" table:formula="of:=[corpusNumbers.AW1]" office:value-type="string" office:string-value="ICE in CQP">
            <text:p>ICE in CQP</text:p>
          </table:table-cell>
          <table:table-cell table:style-name="ce55" table:formula="of:=[corpusNumbers.BA1]" office:value-type="string" office:string-value="2 Irish Seeds">
            <text:p>2 Irish Seeds</text:p>
          </table:table-cell>
          <table:table-cell table:style-name="ce55" table:formula="of:=[corpusNumbers.BE1]" office:value-type="string" office:string-value="2 Irish Seeds, IE Domain">
            <text:p>2 Irish Seeds, IE Domain</text:p>
          </table:table-cell>
          <table:table-cell table:style-name="ce55" table:number-columns-repeated="993"/>
        </table:table-row>
        <table:table-row table:style-name="ro5">
          <table:table-cell table:style-name="ce55" office:value-type="string">
            <text:p>Mean</text:p>
          </table:table-cell>
          <table:table-cell table:style-name="ce58" table:formula="of:=AVERAGE([.B4:.B8])" office:value-type="float" office:value="0.0991531982121841">
            <text:p>0.10</text:p>
          </table:table-cell>
          <table:table-cell table:style-name="ce58" table:formula="of:=AVERAGE([.C4:.C8])" office:value-type="float" office:value="0.224755628224439">
            <text:p>0.22</text:p>
          </table:table-cell>
          <table:table-cell table:style-name="ce58" table:formula="of:=AVERAGE([.D4:.D8])" office:value-type="float" office:value="2.34450580758224">
            <text:p>2.34</text:p>
          </table:table-cell>
          <table:table-cell table:style-name="ce58" table:formula="of:=AVERAGE([.E4:.E8])" office:value-type="float" office:value="2.58528568752485">
            <text:p>2.59</text:p>
          </table:table-cell>
          <table:table-cell table:style-name="ce58" table:formula="of:=AVERAGE([.F4:.F8])" office:value-type="float" office:value="3.04425159065539">
            <text:p>3.04</text:p>
          </table:table-cell>
          <table:table-cell table:style-name="ce58" table:formula="of:=AVERAGE([.G4:.G8])" office:value-type="float" office:value="7.51632668353613">
            <text:p>7.52</text:p>
          </table:table-cell>
          <table:table-cell table:style-name="ce58" table:formula="of:=AVERAGE([.H4:.H8])" office:value-type="float" office:value="3.87324570985173">
            <text:p>3.87</text:p>
          </table:table-cell>
          <table:table-cell table:style-name="ce58" table:formula="of:=AVERAGE([.I4:.I8])" office:value-type="float" office:value="9.73989789964721">
            <text:p>9.74</text:p>
          </table:table-cell>
          <table:table-cell table:style-name="ce58" table:formula="of:=AVERAGE([.J4:.J8])" office:value-type="float" office:value="2.39003724964152">
            <text:p>2.39</text:p>
          </table:table-cell>
          <table:table-cell table:style-name="ce58" table:formula="of:=AVERAGE([.K4:.K8])" office:value-type="float" office:value="2.13427535532416">
            <text:p>2.13</text:p>
          </table:table-cell>
          <table:table-cell table:style-name="ce58" table:formula="of:=AVERAGE([.L4:.L8])" office:value-type="float" office:value="4.58263787215761">
            <text:p>4.58</text:p>
          </table:table-cell>
          <table:table-cell table:style-name="ce55" table:number-columns-repeated="993"/>
        </table:table-row>
        <table:table-row table:style-name="ro5">
          <table:table-cell office:value-type="string">
            <text:p>Ireland Terms</text:p>
          </table:table-cell>
          <table:table-cell table:style-name="ce59" table:formula="of:=[corpusNumbers.G14]" office:value-type="float" office:value="0.0137247843575272">
            <text:p>0.01</text:p>
          </table:table-cell>
          <table:table-cell table:style-name="ce59" table:formula="of:=[corpusNumbers.K14]" office:value-type="float" office:value="0.0751394660191105">
            <text:p>0.08</text:p>
          </table:table-cell>
          <table:table-cell table:style-name="ce59" table:formula="of:=[corpusNumbers.R14]" office:value-type="float" office:value="9.97950655370832">
            <text:p>9.98</text:p>
          </table:table-cell>
          <table:table-cell table:style-name="ce59" table:formula="of:=[corpusNumbers.V14]" office:value-type="float" office:value="11.4645010471719">
            <text:p>11.46</text:p>
          </table:table-cell>
          <table:table-cell table:style-name="ce59" table:formula="of:=[corpusNumbers.Z14]" office:value-type="float" office:value="11.6545883381634">
            <text:p>11.65</text:p>
          </table:table-cell>
          <table:table-cell table:style-name="ce59" table:formula="of:=[corpusNumbers.AD14]" office:value-type="float" office:value="34.89174145527">
            <text:p>34.89</text:p>
          </table:table-cell>
          <table:table-cell table:style-name="ce59" table:formula="of:=[corpusNumbers.AH14]" office:value-type="float" office:value="15.9068151654456">
            <text:p>15.91</text:p>
          </table:table-cell>
          <table:table-cell table:style-name="ce59" table:formula="of:=[corpusNumbers.N14]" office:value-type="float" office:value="0">
            <text:p>0.00</text:p>
          </table:table-cell>
          <table:table-cell table:style-name="ce59" table:formula="of:=[corpusNumbers.AX14]" office:value-type="float" office:value="2.27108196217735">
            <text:p>2.27</text:p>
          </table:table-cell>
          <table:table-cell table:style-name="ce59" table:formula="of:=[corpusNumbers.BB14]" office:value-type="float" office:value="8.4467602882951">
            <text:p>8.45</text:p>
          </table:table-cell>
          <table:table-cell table:style-name="ce59" table:formula="of:=[corpusNumbers.BF14]" office:value-type="float" office:value="19.4649453868687">
            <text:p>19.46</text:p>
          </table:table-cell>
          <table:table-cell table:number-columns-repeated="993"/>
        </table:table-row>
        <table:table-row table:style-name="ro5">
          <table:table-cell table:formula="of:=[corpusNumbers.A4]" office:value-type="string" office:string-value="After construction">
            <text:p>After construction</text:p>
          </table:table-cell>
          <table:table-cell table:formula="of:=[corpusNumbers.G4]" office:value-type="float" office:value="0.0133900335195387">
            <text:p>0.01</text:p>
          </table:table-cell>
          <table:table-cell table:formula="of:=[corpusNumbers.K4]" office:value-type="float" office:value="0.0500025639050504">
            <text:p>0.05</text:p>
          </table:table-cell>
          <table:table-cell table:formula="of:=[corpusNumbers.R4]" office:value-type="float" office:value="0.618491849233278">
            <text:p>0.62</text:p>
          </table:table-cell>
          <table:table-cell table:formula="of:=[corpusNumbers.V4]" office:value-type="float" office:value="0.465158715143913">
            <text:p>0.47</text:p>
          </table:table-cell>
          <table:table-cell table:formula="of:=[corpusNumbers.Z4]" office:value-type="float" office:value="1.03037122214391">
            <text:p>1.03</text:p>
          </table:table-cell>
          <table:table-cell table:formula="of:=[corpusNumbers.AD4]" office:value-type="float" office:value="0.768540560688766">
            <text:p>0.77</text:p>
          </table:table-cell>
          <table:table-cell table:formula="of:=[corpusNumbers.AH4]" office:value-type="float" office:value="0.6342257870324">
            <text:p>0.63</text:p>
          </table:table-cell>
          <table:table-cell table:formula="of:=[corpusNumbers.N4]" office:value-type="float" office:value="6.55570050937793">
            <text:p>6.56</text:p>
          </table:table-cell>
          <table:table-cell table:formula="of:=[corpusNumbers.AX4]" office:value-type="float" office:value="2.59890568744521">
            <text:p>2.60</text:p>
          </table:table-cell>
          <table:table-cell table:formula="of:=[corpusNumbers.BB4]" office:value-type="float" office:value="0.759625142355108">
            <text:p>0.76</text:p>
          </table:table-cell>
          <table:table-cell table:formula="of:=[corpusNumbers.BF4]" office:value-type="float" office:value="1.41064526205792">
            <text:p>1.41</text:p>
          </table:table-cell>
          <table:table-cell table:number-columns-repeated="993"/>
        </table:table-row>
        <table:table-row table:style-name="ro5">
          <table:table-cell table:style-name="ce56" table:formula="of:=[corpusNumbers.A5]" office:value-type="string" office:string-value="Amn't contraction">
            <text:p>Amn't contraction</text:p>
          </table:table-cell>
          <table:table-cell table:formula="of:=[corpusNumbers.G5]" office:value-type="float" office:value="0">
            <text:p>0.00</text:p>
          </table:table-cell>
          <table:table-cell table:formula="of:=[corpusNumbers.K5]" office:value-type="float" office:value="0.0150951136317133">
            <text:p>0.02</text:p>
          </table:table-cell>
          <table:table-cell table:formula="of:=[corpusNumbers.R5]" office:value-type="float" office:value="0">
            <text:p>0.00</text:p>
          </table:table-cell>
          <table:table-cell table:formula="of:=[corpusNumbers.V5]" office:value-type="float" office:value="0">
            <text:p>0.00</text:p>
          </table:table-cell>
          <table:table-cell table:formula="of:=[corpusNumbers.Z5]" office:value-type="float" office:value="0.198148311950753">
            <text:p>0.20</text:p>
          </table:table-cell>
          <table:table-cell table:formula="of:=[corpusNumbers.AD5]" office:value-type="float" office:value="0.384270280344383">
            <text:p>0.38</text:p>
          </table:table-cell>
          <table:table-cell table:formula="of:=[corpusNumbers.AH5]" office:value-type="float" office:value="0.115313779460436">
            <text:p>0.12</text:p>
          </table:table-cell>
          <table:table-cell table:formula="of:=[corpusNumbers.N5]" office:value-type="float" office:value="0">
            <text:p>0.00</text:p>
          </table:table-cell>
          <table:table-cell table:formula="of:=[corpusNumbers.AX5]" office:value-type="float" office:value="0">
            <text:p>0.00</text:p>
          </table:table-cell>
          <table:table-cell table:formula="of:=[corpusNumbers.BB5]" office:value-type="float" office:value="0.325553632437903">
            <text:p>0.33</text:p>
          </table:table-cell>
          <table:table-cell table:formula="of:=[corpusNumbers.BF5]" office:value-type="float" office:value="0">
            <text:p>0.00</text:p>
          </table:table-cell>
          <table:table-cell table:number-columns-repeated="993"/>
        </table:table-row>
        <table:table-row table:style-name="ro5">
          <table:table-cell table:formula="of:=[corpusNumbers.A6]" office:value-type="string" office:string-value="Embedded inversions">
            <text:p>Embedded inversions</text:p>
          </table:table-cell>
          <table:table-cell table:formula="of:=[corpusNumbers.G6]" office:value-type="float" office:value="0">
            <text:p>0.00</text:p>
          </table:table-cell>
          <table:table-cell table:formula="of:=[corpusNumbers.K6]" office:value-type="float" office:value="0.165574527647855">
            <text:p>0.17</text:p>
          </table:table-cell>
          <table:table-cell table:formula="of:=[corpusNumbers.R6]" office:value-type="float" office:value="0.281132658742399">
            <text:p>0.28</text:p>
          </table:table-cell>
          <table:table-cell table:formula="of:=[corpusNumbers.V6]" office:value-type="float" office:value="0.332256225102795">
            <text:p>0.33</text:p>
          </table:table-cell>
          <table:table-cell table:formula="of:=[corpusNumbers.Z6]" office:value-type="float" office:value="0.792593247803011">
            <text:p>0.79</text:p>
          </table:table-cell>
          <table:table-cell table:formula="of:=[corpusNumbers.AD6]" office:value-type="float" office:value="0.768540560688766">
            <text:p>0.77</text:p>
          </table:table-cell>
          <table:table-cell table:formula="of:=[corpusNumbers.AH6]" office:value-type="float" office:value="0.98016712541371">
            <text:p>0.98</text:p>
          </table:table-cell>
          <table:table-cell table:formula="of:=[corpusNumbers.N6]" office:value-type="float" office:value="19.6671015281338">
            <text:p>19.67</text:p>
          </table:table-cell>
          <table:table-cell table:formula="of:=[corpusNumbers.AX6]" office:value-type="float" office:value="4.28421752069371">
            <text:p>4.28</text:p>
          </table:table-cell>
          <table:table-cell table:formula="of:=[corpusNumbers.BB6]" office:value-type="float" office:value="0.217035754958602">
            <text:p>0.22</text:p>
          </table:table-cell>
          <table:table-cell table:formula="of:=[corpusNumbers.BF6]" office:value-type="float" office:value="0.783691812254401">
            <text:p>0.78</text:p>
          </table:table-cell>
          <table:table-cell table:number-columns-repeated="993"/>
        </table:table-row>
        <table:table-row table:style-name="ro5">
          <table:table-cell table:style-name="ce56" table:formula="of:=[corpusNumbers.A7]" office:value-type="string" office:string-value="Subject reflexives">
            <text:p>Subject reflexives</text:p>
          </table:table-cell>
          <table:table-cell table:formula="of:=[corpusNumbers.G7]" office:value-type="float" office:value="0.468651173183855">
            <text:p>0.47</text:p>
          </table:table-cell>
          <table:table-cell table:formula="of:=[corpusNumbers.K7]" office:value-type="float" office:value="0.817966469918465">
            <text:p>0.82</text:p>
          </table:table-cell>
          <table:table-cell table:formula="of:=[corpusNumbers.R7]" office:value-type="float" office:value="0.843397976227197">
            <text:p>0.84</text:p>
          </table:table-cell>
          <table:table-cell table:formula="of:=[corpusNumbers.V7]" office:value-type="float" office:value="0.66451245020559">
            <text:p>0.66</text:p>
          </table:table-cell>
          <table:table-cell table:formula="of:=[corpusNumbers.Z7]" office:value-type="float" office:value="1.54555683321587">
            <text:p>1.55</text:p>
          </table:table-cell>
          <table:table-cell table:formula="of:=[corpusNumbers.AD7]" office:value-type="float" office:value="0.768540560688766">
            <text:p>0.77</text:p>
          </table:table-cell>
          <table:table-cell table:formula="of:=[corpusNumbers.AH7]" office:value-type="float" office:value="1.72970669190655">
            <text:p>1.73</text:p>
          </table:table-cell>
          <table:table-cell table:formula="of:=[corpusNumbers.N7]" office:value-type="float" office:value="22.4766874607243">
            <text:p>22.48</text:p>
          </table:table-cell>
          <table:table-cell table:formula="of:=[corpusNumbers.AX7]" office:value-type="float" office:value="2.7959810778913">
            <text:p>2.80</text:p>
          </table:table-cell>
          <table:table-cell table:formula="of:=[corpusNumbers.BB7]" office:value-type="float" office:value="0.92240195857406">
            <text:p>0.92</text:p>
          </table:table-cell>
          <table:table-cell table:formula="of:=[corpusNumbers.BF7]" office:value-type="float" office:value="1.25390689960704">
            <text:p>1.25</text:p>
          </table:table-cell>
          <table:table-cell table:number-columns-repeated="993"/>
        </table:table-row>
        <table:table-row table:style-name="ro5">
          <table:table-cell>
            <draw:frame table:end-cell-address="sub1chart.M30" table:end-x="0.435cm" table:end-y="0.175cm" draw:z-index="0" draw:style-name="gr1" svg:width="29.014cm" svg:height="9.519cm" svg:x="0.091cm" svg:y="0.104cm">
              <draw:object draw:notify-on-update-of-ranges="sub1chart.B2:sub1chart.L2 sub1chart.A3:sub1chart.A3 sub1chart.B3:sub1chart.L3 sub1chart.A4:sub1chart.A4 sub1chart.B4:sub1chart.L4 sub1chart.A5:sub1chart.A5 sub1chart.B5:sub1chart.L5 sub1chart.A6:sub1chart.A6 sub1chart.B6:sub1chart.L6 sub1chart.A7:sub1chart.A7 sub1chart.B7:sub1chart.L7 sub1chart.A8:sub1chart.A8 sub1chart.B8:sub1chart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  <table:table-cell table:style-name="Default" table:number-columns-repeated="3"/>
          <table:table-cell table:number-columns-repeated="993"/>
        </table:table-row>
        <table:table-row table:style-name="ro5" table:number-rows-repeated="2">
          <table:table-cell table:number-columns-repeated="2"/>
          <table:table-cell table:style-name="Default" table:number-columns-repeated="10"/>
          <table:table-cell table:number-columns-repeated="993"/>
        </table:table-row>
        <table:table-row table:style-name="ro5">
          <table:table-cell table:number-columns-repeated="2"/>
          <table:table-cell table:style-name="Default" table:number-columns-repeated="10"/>
          <table:table-cell table:number-columns-repeated="993"/>
        </table:table-row>
      </table:table>
      <table:table table:name="Sheet2" table:style-name="ta1" table:print="false">
        <table:table-column table:style-name="co10" table:default-cell-style-name="Default"/>
        <table:table-column table:style-name="co3" table:number-columns-repeated="4" table:default-cell-style-name="ce60"/>
        <table:table-row table:style-name="ro5">
          <table:table-cell office:value-type="string">
            <text:p>size, m tokens</text:p>
          </table:table-cell>
          <table:table-cell table:style-name="ce57" table:formula="of:=[corpusNumbers.J3]/1000000" office:value-type="float" office:value="2119.891296">
            <text:p>2119.9</text:p>
          </table:table-cell>
          <table:table-cell table:style-name="ce57" table:formula="of:=[corpusNumbers.Y3]/1000000" office:value-type="float" office:value="25.233624">
            <text:p>25.2</text:p>
          </table:table-cell>
          <table:table-cell table:style-name="ce57" table:formula="of:=[corpusNumbers.Q3]/1000000" office:value-type="float" office:value="17.785198">
            <text:p>17.8</text:p>
          </table:table-cell>
          <table:table-cell table:style-name="ce57" table:formula="of:=[corpusNumbers.AN3]/1000000" office:value-type="float" office:value="0.2351">
            <text:p>0.2</text:p>
          </table:table-cell>
        </table:table-row>
        <table:table-row table:style-name="ro5">
          <table:table-cell/>
          <table:table-cell table:style-name="Default" table:formula="of:=[corpusNumbers.J2]" office:value-type="string" office:string-value="UKWAC">
            <text:p>UKWAC</text:p>
          </table:table-cell>
          <table:table-cell table:style-name="Default" table:formula="of:=[corpusNumbers.Y2]" office:value-type="string" office:string-value="IEWACISH-IESEEDS-ALLDOM">
            <text:p>IEWACISH-IESEEDS-ALLDOM</text:p>
          </table:table-cell>
          <table:table-cell table:style-name="Default" table:formula="of:=[corpusNumbers.Q2]" office:value-type="string" office:string-value="IEWACISH-UKWACSEEDS-IEDOM ">
            <text:p>IEWACISH-UKWACSEEDS-IEDOM </text:p>
          </table:table-cell>
          <table:table-cell table:style-name="Default" table:formula="of:=[corpusNumbers.AN2]" office:value-type="string" office:string-value="ICE-IRELAND-WRITTEN-S">
            <text:p>ICE-IRELAND-WRITTEN-S</text:p>
          </table:table-cell>
        </table:table-row>
        <table:table-row table:style-name="ro5">
          <table:table-cell office:value-type="string">
            <text:p>Terms geom-mean</text:p>
          </table:table-cell>
          <table:table-cell table:formula="of:=[corpusNumbers.K121]" office:value-type="float" office:value="0.0613400436049059">
            <text:p>0.06</text:p>
          </table:table-cell>
          <table:table-cell table:formula="of:=[corpusNumbers.Z121]" office:value-type="float" office:value="3.31626237529388">
            <text:p>3.32</text:p>
          </table:table-cell>
          <table:table-cell table:formula="of:=[corpusNumbers.R121]" office:value-type="float" office:value="4.51197503353671">
            <text:p>4.51</text:p>
          </table:table-cell>
          <table:table-cell table:formula="of:=[corpusNumbers.AO121]" office:value-type="float" office:value="0">
            <text:p>#DIV/0!</text:p>
          </table:table-cell>
        </table:table-row>
        <table:table-row table:style-name="ro5">
          <table:table-cell table:formula="of:=[corpusNumbers.A4]" office:value-type="string" office:string-value="After construction">
            <text:p>After construction</text:p>
          </table:table-cell>
          <table:table-cell table:formula="of:=[corpusNumbers.K4]" office:value-type="float" office:value="0.0500025639050504">
            <text:p>0.05</text:p>
          </table:table-cell>
          <table:table-cell table:formula="of:=[corpusNumbers.Z4]" office:value-type="float" office:value="1.03037122214391">
            <text:p>1.03</text:p>
          </table:table-cell>
          <table:table-cell table:formula="of:=[corpusNumbers.R4]" office:value-type="float" office:value="0.618491849233278">
            <text:p>0.62</text:p>
          </table:table-cell>
          <table:table-cell table:formula="of:=[corpusNumbers.AO4]" office:value-type="float" office:value="0">
            <text:p>0.00</text:p>
          </table:table-cell>
        </table:table-row>
        <table:table-row table:style-name="ro5">
          <table:table-cell table:style-name="ce56" table:formula="of:=[corpusNumbers.A5]" office:value-type="string" office:string-value="Amn't contraction">
            <text:p>Amn't contraction</text:p>
          </table:table-cell>
          <table:table-cell table:formula="of:=[corpusNumbers.K5]" office:value-type="float" office:value="0.0150951136317133">
            <text:p>0.02</text:p>
          </table:table-cell>
          <table:table-cell table:formula="of:=[corpusNumbers.Z5]" office:value-type="float" office:value="0.198148311950753">
            <text:p>0.20</text:p>
          </table:table-cell>
          <table:table-cell table:formula="of:=[corpusNumbers.R5]" office:value-type="float" office:value="0">
            <text:p>0.00</text:p>
          </table:table-cell>
          <table:table-cell table:formula="of:=[corpusNumbers.AO5]" office:value-type="float" office:value="0">
            <text:p>0.00</text:p>
          </table:table-cell>
        </table:table-row>
        <table:table-row table:style-name="ro5">
          <table:table-cell table:formula="of:=[corpusNumbers.A6]" office:value-type="string" office:string-value="Embedded inversions">
            <text:p>Embedded inversions</text:p>
          </table:table-cell>
          <table:table-cell table:formula="of:=[corpusNumbers.K6]" office:value-type="float" office:value="0.165574527647855">
            <text:p>0.17</text:p>
          </table:table-cell>
          <table:table-cell table:formula="of:=[corpusNumbers.Z6]" office:value-type="float" office:value="0.792593247803011">
            <text:p>0.79</text:p>
          </table:table-cell>
          <table:table-cell table:formula="of:=[corpusNumbers.R6]" office:value-type="float" office:value="0.281132658742399">
            <text:p>0.28</text:p>
          </table:table-cell>
          <table:table-cell table:formula="of:=[corpusNumbers.AO6]" office:value-type="float" office:value="0">
            <text:p>0.00</text:p>
          </table:table-cell>
        </table:table-row>
        <table:table-row table:style-name="ro5">
          <table:table-cell table:style-name="ce56" table:formula="of:=[corpusNumbers.A7]" office:value-type="string" office:string-value="Subject reflexives">
            <text:p>Subject reflexives</text:p>
          </table:table-cell>
          <table:table-cell table:formula="of:=[corpusNumbers.K7]" office:value-type="float" office:value="0.817966469918465">
            <text:p>0.82</text:p>
          </table:table-cell>
          <table:table-cell table:formula="of:=[corpusNumbers.Z7]" office:value-type="float" office:value="1.54555683321587">
            <text:p>1.55</text:p>
          </table:table-cell>
          <table:table-cell table:formula="of:=[corpusNumbers.R7]" office:value-type="float" office:value="0.843397976227197">
            <text:p>0.84</text:p>
          </table:table-cell>
          <table:table-cell table:formula="of:=[corpusNumbers.AO7]" office:value-type="float" office:value="4.25350914504466">
            <text:p>4.25</text:p>
          </table:table-cell>
        </table:table-row>
        <table:table-row table:style-name="ro5">
          <table:table-cell office:value-type="string">
            <text:p>Terms arith-mean</text:p>
          </table:table-cell>
          <table:table-cell table:formula="of:=[corpusNumbers.K120]" office:value-type="float" office:value="0.113779418999039">
            <text:p>0.11</text:p>
          </table:table-cell>
          <table:table-cell table:formula="of:=[corpusNumbers.Z120]" office:value-type="float" office:value="7.28393194730967">
            <text:p>7.28</text:p>
          </table:table-cell>
          <table:table-cell table:formula="of:=[corpusNumbers.R120]" office:value-type="float" office:value="9.61473692899005">
            <text:p>9.61</text:p>
          </table:table-cell>
          <table:table-cell table:formula="of:=[corpusNumbers.AO120]" office:value-type="float" office:value="0">
            <text:p>0.00</text:p>
          </table:table-cell>
        </table:table-row>
        <table:table-row table:style-name="ro5">
          <table:table-cell/>
          <table:table-cell table:style-name="Default" table:number-columns-repeated="4"/>
        </table:table-row>
        <table:table-row table:style-name="ro5">
          <table:table-cell>
            <draw:frame table:end-cell-address="Sheet2.G31" table:end-x="1.749cm" table:end-y="0.258cm" draw:z-index="0" draw:style-name="gr1" svg:width="15.999cm" svg:height="9.516cm" svg:x="0.871cm" svg:y="0.19cm">
              <draw:object draw:notify-on-update-of-ranges="Sheet2.B2:Sheet2.E2 Sheet2.A3:Sheet2.A3 Sheet2.B3:Sheet2.E3 Sheet2.A4:Sheet2.A4 Sheet2.B4:Sheet2.E4 Sheet2.A5:Sheet2.A5 Sheet2.B5:Sheet2.E5 Sheet2.A6:Sheet2.A6 Sheet2.B6:Sheet2.E6 Sheet2.A7:Sheet2.A7 Sheet2.B7:Sheet2.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7">
          <table:table-cell/>
        </table:table-row>
      </table:table>
      <table:database-ranges>
        <table:database-range table:target-range-address="corpusNumbers.A15:corpusNumbers.B9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ga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ga" number:country="IE">€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number-style style:name="N116">
      <number:number number:decimal-places="10" number:min-integer-digits="1"/>
    </number:number-style>
    <number:currency-style style:name="N11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9">09/06/2011</text:date>, <text:time>17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9T17:28:12</meta:creation-date>
    <dc:date>2011-06-09T17:51:18</dc:date>
    <meta:editing-duration>PT88H26M16S</meta:editing-duration>
    <meta:editing-cycles>12</meta:editing-cycles>
    <meta:generator>OpenOffice.org/3.2$Linux OpenOffice.org_project/320m12$Build-9483</meta:generator>
    <dc:creator>Brian Murphy</dc:creator>
    <meta:document-statistic meta:table-count="4" meta:cell-count="25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chart:class="chart:bar" chart:style-name="ch1">
        <chart:legend chart:legend-position="end" svg:x="11.984cm" svg:y="3.014cm" chart:style-name="ch2"/>
        <chart:plot-area chart:style-name="ch3" table:cell-range-address="Sheet2.A2:Sheet2.E7" chart:data-source-has-labels="both" svg:x="0.32cm" svg:y="0.18cm" svg:width="11.345cm" svg:height="8.46cm">
          <chart:axis chart:dimension="x" chart:name="primary-x" chart:style-name="ch4">
            <chart:categories table:cell-range-address="Sheet2.B2:Sheet2.E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3:Sheet2.E3" chart:label-cell-address="Sheet2.A3:Sheet2.A3" chart:class="chart:bar">
            <chart:data-point chart:repeated="4"/>
          </chart:series>
          <chart:series chart:style-name="ch8" chart:values-cell-range-address="Sheet2.B4:Sheet2.E4" chart:label-cell-address="Sheet2.A4:Sheet2.A4" chart:class="chart:bar">
            <chart:data-point chart:repeated="4"/>
          </chart:series>
          <chart:series chart:style-name="ch9" chart:values-cell-range-address="Sheet2.B5:Sheet2.E5" chart:label-cell-address="Sheet2.A5:Sheet2.A5" chart:class="chart:bar">
            <chart:data-point chart:repeated="4"/>
          </chart:series>
          <chart:series chart:style-name="ch10" chart:values-cell-range-address="Sheet2.B6:Sheet2.E6" chart:label-cell-address="Sheet2.A6:Sheet2.A6" chart:class="chart:bar">
            <chart:data-point chart:repeated="4"/>
          </chart:series>
          <chart:series chart:style-name="ch11" chart:values-cell-range-address="Sheet2.B7:Sheet2.E7" chart:label-cell-address="Sheet2.A7:Sheet2.A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B2:Sheet2.E2">UKWAC</text:p>
              </table:table-cell>
              <table:table-cell office:value-type="string">
                <text:p>IEWACISH-IESEEDS-ALLDOM</text:p>
              </table:table-cell>
              <table:table-cell office:value-type="string">
                <text:p>IEWACISH-UKWACSEEDS-IEDOM </text:p>
              </table:table-cell>
              <table:table-cell office:value-type="string">
                <text:p>ICE-IRELAND-WRITTEN-S</text:p>
              </table:table-cell>
            </table:table-row>
          </table:table-header-rows>
          <table:table-rows>
            <table:table-row>
              <table:table-cell office:value-type="string">
                <text:p text:id="Sheet2.A3:Sheet2.A3">Terms geom-mean</text:p>
              </table:table-cell>
              <table:table-cell office:value-type="float" office:value="0.0613400436049059">
                <text:p text:id="Sheet2.B3:Sheet2.E3">0.0613400436049059</text:p>
              </table:table-cell>
              <table:table-cell office:value-type="float" office:value="3.31626237529388">
                <text:p>3.31626237529388</text:p>
              </table:table-cell>
              <table:table-cell office:value-type="float" office:value="4.51197503353671">
                <text:p>4.5119750335367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2.A4:Sheet2.A4">After construction</text:p>
              </table:table-cell>
              <table:table-cell office:value-type="float" office:value="0.0500025639050504">
                <text:p text:id="Sheet2.B4:Sheet2.E4">0.0500025639050504</text:p>
              </table:table-cell>
              <table:table-cell office:value-type="float" office:value="1.03037122214391">
                <text:p>1.03037122214391</text:p>
              </table:table-cell>
              <table:table-cell office:value-type="float" office:value="0.618491849233278">
                <text:p>0.61849184923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2.A5:Sheet2.A5">Amn't contraction</text:p>
              </table:table-cell>
              <table:table-cell office:value-type="float" office:value="0.0150951136317133">
                <text:p text:id="Sheet2.B5:Sheet2.E5">0.0150951136317133</text:p>
              </table:table-cell>
              <table:table-cell office:value-type="float" office:value="0.198148311950753">
                <text:p>0.198148311950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2.A6:Sheet2.A6">Embedded inversions</text:p>
              </table:table-cell>
              <table:table-cell office:value-type="float" office:value="0.165574527647855">
                <text:p text:id="Sheet2.B6:Sheet2.E6">0.165574527647855</text:p>
              </table:table-cell>
              <table:table-cell office:value-type="float" office:value="0.792593247803011">
                <text:p>0.792593247803011</text:p>
              </table:table-cell>
              <table:table-cell office:value-type="float" office:value="0.281132658742399">
                <text:p>0.28113265874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2.A7:Sheet2.A7">Subject reflexives</text:p>
              </table:table-cell>
              <table:table-cell office:value-type="float" office:value="0.817966469918465">
                <text:p text:id="Sheet2.B7:Sheet2.E7">0.817966469918465</text:p>
              </table:table-cell>
              <table:table-cell office:value-type="float" office:value="1.54555683321587">
                <text:p>1.54555683321587</text:p>
              </table:table-cell>
              <table:table-cell office:value-type="float" office:value="0.843397976227197">
                <text:p>0.843397976227197</text:p>
              </table:table-cell>
              <table:table-cell office:value-type="float" office:value="4.25350914504466">
                <text:p>4.25350914504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015cm" svg:height="9.003cm" xlink:href=".." chart:class="chart:bar" chart:style-name="ch1">
        <chart:legend chart:legend-position="end" svg:x="24.316cm" svg:y="2.98cm" chart:style-name="ch2"/>
        <chart:plot-area chart:style-name="ch3" table:cell-range-address="sub1chart.A2:sub1chart.L8" chart:data-source-has-labels="both" svg:x="0.58cm" svg:y="0.18cm" svg:width="23.157cm" svg:height="8.463cm">
          <chart:axis chart:dimension="x" chart:name="primary-x" chart:style-name="ch4">
            <chart:categories table:cell-range-address="sub1chart.B2:sub1chart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b1chart.B3:sub1chart.L3" chart:label-cell-address="sub1chart.A3:sub1chart.A3" chart:class="chart:bar">
            <chart:data-point chart:repeated="11"/>
          </chart:series>
          <chart:series chart:style-name="ch8" chart:values-cell-range-address="sub1chart.B4:sub1chart.L4" chart:label-cell-address="sub1chart.A4:sub1chart.A4" chart:class="chart:bar">
            <chart:data-point chart:repeated="11"/>
          </chart:series>
          <chart:series chart:style-name="ch9" chart:values-cell-range-address="sub1chart.B5:sub1chart.L5" chart:label-cell-address="sub1chart.A5:sub1chart.A5" chart:class="chart:bar">
            <chart:data-point chart:repeated="11"/>
          </chart:series>
          <chart:series chart:style-name="ch10" chart:values-cell-range-address="sub1chart.B6:sub1chart.L6" chart:label-cell-address="sub1chart.A6:sub1chart.A6" chart:class="chart:bar">
            <chart:data-point chart:repeated="11"/>
          </chart:series>
          <chart:series chart:style-name="ch11" chart:values-cell-range-address="sub1chart.B7:sub1chart.L7" chart:label-cell-address="sub1chart.A7:sub1chart.A7" chart:class="chart:bar">
            <chart:data-point chart:repeated="11"/>
          </chart:series>
          <chart:series chart:style-name="ch12" chart:values-cell-range-address="sub1chart.B8:sub1chart.L8" chart:label-cell-address="sub1chart.A8:sub1chart.A8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ub1chart.B2:sub1chart.L2">US Domain</text:p>
              </table:table-cell>
              <table:table-cell office:value-type="string">
                <text:p>UK Domain</text:p>
              </table:table-cell>
              <table:table-cell office:value-type="string">
                <text:p>3 En Seeds, IE Domain</text:p>
              </table:table-cell>
              <table:table-cell office:value-type="string">
                <text:p>3 En Seeds, IE Domain – AmEn</text:p>
              </table:table-cell>
              <table:table-cell office:value-type="string">
                <text:p>3 Irish Seeds</text:p>
              </table:table-cell>
              <table:table-cell office:value-type="string">
                <text:p>3 Irish Seeds, IE only</text:p>
              </table:table-cell>
              <table:table-cell office:value-type="string">
                <text:p>3 Irish Seeds – AmEn</text:p>
              </table:table-cell>
              <table:table-cell office:value-type="string">
                <text:p>Manual HibEn</text:p>
              </table:table-cell>
              <table:table-cell office:value-type="string">
                <text:p>ICE in CQP</text:p>
              </table:table-cell>
              <table:table-cell office:value-type="string">
                <text:p>2 Irish Seeds</text:p>
              </table:table-cell>
              <table:table-cell office:value-type="string">
                <text:p>2 Irish Seeds, IE Domain</text:p>
              </table:table-cell>
            </table:table-row>
          </table:table-header-rows>
          <table:table-rows>
            <table:table-row>
              <table:table-cell office:value-type="string">
                <text:p text:id="sub1chart.A3:sub1chart.A3">Mean</text:p>
              </table:table-cell>
              <table:table-cell office:value-type="float" office:value="0.0991531982121841">
                <text:p text:id="sub1chart.B3:sub1chart.L3">0.0991531982121841</text:p>
              </table:table-cell>
              <table:table-cell office:value-type="float" office:value="0.224755628224439">
                <text:p>0.224755628224439</text:p>
              </table:table-cell>
              <table:table-cell office:value-type="float" office:value="2.34450580758224">
                <text:p>2.34450580758224</text:p>
              </table:table-cell>
              <table:table-cell office:value-type="float" office:value="2.58528568752485">
                <text:p>2.58528568752485</text:p>
              </table:table-cell>
              <table:table-cell office:value-type="float" office:value="3.04425159065539">
                <text:p>3.04425159065539</text:p>
              </table:table-cell>
              <table:table-cell office:value-type="float" office:value="7.51632668353613">
                <text:p>7.51632668353613</text:p>
              </table:table-cell>
              <table:table-cell office:value-type="float" office:value="3.87324570985173">
                <text:p>3.87324570985173</text:p>
              </table:table-cell>
              <table:table-cell office:value-type="float" office:value="9.73989789964721">
                <text:p>9.73989789964721</text:p>
              </table:table-cell>
              <table:table-cell office:value-type="float" office:value="2.39003724964152">
                <text:p>2.39003724964152</text:p>
              </table:table-cell>
              <table:table-cell office:value-type="float" office:value="2.13427535532416">
                <text:p>2.13427535532416</text:p>
              </table:table-cell>
              <table:table-cell office:value-type="float" office:value="4.58263787215761">
                <text:p>4.58263787215761</text:p>
              </table:table-cell>
            </table:table-row>
            <table:table-row>
              <table:table-cell office:value-type="string">
                <text:p text:id="sub1chart.A4:sub1chart.A4">Ireland Terms</text:p>
              </table:table-cell>
              <table:table-cell office:value-type="float" office:value="0.0137247843575272">
                <text:p text:id="sub1chart.B4:sub1chart.L4">0.0137247843575272</text:p>
              </table:table-cell>
              <table:table-cell office:value-type="float" office:value="0.0751394660191105">
                <text:p>0.0751394660191105</text:p>
              </table:table-cell>
              <table:table-cell office:value-type="float" office:value="9.97950655370832">
                <text:p>9.97950655370832</text:p>
              </table:table-cell>
              <table:table-cell office:value-type="float" office:value="11.4645010471719">
                <text:p>11.4645010471719</text:p>
              </table:table-cell>
              <table:table-cell office:value-type="float" office:value="11.6545883381634">
                <text:p>11.6545883381634</text:p>
              </table:table-cell>
              <table:table-cell office:value-type="float" office:value="34.89174145527">
                <text:p>34.89174145527</text:p>
              </table:table-cell>
              <table:table-cell office:value-type="float" office:value="15.9068151654456">
                <text:p>15.9068151654456</text:p>
              </table:table-cell>
              <table:table-cell office:value-type="float" office:value="0">
                <text:p>0</text:p>
              </table:table-cell>
              <table:table-cell office:value-type="float" office:value="2.27108196217735">
                <text:p>2.27108196217735</text:p>
              </table:table-cell>
              <table:table-cell office:value-type="float" office:value="8.4467602882951">
                <text:p>8.4467602882951</text:p>
              </table:table-cell>
              <table:table-cell office:value-type="float" office:value="19.4649453868687">
                <text:p>19.4649453868687</text:p>
              </table:table-cell>
            </table:table-row>
            <table:table-row>
              <table:table-cell office:value-type="string">
                <text:p text:id="sub1chart.A5:sub1chart.A5">After construction</text:p>
              </table:table-cell>
              <table:table-cell office:value-type="float" office:value="0.0133900335195387">
                <text:p text:id="sub1chart.B5:sub1chart.L5">0.0133900335195387</text:p>
              </table:table-cell>
              <table:table-cell office:value-type="float" office:value="0.0500025639050504">
                <text:p>0.0500025639050504</text:p>
              </table:table-cell>
              <table:table-cell office:value-type="float" office:value="0.618491849233278">
                <text:p>0.618491849233278</text:p>
              </table:table-cell>
              <table:table-cell office:value-type="float" office:value="0.465158715143913">
                <text:p>0.465158715143913</text:p>
              </table:table-cell>
              <table:table-cell office:value-type="float" office:value="1.03037122214391">
                <text:p>1.03037122214391</text:p>
              </table:table-cell>
              <table:table-cell office:value-type="float" office:value="0.768540560688766">
                <text:p>0.768540560688766</text:p>
              </table:table-cell>
              <table:table-cell office:value-type="float" office:value="0.6342257870324">
                <text:p>0.6342257870324</text:p>
              </table:table-cell>
              <table:table-cell office:value-type="float" office:value="6.55570050937793">
                <text:p>6.55570050937793</text:p>
              </table:table-cell>
              <table:table-cell office:value-type="float" office:value="2.59890568744521">
                <text:p>2.59890568744521</text:p>
              </table:table-cell>
              <table:table-cell office:value-type="float" office:value="0.759625142355108">
                <text:p>0.759625142355108</text:p>
              </table:table-cell>
              <table:table-cell office:value-type="float" office:value="1.41064526205792">
                <text:p>1.41064526205792</text:p>
              </table:table-cell>
            </table:table-row>
            <table:table-row>
              <table:table-cell office:value-type="string">
                <text:p text:id="sub1chart.A6:sub1chart.A6">Amn't contraction</text:p>
              </table:table-cell>
              <table:table-cell office:value-type="float" office:value="0">
                <text:p text:id="sub1chart.B6:sub1chart.L6">0</text:p>
              </table:table-cell>
              <table:table-cell office:value-type="float" office:value="0.0150951136317133">
                <text:p>0.0150951136317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8148311950753">
                <text:p>0.198148311950753</text:p>
              </table:table-cell>
              <table:table-cell office:value-type="float" office:value="0.384270280344383">
                <text:p>0.384270280344383</text:p>
              </table:table-cell>
              <table:table-cell office:value-type="float" office:value="0.115313779460436">
                <text:p>0.115313779460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5553632437903">
                <text:p>0.325553632437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ub1chart.A7:sub1chart.A7">Embedded inversions</text:p>
              </table:table-cell>
              <table:table-cell office:value-type="float" office:value="0">
                <text:p text:id="sub1chart.B7:sub1chart.L7">0</text:p>
              </table:table-cell>
              <table:table-cell office:value-type="float" office:value="0.165574527647855">
                <text:p>0.165574527647855</text:p>
              </table:table-cell>
              <table:table-cell office:value-type="float" office:value="0.281132658742399">
                <text:p>0.281132658742399</text:p>
              </table:table-cell>
              <table:table-cell office:value-type="float" office:value="0.332256225102795">
                <text:p>0.332256225102795</text:p>
              </table:table-cell>
              <table:table-cell office:value-type="float" office:value="0.792593247803011">
                <text:p>0.792593247803011</text:p>
              </table:table-cell>
              <table:table-cell office:value-type="float" office:value="0.768540560688766">
                <text:p>0.768540560688766</text:p>
              </table:table-cell>
              <table:table-cell office:value-type="float" office:value="0.98016712541371">
                <text:p>0.98016712541371</text:p>
              </table:table-cell>
              <table:table-cell office:value-type="float" office:value="19.6671015281338">
                <text:p>19.6671015281338</text:p>
              </table:table-cell>
              <table:table-cell office:value-type="float" office:value="4.28421752069371">
                <text:p>4.28421752069371</text:p>
              </table:table-cell>
              <table:table-cell office:value-type="float" office:value="0.217035754958602">
                <text:p>0.217035754958602</text:p>
              </table:table-cell>
              <table:table-cell office:value-type="float" office:value="0.783691812254401">
                <text:p>0.783691812254401</text:p>
              </table:table-cell>
            </table:table-row>
            <table:table-row>
              <table:table-cell office:value-type="string">
                <text:p text:id="sub1chart.A8:sub1chart.A8">Subject reflexives</text:p>
              </table:table-cell>
              <table:table-cell office:value-type="float" office:value="0.468651173183855">
                <text:p text:id="sub1chart.B8:sub1chart.L8">0.468651173183855</text:p>
              </table:table-cell>
              <table:table-cell office:value-type="float" office:value="0.817966469918465">
                <text:p>0.817966469918465</text:p>
              </table:table-cell>
              <table:table-cell office:value-type="float" office:value="0.843397976227197">
                <text:p>0.843397976227197</text:p>
              </table:table-cell>
              <table:table-cell office:value-type="float" office:value="0.66451245020559">
                <text:p>0.66451245020559</text:p>
              </table:table-cell>
              <table:table-cell office:value-type="float" office:value="1.54555683321587">
                <text:p>1.54555683321587</text:p>
              </table:table-cell>
              <table:table-cell office:value-type="float" office:value="0.768540560688766">
                <text:p>0.768540560688766</text:p>
              </table:table-cell>
              <table:table-cell office:value-type="float" office:value="1.72970669190655">
                <text:p>1.72970669190655</text:p>
              </table:table-cell>
              <table:table-cell office:value-type="float" office:value="22.4766874607243">
                <text:p>22.4766874607243</text:p>
              </table:table-cell>
              <table:table-cell office:value-type="float" office:value="2.7959810778913">
                <text:p>2.7959810778913</text:p>
              </table:table-cell>
              <table:table-cell office:value-type="float" office:value="0.92240195857406">
                <text:p>0.92240195857406</text:p>
              </table:table-cell>
              <table:table-cell office:value-type="float" office:value="1.25390689960704">
                <text:p>1.25390689960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